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, 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style:font-name="Albany AMT" fo:language="en" fo:country="US" style:font-name-asian="Albany AMT" style:language-asian="en" style:country-asian="US" style:font-name-complex="Albany AMT" style:font-size-complex="6.80000019073486pt" style:language-complex="en" style:country-complex="US"/>
    </style:style>
    <style:style style:name="ce3" style:family="table-cell" style:parent-style-name="Default" style:data-style-name="N112">
      <style:text-properties style:use-window-font-color="true" style:text-outline="false" style:text-line-through-styl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" style:font-size-asian="10pt" style:language-asian="en" style:country-asian="US" style:font-style-asian="normal" style:font-weight-asian="normal" style:font-name-complex="Albany AMT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Planilha1" table:style-name="ta1" table:print="false">
        <table:shapes>
          <draw:frame draw:z-index="0" draw:style-name="gr1" svg:width="16.142cm" svg:height="11.141cm" svg:x="11.792cm" svg:y="3.837cm">
            <draw:object draw:notify-on-update-of-ranges="Planilha1.A2:Planilha1.A401 Planilha1.B1:Planilha1.B1 Planilha1.B2:Planilha1.B401 Planilha1.A2:Planilha1.A401 Planilha1.C1:Planilha1.C1 Planilha1.C2:Planilha1.C401 Planilha1.A2:Planilha1.A401 Planilha1.D1:Planilha1.D1 Planilha1.D2:Planilha1.D4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3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GMTP</text:p>
          </table:table-cell>
          <table:table-cell table:style-name="ce1" office:value-type="string">
            <text:p>DCCP</text:p>
          </table:table-cell>
          <table:table-cell table:style-name="ce1" office:value-type="string">
            <text:p>TCP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RAND()/10" office:value-type="float" office:value="0.0316490641329437">
            <text:p>0,031649</text:p>
          </table:table-cell>
          <table:table-cell table:formula="of:=RAND()/10" office:value-type="float" office:value="0.0930953538045287">
            <text:p>0,0930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RAND()/10" office:value-type="float" office:value="0.0354709815699607">
            <text:p>0,035471</text:p>
          </table:table-cell>
          <table:table-cell table:formula="of:=RAND()/10" office:value-type="float" office:value="0.0553418388124555">
            <text:p>0,05534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RAND()/10" office:value-type="float" office:value="0.0903775626793504">
            <text:p>0,090378</text:p>
          </table:table-cell>
          <table:table-cell table:formula="of:=RAND()/10" office:value-type="float" office:value="0.00624545118771493">
            <text:p>0,00624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RAND()*(22-19)+19" office:value-type="float" office:value="19.5377639532089">
            <text:p>19,5377639532</text:p>
          </table:table-cell>
          <table:table-cell table:formula="of:=RAND()/10" office:value-type="float" office:value="0.00967565588653088">
            <text:p>0,009676</text:p>
          </table:table-cell>
          <table:table-cell table:formula="of:=RAND()/10" office:value-type="float" office:value="0.0492493333294988">
            <text:p>0,049249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RAND()*(22-19)+19" office:value-type="float" office:value="21.2124892175198">
            <text:p>21,2124892175</text:p>
          </table:table-cell>
          <table:table-cell table:formula="of:=RAND()/10" office:value-type="float" office:value="0.0171425654552877">
            <text:p>0,017143</text:p>
          </table:table-cell>
          <table:table-cell table:formula="of:=RAND()/10" office:value-type="float" office:value="0.0203123461455107">
            <text:p>0,02031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RAND()*(22-19)+19" office:value-type="float" office:value="20.1733858254738">
            <text:p>20,1733858255</text:p>
          </table:table-cell>
          <table:table-cell table:formula="of:=RAND()/10" office:value-type="float" office:value="0.029322505556047">
            <text:p>0,029323</text:p>
          </table:table-cell>
          <table:table-cell table:formula="of:=RAND()/10" office:value-type="float" office:value="0.0769810875412077">
            <text:p>0,07698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RAND()*(22-19)+19" office:value-type="float" office:value="20.0005880817771">
            <text:p>20,0005880818</text:p>
          </table:table-cell>
          <table:table-cell table:formula="of:=RAND()/10" office:value-type="float" office:value="0.0912946279160678">
            <text:p>0,091295</text:p>
          </table:table-cell>
          <table:table-cell table:formula="of:=RAND()/10" office:value-type="float" office:value="0.0228125329595059">
            <text:p>0,02281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RAND()*(22-19)+19" office:value-type="float" office:value="19.6714365822263">
            <text:p>19,6714365822</text:p>
          </table:table-cell>
          <table:table-cell table:formula="of:=RAND()/10" office:value-type="float" office:value="0.0129234507679939">
            <text:p>0,012923</text:p>
          </table:table-cell>
          <table:table-cell table:formula="of:=RAND()/10" office:value-type="float" office:value="0.0567533388733864">
            <text:p>0,05675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RAND()*(22-19)+19" office:value-type="float" office:value="19.9222614793107">
            <text:p>19,9222614793</text:p>
          </table:table-cell>
          <table:table-cell table:formula="of:=RAND()/10" office:value-type="float" office:value="0.0414304793346673">
            <text:p>0,041430</text:p>
          </table:table-cell>
          <table:table-cell table:formula="of:=RAND()/10" office:value-type="float" office:value="0.00866960058920085">
            <text:p>0,00867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RAND()*(22-19)+19" office:value-type="float" office:value="19.3395041236654">
            <text:p>19,3395041237</text:p>
          </table:table-cell>
          <table:table-cell table:formula="of:=RAND()/10" office:value-type="float" office:value="0.0245696519035846">
            <text:p>0,024570</text:p>
          </table:table-cell>
          <table:table-cell table:formula="of:=RAND()/10" office:value-type="float" office:value="0.00392863298766315">
            <text:p>0,00392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RAND()*(22-19)+19" office:value-type="float" office:value="19.3735503358766">
            <text:p>19,3735503359</text:p>
          </table:table-cell>
          <table:table-cell table:formula="of:=RAND()/10" office:value-type="float" office:value="0.0238939692731947">
            <text:p>0,023894</text:p>
          </table:table-cell>
          <table:table-cell table:formula="of:=RAND()/10" office:value-type="float" office:value="0.0911326695699245">
            <text:p>0,09113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RAND()*(22-19)+19" office:value-type="float" office:value="20.3524185791612">
            <text:p>20,3524185792</text:p>
          </table:table-cell>
          <table:table-cell table:formula="of:=RAND()/10" office:value-type="float" office:value="0.0144317993428558">
            <text:p>0,014432</text:p>
          </table:table-cell>
          <table:table-cell table:formula="of:=RAND()/10" office:value-type="float" office:value="0.00024626525118947">
            <text:p>0,00024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RAND()*(22-19)+19" office:value-type="float" office:value="21.1325637279078">
            <text:p>21,1325637279</text:p>
          </table:table-cell>
          <table:table-cell table:formula="of:=RAND()/10" office:value-type="float" office:value="0.0499129384756088">
            <text:p>0,049913</text:p>
          </table:table-cell>
          <table:table-cell table:formula="of:=RAND()/10" office:value-type="float" office:value="0.0726789664011449">
            <text:p>0,07267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RAND()*(22-19)+19" office:value-type="float" office:value="19.0792779973708">
            <text:p>19,0792779974</text:p>
          </table:table-cell>
          <table:table-cell table:formula="of:=RAND()/10" office:value-type="float" office:value="0.0944673863705248">
            <text:p>0,094467</text:p>
          </table:table-cell>
          <table:table-cell table:formula="of:=RAND()/10" office:value-type="float" office:value="0.00854854607023299">
            <text:p>0,00854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RAND()*(22-19)+19" office:value-type="float" office:value="20.2447385098785">
            <text:p>20,2447385099</text:p>
          </table:table-cell>
          <table:table-cell table:formula="of:=RAND()/10" office:value-type="float" office:value="0.0867726520635188">
            <text:p>0,086773</text:p>
          </table:table-cell>
          <table:table-cell table:formula="of:=RAND()/10" office:value-type="float" office:value="0.0455072253011167">
            <text:p>0,04550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RAND()*(22-19)+19" office:value-type="float" office:value="20.7136974134482">
            <text:p>20,7136974134</text:p>
          </table:table-cell>
          <table:table-cell table:formula="of:=RAND()/10" office:value-type="float" office:value="0.0663472820073366">
            <text:p>0,066347</text:p>
          </table:table-cell>
          <table:table-cell table:formula="of:=RAND()/10" office:value-type="float" office:value="0.0649484262336046">
            <text:p>0,06494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RAND()*(22-19)+19" office:value-type="float" office:value="20.3461626255885">
            <text:p>20,3461626256</text:p>
          </table:table-cell>
          <table:table-cell table:formula="of:=RAND()/10" office:value-type="float" office:value="0.0569742159452289">
            <text:p>0,056974</text:p>
          </table:table-cell>
          <table:table-cell table:formula="of:=RAND()/10" office:value-type="float" office:value="0.0537291447632015">
            <text:p>0,05372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RAND()*(22-19)+19" office:value-type="float" office:value="20.1113051227294">
            <text:p>20,1113051227</text:p>
          </table:table-cell>
          <table:table-cell table:formula="of:=RAND()/10" office:value-type="float" office:value="0.0573713334742934">
            <text:p>0,057371</text:p>
          </table:table-cell>
          <table:table-cell table:formula="of:=RAND()/10" office:value-type="float" office:value="0.0305217799264938">
            <text:p>0,03052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RAND()*(22-19)+19" office:value-type="float" office:value="20.9060613648035">
            <text:p>20,9060613648</text:p>
          </table:table-cell>
          <table:table-cell table:formula="of:=RAND()/10" office:value-type="float" office:value="0.0614423083607107">
            <text:p>0,061442</text:p>
          </table:table-cell>
          <table:table-cell table:formula="of:=RAND()/10" office:value-type="float" office:value="0.072635469539091">
            <text:p>0,07263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RAND()*(22-19)+19" office:value-type="float" office:value="20.0967364935204">
            <text:p>20,0967364935</text:p>
          </table:table-cell>
          <table:table-cell table:formula="of:=RAND()/10" office:value-type="float" office:value="0.0677741501480341">
            <text:p>0,067774</text:p>
          </table:table-cell>
          <table:table-cell table:formula="of:=RAND()/10" office:value-type="float" office:value="0.059768103575334">
            <text:p>0,05976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RAND()*(22-19)+19" office:value-type="float" office:value="19.7022877358831">
            <text:p>19,7022877359</text:p>
          </table:table-cell>
          <table:table-cell table:formula="of:=RAND()/10" office:value-type="float" office:value="0.00803114078007638">
            <text:p>0,008031</text:p>
          </table:table-cell>
          <table:table-cell table:formula="of:=RAND()/10" office:value-type="float" office:value="0.026799855241552">
            <text:p>0,0268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RAND()*(22-19)+19" office:value-type="float" office:value="19.2776614432223">
            <text:p>19,2776614432</text:p>
          </table:table-cell>
          <table:table-cell table:formula="of:=RAND()/10" office:value-type="float" office:value="0.0453001453075558">
            <text:p>0,045300</text:p>
          </table:table-cell>
          <table:table-cell table:formula="of:=RAND()/10" office:value-type="float" office:value="0.0333051529712975">
            <text:p>0,03330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RAND()*(22-19)+19" office:value-type="float" office:value="21.9717627791688">
            <text:p>21,9717627792</text:p>
          </table:table-cell>
          <table:table-cell table:formula="of:=RAND()/10" office:value-type="float" office:value="0.0583958000410348">
            <text:p>0,058396</text:p>
          </table:table-cell>
          <table:table-cell table:formula="of:=RAND()/10" office:value-type="float" office:value="0.0232641629874706">
            <text:p>0,02326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RAND()*(22-19)+19" office:value-type="float" office:value="20.6513814558275">
            <text:p>20,6513814558</text:p>
          </table:table-cell>
          <table:table-cell table:formula="of:=RAND()/10" office:value-type="float" office:value="0.0305308667011559">
            <text:p>0,030531</text:p>
          </table:table-cell>
          <table:table-cell table:formula="of:=RAND()/10" office:value-type="float" office:value="0.0204408410470933">
            <text:p>0,02044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RAND()*(22-19)+19" office:value-type="float" office:value="19.8495812942274">
            <text:p>19,8495812942</text:p>
          </table:table-cell>
          <table:table-cell table:formula="of:=RAND()/10" office:value-type="float" office:value="0.0938946194946766">
            <text:p>0,093895</text:p>
          </table:table-cell>
          <table:table-cell table:formula="of:=RAND()/10" office:value-type="float" office:value="0.013728592870757">
            <text:p>0,01372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RAND()*(22-19)+19" office:value-type="float" office:value="19.5187426586635">
            <text:p>19,5187426587</text:p>
          </table:table-cell>
          <table:table-cell table:formula="of:=RAND()/10" office:value-type="float" office:value="0.0918030590284616">
            <text:p>0,091803</text:p>
          </table:table-cell>
          <table:table-cell table:formula="of:=RAND()/10" office:value-type="float" office:value="0.0375031191855669">
            <text:p>0,03750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RAND()*(22-19)+19" office:value-type="float" office:value="19.1939702746458">
            <text:p>19,1939702746</text:p>
          </table:table-cell>
          <table:table-cell table:formula="of:=RAND()/10" office:value-type="float" office:value="0.0196817560121417">
            <text:p>0,019682</text:p>
          </table:table-cell>
          <table:table-cell table:formula="of:=RAND()/10" office:value-type="float" office:value="0.0265048323199153">
            <text:p>0,02650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RAND()*(22-19)+19" office:value-type="float" office:value="19.4797044056468">
            <text:p>19,4797044056</text:p>
          </table:table-cell>
          <table:table-cell table:formula="of:=RAND()/10" office:value-type="float" office:value="0.00917674088850617">
            <text:p>0,009177</text:p>
          </table:table-cell>
          <table:table-cell table:formula="of:=RAND()/10" office:value-type="float" office:value="0.0888071652967483">
            <text:p>0,08880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RAND()*(22-19)+19" office:value-type="float" office:value="20.6113008181565">
            <text:p>20,6113008182</text:p>
          </table:table-cell>
          <table:table-cell table:formula="of:=RAND()/10" office:value-type="float" office:value="0.0242980311159044">
            <text:p>0,024298</text:p>
          </table:table-cell>
          <table:table-cell table:formula="of:=RAND()/10" office:value-type="float" office:value="0.0680433068424463">
            <text:p>0,06804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RAND()*(22-19)+19" office:value-type="float" office:value="19.8402057373896">
            <text:p>19,8402057374</text:p>
          </table:table-cell>
          <table:table-cell table:formula="of:=RAND()/10" office:value-type="float" office:value="0.0201842829119414">
            <text:p>0,020184</text:p>
          </table:table-cell>
          <table:table-cell table:formula="of:=RAND()/10" office:value-type="float" office:value="0.0127301605883986">
            <text:p>0,01273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RAND()*(22-19)+19" office:value-type="float" office:value="20.018021655269">
            <text:p>20,0180216553</text:p>
          </table:table-cell>
          <table:table-cell table:formula="of:=RAND()/10" office:value-type="float" office:value="0.0971813048701733">
            <text:p>0,097181</text:p>
          </table:table-cell>
          <table:table-cell table:formula="of:=RAND()/10" office:value-type="float" office:value="0.0856015312019736">
            <text:p>0,08560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RAND()*(22-19)+19" office:value-type="float" office:value="19.9587287050672">
            <text:p>19,9587287051</text:p>
          </table:table-cell>
          <table:table-cell table:formula="of:=RAND()/10" office:value-type="float" office:value="0.0559470952488482">
            <text:p>0,055947</text:p>
          </table:table-cell>
          <table:table-cell table:formula="of:=RAND()/10" office:value-type="float" office:value="0.0611386606935412">
            <text:p>0,06113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RAND()*(22-19)+19" office:value-type="float" office:value="20.5599111462943">
            <text:p>20,5599111463</text:p>
          </table:table-cell>
          <table:table-cell table:formula="of:=RAND()/10" office:value-type="float" office:value="0.0556552644819021">
            <text:p>0,055655</text:p>
          </table:table-cell>
          <table:table-cell table:formula="of:=RAND()/10" office:value-type="float" office:value="0.0680719994008541">
            <text:p>0,06807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RAND()*(22-19)+19" office:value-type="float" office:value="20.6739135817625">
            <text:p>20,6739135818</text:p>
          </table:table-cell>
          <table:table-cell table:formula="of:=RAND()/10" office:value-type="float" office:value="0.0875588675495237">
            <text:p>0,087559</text:p>
          </table:table-cell>
          <table:table-cell table:formula="of:=RAND()/10" office:value-type="float" office:value="0.0918469823896885">
            <text:p>0,09184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RAND()*(22-19)+19" office:value-type="float" office:value="20.4964926582761">
            <text:p>20,4964926583</text:p>
          </table:table-cell>
          <table:table-cell table:formula="of:=RAND()/10" office:value-type="float" office:value="0.0656227511353791">
            <text:p>0,065623</text:p>
          </table:table-cell>
          <table:table-cell table:formula="of:=RAND()/10" office:value-type="float" office:value="0.0103879940230399">
            <text:p>0,010388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RAND()*(22-19)+19" office:value-type="float" office:value="19.7724003652111">
            <text:p>19,7724003652</text:p>
          </table:table-cell>
          <table:table-cell table:formula="of:=RAND()/10" office:value-type="float" office:value="0.0727978299371898">
            <text:p>0,072798</text:p>
          </table:table-cell>
          <table:table-cell table:formula="of:=RAND()/10" office:value-type="float" office:value="0.0883843455463648">
            <text:p>0,08838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RAND()*(22-19)+19" office:value-type="float" office:value="21.8472994086333">
            <text:p>21,8472994086</text:p>
          </table:table-cell>
          <table:table-cell table:formula="of:=RAND()/10" office:value-type="float" office:value="0.0168813731055707">
            <text:p>0,016881</text:p>
          </table:table-cell>
          <table:table-cell table:formula="of:=RAND()/10" office:value-type="float" office:value="0.0688280699774623">
            <text:p>0,068828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RAND()*(22-19)+19" office:value-type="float" office:value="21.4970807414502">
            <text:p>21,4970807415</text:p>
          </table:table-cell>
          <table:table-cell table:formula="of:=RAND()/10" office:value-type="float" office:value="0.0569173790514469">
            <text:p>0,056917</text:p>
          </table:table-cell>
          <table:table-cell table:formula="of:=RAND()/10" office:value-type="float" office:value="0.0332005269825459">
            <text:p>0,03320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RAND()*(22-19)+19" office:value-type="float" office:value="20.4438369474374">
            <text:p>20,4438369474</text:p>
          </table:table-cell>
          <table:table-cell table:formula="of:=RAND()/10" office:value-type="float" office:value="0.0857212807051837">
            <text:p>0,085721</text:p>
          </table:table-cell>
          <table:table-cell table:formula="of:=RAND()/10" office:value-type="float" office:value="0.0451376844197512">
            <text:p>0,04513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RAND()*(22-19)+19" office:value-type="float" office:value="19.769560887944">
            <text:p>19,7695608879</text:p>
          </table:table-cell>
          <table:table-cell table:formula="of:=RAND()/10" office:value-type="float" office:value="0.058311852440238">
            <text:p>0,058312</text:p>
          </table:table-cell>
          <table:table-cell table:formula="of:=RAND()/10" office:value-type="float" office:value="0.0774976705666631">
            <text:p>0,0774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RAND()*(22-19)+19" office:value-type="float" office:value="21.8365848651156">
            <text:p>21,8365848651</text:p>
          </table:table-cell>
          <table:table-cell table:formula="of:=RAND()/10" office:value-type="float" office:value="0.0814870309550315">
            <text:p>0,081487</text:p>
          </table:table-cell>
          <table:table-cell table:formula="of:=RAND()/10" office:value-type="float" office:value="0.037129159970209">
            <text:p>0,037129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RAND()*(22-19)+19" office:value-type="float" office:value="20.817387283314">
            <text:p>20,8173872833</text:p>
          </table:table-cell>
          <table:table-cell table:formula="of:=RAND()/10" office:value-type="float" office:value="0.00961524997837842">
            <text:p>0,009615</text:p>
          </table:table-cell>
          <table:table-cell table:formula="of:=RAND()/10" office:value-type="float" office:value="0.0362703539896756">
            <text:p>0,03627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RAND()*(22-19)+19" office:value-type="float" office:value="21.1219794671051">
            <text:p>21,1219794671</text:p>
          </table:table-cell>
          <table:table-cell table:formula="of:=RAND()/10" office:value-type="float" office:value="0.0727436517830938">
            <text:p>0,072744</text:p>
          </table:table-cell>
          <table:table-cell table:formula="of:=RAND()/10" office:value-type="float" office:value="0.0777439358178526">
            <text:p>0,07774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RAND()*(22-19)+19" office:value-type="float" office:value="20.9691485930234">
            <text:p>20,969148593</text:p>
          </table:table-cell>
          <table:table-cell table:formula="of:=RAND()/10" office:value-type="float" office:value="0.0313999694306403">
            <text:p>0,031400</text:p>
          </table:table-cell>
          <table:table-cell table:formula="of:=RAND()/10" office:value-type="float" office:value="0.00980812637135386">
            <text:p>0,00980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RAND()*(22-19)+19" office:value-type="float" office:value="20.8966652806848">
            <text:p>20,8966652807</text:p>
          </table:table-cell>
          <table:table-cell table:formula="of:=RAND()/10" office:value-type="float" office:value="0.00408263639546931">
            <text:p>0,004083</text:p>
          </table:table-cell>
          <table:table-cell table:formula="of:=RAND()/10" office:value-type="float" office:value="0.0448189000599086">
            <text:p>0,044819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RAND()*(22-19)+19" office:value-type="float" office:value="19.3667179769836">
            <text:p>19,366717977</text:p>
          </table:table-cell>
          <table:table-cell table:formula="of:=RAND()/10" office:value-type="float" office:value="0.0595163038466126">
            <text:p>0,059516</text:p>
          </table:table-cell>
          <table:table-cell table:formula="of:=RAND()/10" office:value-type="float" office:value="0.0232511611655354">
            <text:p>0,02325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RAND()*(22-19)+19" office:value-type="float" office:value="19.6828460064717">
            <text:p>19,6828460065</text:p>
          </table:table-cell>
          <table:table-cell table:formula="of:=RAND()/10" office:value-type="float" office:value="0.0977472514845431">
            <text:p>0,097747</text:p>
          </table:table-cell>
          <table:table-cell table:formula="of:=RAND()/10" office:value-type="float" office:value="0.0747565526049584">
            <text:p>0,07475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RAND()*(22-19)+19" office:value-type="float" office:value="19.2428279062733">
            <text:p>19,2428279063</text:p>
          </table:table-cell>
          <table:table-cell table:formula="of:=RAND()/10" office:value-type="float" office:value="0.0610568523406982">
            <text:p>0,061057</text:p>
          </table:table-cell>
          <table:table-cell table:formula="of:=RAND()/10" office:value-type="float" office:value="0.0985480448231101">
            <text:p>0,098548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RAND()*(22-19)+19" office:value-type="float" office:value="20.47802310111">
            <text:p>20,4780231011</text:p>
          </table:table-cell>
          <table:table-cell table:formula="of:=RAND()/10" office:value-type="float" office:value="0.0168876373674721">
            <text:p>0,016888</text:p>
          </table:table-cell>
          <table:table-cell table:formula="of:=RAND()/10" office:value-type="float" office:value="0.0537729410920292">
            <text:p>0,05377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RAND()*(22-19)+19" office:value-type="float" office:value="21.5889073712751">
            <text:p>21,5889073713</text:p>
          </table:table-cell>
          <table:table-cell table:formula="of:=RAND()/10" office:value-type="float" office:value="0.0591895598452538">
            <text:p>0,059190</text:p>
          </table:table-cell>
          <table:table-cell table:formula="of:=RAND()/10" office:value-type="float" office:value="0.0473920221906155">
            <text:p>0,04739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RAND()*(22-19)+19" office:value-type="float" office:value="20.3395643997937">
            <text:p>20,3395643998</text:p>
          </table:table-cell>
          <table:table-cell table:formula="of:=RAND()/10" office:value-type="float" office:value="0.0288310024887323">
            <text:p>0,028831</text:p>
          </table:table-cell>
          <table:table-cell table:formula="of:=RAND()/10" office:value-type="float" office:value="0.0583161484450102">
            <text:p>0,058316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f:=RAND()*(22-19)+19" office:value-type="float" office:value="21.1803108369932">
            <text:p>21,180310837</text:p>
          </table:table-cell>
          <table:table-cell table:formula="of:=RAND()/10" office:value-type="float" office:value="0.0249187781475484">
            <text:p>0,024919</text:p>
          </table:table-cell>
          <table:table-cell table:formula="of:=RAND()/10" office:value-type="float" office:value="0.0805727963335812">
            <text:p>0,080573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formula="of:=RAND()*(22-19)+19" office:value-type="float" office:value="21.8665688144974">
            <text:p>21,8665688145</text:p>
          </table:table-cell>
          <table:table-cell table:formula="of:=RAND()/10" office:value-type="float" office:value="0.00448970519937575">
            <text:p>0,004490</text:p>
          </table:table-cell>
          <table:table-cell table:formula="of:=RAND()/10" office:value-type="float" office:value="0.080697175161913">
            <text:p>0,080697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RAND()*(22-19)+19" office:value-type="float" office:value="20.3113271789625">
            <text:p>20,311327179</text:p>
          </table:table-cell>
          <table:table-cell table:formula="of:=RAND()/10" office:value-type="float" office:value="0.0872268025297672">
            <text:p>0,087227</text:p>
          </table:table-cell>
          <table:table-cell table:formula="of:=RAND()/10" office:value-type="float" office:value="0.0815803114324808">
            <text:p>0,08158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RAND()*(22-19)+19" office:value-type="float" office:value="19.8316922928207">
            <text:p>19,8316922928</text:p>
          </table:table-cell>
          <table:table-cell table:formula="of:=RAND()/10" office:value-type="float" office:value="0.0554496448487043">
            <text:p>0,055450</text:p>
          </table:table-cell>
          <table:table-cell table:formula="of:=RAND()/10" office:value-type="float" office:value="0.00101363742724061">
            <text:p>0,00101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RAND()*(22-19)+19" office:value-type="float" office:value="19.7161501101218">
            <text:p>19,7161501101</text:p>
          </table:table-cell>
          <table:table-cell table:formula="of:=RAND()/10" office:value-type="float" office:value="0.0983843246940523">
            <text:p>0,098384</text:p>
          </table:table-cell>
          <table:table-cell table:formula="of:=RAND()/10" office:value-type="float" office:value="0.0944257680792362">
            <text:p>0,094426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RAND()*(22-19)+19" office:value-type="float" office:value="20.8300698376261">
            <text:p>20,8300698376</text:p>
          </table:table-cell>
          <table:table-cell table:formula="of:=RAND()/10" office:value-type="float" office:value="0.0790298616047949">
            <text:p>0,079030</text:p>
          </table:table-cell>
          <table:table-cell table:formula="of:=RAND()/10" office:value-type="float" office:value="0.0190834306180477">
            <text:p>0,01908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RAND()*(22-19)+19" office:value-type="float" office:value="20.0256625674665">
            <text:p>20,0256625675</text:p>
          </table:table-cell>
          <table:table-cell table:formula="of:=RAND()/10" office:value-type="float" office:value="0.0751314009074122">
            <text:p>0,075131</text:p>
          </table:table-cell>
          <table:table-cell table:formula="of:=RAND()/10" office:value-type="float" office:value="0.0275184697471559">
            <text:p>0,027518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RAND()*(22-19)+19" office:value-type="float" office:value="20.1958545157686">
            <text:p>20,1958545158</text:p>
          </table:table-cell>
          <table:table-cell table:formula="of:=RAND()/10" office:value-type="float" office:value="0.00756106558255851">
            <text:p>0,007561</text:p>
          </table:table-cell>
          <table:table-cell table:formula="of:=RAND()/10" office:value-type="float" office:value="0.0832329333759844">
            <text:p>0,08323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RAND()*(22-19)+19" office:value-type="float" office:value="19.4413706557825">
            <text:p>19,4413706558</text:p>
          </table:table-cell>
          <table:table-cell table:formula="of:=RAND()/10" office:value-type="float" office:value="0.00332789272069931">
            <text:p>0,003328</text:p>
          </table:table-cell>
          <table:table-cell table:formula="of:=RAND()/10" office:value-type="float" office:value="0.0871267375070602">
            <text:p>0,087127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RAND()*(22-19)+19" office:value-type="float" office:value="20.8658683048561">
            <text:p>20,8658683049</text:p>
          </table:table-cell>
          <table:table-cell table:formula="of:=RAND()/10" office:value-type="float" office:value="0.0953156838193536">
            <text:p>0,095316</text:p>
          </table:table-cell>
          <table:table-cell table:formula="of:=RAND()/10" office:value-type="float" office:value="0.0402486303355545">
            <text:p>0,040249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formula="of:=RAND()*(22-19)+19" office:value-type="float" office:value="21.2138761710376">
            <text:p>21,213876171</text:p>
          </table:table-cell>
          <table:table-cell table:formula="of:=RAND()/10" office:value-type="float" office:value="0.00474237049929798">
            <text:p>0,004742</text:p>
          </table:table-cell>
          <table:table-cell table:formula="of:=RAND()/10" office:value-type="float" office:value="0.068834464577958">
            <text:p>0,068834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f:=RAND()*(22-19)+19" office:value-type="float" office:value="20.4000993622467">
            <text:p>20,4000993622</text:p>
          </table:table-cell>
          <table:table-cell table:formula="of:=RAND()/10" office:value-type="float" office:value="0.0592749879695475">
            <text:p>0,059275</text:p>
          </table:table-cell>
          <table:table-cell table:formula="of:=RAND()/10" office:value-type="float" office:value="0.0482653982006013">
            <text:p>0,04826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RAND()*(22-19)+19" office:value-type="float" office:value="19.4257794525474">
            <text:p>19,4257794525</text:p>
          </table:table-cell>
          <table:table-cell table:formula="of:=RAND()/10" office:value-type="float" office:value="0.0509709483012557">
            <text:p>0,050971</text:p>
          </table:table-cell>
          <table:table-cell table:formula="of:=RAND()/10" office:value-type="float" office:value="0.00832062973640859">
            <text:p>0,00832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RAND()*(22-19)+19" office:value-type="float" office:value="19.887789754197">
            <text:p>19,8877897542</text:p>
          </table:table-cell>
          <table:table-cell table:formula="of:=RAND()/10" office:value-type="float" office:value="0.0923012380488217">
            <text:p>0,092301</text:p>
          </table:table-cell>
          <table:table-cell table:formula="of:=RAND()/10" office:value-type="float" office:value="0.0606814470142126">
            <text:p>0,06068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formula="of:=RAND()*(22-19)+19" office:value-type="float" office:value="21.8965920205228">
            <text:p>21,8965920205</text:p>
          </table:table-cell>
          <table:table-cell table:formula="of:=RAND()/10" office:value-type="float" office:value="0.0248977391049266">
            <text:p>0,024898</text:p>
          </table:table-cell>
          <table:table-cell table:formula="of:=RAND()/10" office:value-type="float" office:value="0.0586533922236413">
            <text:p>0,058653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formula="of:=RAND()*(22-19)+19" office:value-type="float" office:value="20.1981798177585">
            <text:p>20,1981798178</text:p>
          </table:table-cell>
          <table:table-cell table:formula="of:=RAND()/10" office:value-type="float" office:value="0.0237687782384455">
            <text:p>0,023769</text:p>
          </table:table-cell>
          <table:table-cell table:formula="of:=RAND()/10" office:value-type="float" office:value="0.0967049753293395">
            <text:p>0,09670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formula="of:=RAND()*(22-19)+19" office:value-type="float" office:value="19.7350891628303">
            <text:p>19,7350891628</text:p>
          </table:table-cell>
          <table:table-cell table:formula="of:=RAND()/10" office:value-type="float" office:value="0.00918261120095849">
            <text:p>0,009183</text:p>
          </table:table-cell>
          <table:table-cell table:formula="of:=RAND()/10" office:value-type="float" office:value="0.0295095169916749">
            <text:p>0,02951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formula="of:=RAND()*(22-19)+19" office:value-type="float" office:value="21.393672761973">
            <text:p>21,393672762</text:p>
          </table:table-cell>
          <table:table-cell table:formula="of:=RAND()/10" office:value-type="float" office:value="0.0818151181563735">
            <text:p>0,081815</text:p>
          </table:table-cell>
          <table:table-cell table:formula="of:=RAND()/10" office:value-type="float" office:value="0.0918539192061871">
            <text:p>0,09185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RAND()*(22-19)+19" office:value-type="float" office:value="21.6420167651959">
            <text:p>21,6420167652</text:p>
          </table:table-cell>
          <table:table-cell table:formula="of:=RAND()/10" office:value-type="float" office:value="0.00949005894362926">
            <text:p>0,009490</text:p>
          </table:table-cell>
          <table:table-cell table:formula="of:=RAND()/10" office:value-type="float" office:value="0.0418426597490907">
            <text:p>0,04184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formula="of:=RAND()*(22-19)+19" office:value-type="float" office:value="20.5046500507742">
            <text:p>20,5046500508</text:p>
          </table:table-cell>
          <table:table-cell table:formula="of:=RAND()/10" office:value-type="float" office:value="0.0674944636411965">
            <text:p>0,067494</text:p>
          </table:table-cell>
          <table:table-cell table:formula="of:=RAND()/10" office:value-type="float" office:value="0.00700718755833805">
            <text:p>0,00700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formula="of:=RAND()*(22-19)+19" office:value-type="float" office:value="21.2302576284856">
            <text:p>21,2302576285</text:p>
          </table:table-cell>
          <table:table-cell table:formula="of:=RAND()/10" office:value-type="float" office:value="0.0633021491579711">
            <text:p>0,063302</text:p>
          </table:table-cell>
          <table:table-cell table:formula="of:=RAND()/10" office:value-type="float" office:value="0.0289830791763961">
            <text:p>0,02898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formula="of:=RAND()*(22-19)+19" office:value-type="float" office:value="20.4594040485099">
            <text:p>20,4594040485</text:p>
          </table:table-cell>
          <table:table-cell table:formula="of:=RAND()/10" office:value-type="float" office:value="0.0191053089685738">
            <text:p>0,019105</text:p>
          </table:table-cell>
          <table:table-cell table:formula="of:=RAND()/10" office:value-type="float" office:value="0.0781130137853324">
            <text:p>0,078113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formula="of:=RAND()*(22-19)+19" office:value-type="float" office:value="19.6266295178793">
            <text:p>19,6266295179</text:p>
          </table:table-cell>
          <table:table-cell table:formula="of:=RAND()/10" office:value-type="float" office:value="0.0402381154708564">
            <text:p>0,040238</text:p>
          </table:table-cell>
          <table:table-cell table:formula="of:=RAND()/10" office:value-type="float" office:value="0.0847511233761907">
            <text:p>0,08475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RAND()*(22-19)+19" office:value-type="float" office:value="20.199406221509">
            <text:p>20,1994062215</text:p>
          </table:table-cell>
          <table:table-cell table:formula="of:=RAND()/10" office:value-type="float" office:value="0.0947021185886115">
            <text:p>0,094702</text:p>
          </table:table-cell>
          <table:table-cell table:formula="of:=RAND()/10" office:value-type="float" office:value="0.03879120554775">
            <text:p>0,03879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formula="of:=RAND()*(22-19)+19" office:value-type="float" office:value="19.3560693291947">
            <text:p>19,3560693292</text:p>
          </table:table-cell>
          <table:table-cell table:formula="of:=RAND()/10" office:value-type="float" office:value="0.0231879453640431">
            <text:p>0,023188</text:p>
          </table:table-cell>
          <table:table-cell table:formula="of:=RAND()/10" office:value-type="float" office:value="0.0229319138452411">
            <text:p>0,02293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formula="of:=RAND()*(22-19)+19" office:value-type="float" office:value="19.99334749626">
            <text:p>19,9933474963</text:p>
          </table:table-cell>
          <table:table-cell table:formula="of:=RAND()/10" office:value-type="float" office:value="0.099754419317469">
            <text:p>0,099754</text:p>
          </table:table-cell>
          <table:table-cell table:formula="of:=RAND()/10" office:value-type="float" office:value="0.00800228454172611">
            <text:p>0,00800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formula="of:=RAND()*(22-19)+19" office:value-type="float" office:value="20.8822522293776">
            <text:p>20,8822522294</text:p>
          </table:table-cell>
          <table:table-cell table:formula="of:=RAND()/10" office:value-type="float" office:value="0.0924493700731546">
            <text:p>0,092449</text:p>
          </table:table-cell>
          <table:table-cell table:formula="of:=RAND()/10" office:value-type="float" office:value="0.0135477581992745">
            <text:p>0,013548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formula="of:=RAND()*(22-19)+19" office:value-type="float" office:value="19.598897236865">
            <text:p>19,5988972369</text:p>
          </table:table-cell>
          <table:table-cell table:formula="of:=RAND()/10" office:value-type="float" office:value="0.0842447977047414">
            <text:p>0,084245</text:p>
          </table:table-cell>
          <table:table-cell table:formula="of:=RAND()/10" office:value-type="float" office:value="0.0214799587149173">
            <text:p>0,02148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RAND()*(22-19)+19" office:value-type="float" office:value="21.47137059737">
            <text:p>21,4713705974</text:p>
          </table:table-cell>
          <table:table-cell table:formula="of:=RAND()/10" office:value-type="float" office:value="0.0166420566849411">
            <text:p>0,016642</text:p>
          </table:table-cell>
          <table:table-cell table:formula="of:=RAND()/10" office:value-type="float" office:value="0.0617752256803215">
            <text:p>0,06177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formula="of:=RAND()*(22-19)+19" office:value-type="float" office:value="20.4711596006528">
            <text:p>20,4711596007</text:p>
          </table:table-cell>
          <table:table-cell table:formula="of:=RAND()/10" office:value-type="float" office:value="0.0516389299649745">
            <text:p>0,051639</text:p>
          </table:table-cell>
          <table:table-cell table:formula="of:=RAND()/10" office:value-type="float" office:value="0.0609397803898901">
            <text:p>0,06094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formula="of:=RAND()*(22-19)+19" office:value-type="float" office:value="20.9384616366588">
            <text:p>20,9384616367</text:p>
          </table:table-cell>
          <table:table-cell table:formula="of:=RAND()/10" office:value-type="float" office:value="0.0130758001934737">
            <text:p>0,013076</text:p>
          </table:table-cell>
          <table:table-cell table:formula="of:=RAND()/10" office:value-type="float" office:value="0.0797961071599275">
            <text:p>0,07979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formula="of:=RAND()*(22-19)+19" office:value-type="float" office:value="20.6516814343631">
            <text:p>20,6516814344</text:p>
          </table:table-cell>
          <table:table-cell table:formula="of:=RAND()/10" office:value-type="float" office:value="0.0415608348324895">
            <text:p>0,041561</text:p>
          </table:table-cell>
          <table:table-cell table:formula="of:=RAND()/10" office:value-type="float" office:value="0.0423480220139027">
            <text:p>0,04234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formula="of:=RAND()*(22-19)+19" office:value-type="float" office:value="20.3377284165472">
            <text:p>20,3377284165</text:p>
          </table:table-cell>
          <table:table-cell table:formula="of:=RAND()/10" office:value-type="float" office:value="0.0561286351643503">
            <text:p>0,056129</text:p>
          </table:table-cell>
          <table:table-cell table:formula="of:=RAND()/10" office:value-type="float" office:value="0.0416369555518031">
            <text:p>0,04163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formula="of:=RAND()*(22-19)+19" office:value-type="float" office:value="19.2497888170183">
            <text:p>19,249788817</text:p>
          </table:table-cell>
          <table:table-cell table:formula="of:=RAND()/10" office:value-type="float" office:value="0.000302602723240852">
            <text:p>0,000303</text:p>
          </table:table-cell>
          <table:table-cell table:formula="of:=RAND()/10" office:value-type="float" office:value="0.0613764185924083">
            <text:p>0,06137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formula="of:=RAND()*(22-19)+19" office:value-type="float" office:value="21.4833737271838">
            <text:p>21,4833737272</text:p>
          </table:table-cell>
          <table:table-cell table:formula="of:=RAND()/10" office:value-type="float" office:value="0.09701047972776">
            <text:p>0,097010</text:p>
          </table:table-cell>
          <table:table-cell table:formula="of:=RAND()/10" office:value-type="float" office:value="0.0433616594411433">
            <text:p>0,04336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formula="of:=RAND()*(22-19)+19" office:value-type="float" office:value="21.053878526669">
            <text:p>21,0538785267</text:p>
          </table:table-cell>
          <table:table-cell table:formula="of:=RAND()/10" office:value-type="float" office:value="0.0545129598584026">
            <text:p>0,054513</text:p>
          </table:table-cell>
          <table:table-cell table:formula="of:=RAND()/10" office:value-type="float" office:value="0.0360627236310393">
            <text:p>0,03606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formula="of:=RAND()*(22-19)+19" office:value-type="float" office:value="21.0798586546443">
            <text:p>21,0798586546</text:p>
          </table:table-cell>
          <table:table-cell table:formula="of:=RAND()/10" office:value-type="float" office:value="0.0793324643280357">
            <text:p>0,079332</text:p>
          </table:table-cell>
          <table:table-cell table:formula="of:=RAND()/10" office:value-type="float" office:value="0.080459849210456">
            <text:p>0,08046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formula="of:=RAND()*(22-19)+19" office:value-type="float" office:value="19.5090362960473">
            <text:p>19,509036296</text:p>
          </table:table-cell>
          <table:table-cell table:formula="of:=RAND()/10" office:value-type="float" office:value="0.0721418806351721">
            <text:p>0,072142</text:p>
          </table:table-cell>
          <table:table-cell table:formula="of:=RAND()/10" office:value-type="float" office:value="0.0708801291882992">
            <text:p>0,07088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RAND()*(22-19)+19" office:value-type="float" office:value="19.2497330424376">
            <text:p>19,2497330424</text:p>
          </table:table-cell>
          <table:table-cell table:formula="of:=RAND()/10" office:value-type="float" office:value="0.0620740254875273">
            <text:p>0,062074</text:p>
          </table:table-cell>
          <table:table-cell table:formula="of:=RAND()/10" office:value-type="float" office:value="0.0192956570070237">
            <text:p>0,019296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formula="of:=RAND()*(22-19)+19" office:value-type="float" office:value="21.5212293118238">
            <text:p>21,5212293118</text:p>
          </table:table-cell>
          <table:table-cell table:formula="of:=RAND()/10" office:value-type="float" office:value="0.082660357048735">
            <text:p>0,082660</text:p>
          </table:table-cell>
          <table:table-cell table:formula="of:=RAND()/10" office:value-type="float" office:value="0.0675865867175162">
            <text:p>0,06758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formula="of:=RAND()*(22-19)+19" office:value-type="float" office:value="21.3749046009034">
            <text:p>21,3749046009</text:p>
          </table:table-cell>
          <table:table-cell table:formula="of:=RAND()/10" office:value-type="float" office:value="0.0674575644545257">
            <text:p>0,067458</text:p>
          </table:table-cell>
          <table:table-cell table:formula="of:=RAND()/10" office:value-type="float" office:value="0.0111287595238537">
            <text:p>0,01112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formula="of:=RAND()*(22-19)+19" office:value-type="float" office:value="21.4636092148721">
            <text:p>21,4636092149</text:p>
          </table:table-cell>
          <table:table-cell table:formula="of:=RAND()/10" office:value-type="float" office:value="0.0668163959868252">
            <text:p>0,066816</text:p>
          </table:table-cell>
          <table:table-cell table:formula="of:=RAND()/10" office:value-type="float" office:value="0.0881301216315478">
            <text:p>0,08813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formula="of:=RAND()*(22-19)+19" office:value-type="float" office:value="19.9213286740705">
            <text:p>19,9213286741</text:p>
          </table:table-cell>
          <table:table-cell table:formula="of:=RAND()/10" office:value-type="float" office:value="0.0419353450182825">
            <text:p>0,041935</text:p>
          </table:table-cell>
          <table:table-cell table:formula="of:=RAND()/10" office:value-type="float" office:value="0.0158519849181175">
            <text:p>0,01585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formula="of:=RAND()*(22-19)+19" office:value-type="float" office:value="21.8006840534508">
            <text:p>21,8006840535</text:p>
          </table:table-cell>
          <table:table-cell table:formula="of:=RAND()/10" office:value-type="float" office:value="0.0184285127557814">
            <text:p>0,018429</text:p>
          </table:table-cell>
          <table:table-cell table:formula="of:=RAND()/10" office:value-type="float" office:value="0.0194493893068284">
            <text:p>0,019449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formula="of:=RAND()*(22-19)+19" office:value-type="float" office:value="19.3513989690691">
            <text:p>19,3513989691</text:p>
          </table:table-cell>
          <table:table-cell table:formula="of:=RAND()/10" office:value-type="float" office:value="0.0591176340356469">
            <text:p>0,059118</text:p>
          </table:table-cell>
          <table:table-cell table:formula="of:=RAND()/10" office:value-type="float" office:value="0.0488115686457604">
            <text:p>0,04881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formula="of:=RAND()*(22-19)+19" office:value-type="float" office:value="19.8179206945933">
            <text:p>19,8179206946</text:p>
          </table:table-cell>
          <table:table-cell table:formula="of:=RAND()/10" office:value-type="float" office:value="0.0668330841232091">
            <text:p>0,066833</text:p>
          </table:table-cell>
          <table:table-cell table:formula="of:=RAND()/10" office:value-type="float" office:value="0.0745053771417588">
            <text:p>0,07450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formula="of:=RAND()*(22-19)+19" office:value-type="float" office:value="19.9988638712093">
            <text:p>19,9988638712</text:p>
          </table:table-cell>
          <table:table-cell table:formula="of:=RAND()/10" office:value-type="float" office:value="0.0421972909942269">
            <text:p>0,042197</text:p>
          </table:table-cell>
          <table:table-cell table:formula="of:=RAND()/10" office:value-type="float" office:value="0.0161543646361679">
            <text:p>0,01615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formula="of:=RAND()*(22-19)+19" office:value-type="float" office:value="20.0864881318994">
            <text:p>20,0864881319</text:p>
          </table:table-cell>
          <table:table-cell table:formula="of:=RAND()/10" office:value-type="float" office:value="0.0683002452366054">
            <text:p>0,068300</text:p>
          </table:table-cell>
          <table:table-cell table:formula="of:=RAND()/10" office:value-type="float" office:value="0.0783210856374353">
            <text:p>0,07832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RAND()*(22-19)+19" office:value-type="float" office:value="19.2115934579633">
            <text:p>19,211593458</text:p>
          </table:table-cell>
          <table:table-cell table:formula="of:=RAND()/10" office:value-type="float" office:value="0.0486482023261488">
            <text:p>0,048648</text:p>
          </table:table-cell>
          <table:table-cell table:formula="of:=RAND()/10" office:value-type="float" office:value="0.0663592963479459">
            <text:p>0,066359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formula="of:=RAND()*(22-19)+19" office:value-type="float" office:value="19.6408806364052">
            <text:p>19,6408806364</text:p>
          </table:table-cell>
          <table:table-cell table:formula="of:=RAND()/10" office:value-type="float" office:value="0.0516873499378562">
            <text:p>0,051687</text:p>
          </table:table-cell>
          <table:table-cell table:formula="of:=RAND()/10" office:value-type="float" office:value="0.0579970243852586">
            <text:p>0,057997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formula="of:=RAND()*(22-19)+19" office:value-type="float" office:value="21.5911381826736">
            <text:p>21,5911381827</text:p>
          </table:table-cell>
          <table:table-cell table:formula="of:=RAND()/10" office:value-type="float" office:value="0.035794708924368">
            <text:p>0,035795</text:p>
          </table:table-cell>
          <table:table-cell table:formula="of:=RAND()/10" office:value-type="float" office:value="0.0853282731957734">
            <text:p>0,085328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formula="of:=RAND()*(22-19)+19" office:value-type="float" office:value="21.4418510864489">
            <text:p>21,4418510864</text:p>
          </table:table-cell>
          <table:table-cell table:formula="of:=RAND()/10" office:value-type="float" office:value="0.0119503514841199">
            <text:p>0,011950</text:p>
          </table:table-cell>
          <table:table-cell table:formula="of:=RAND()/10" office:value-type="float" office:value="0.0953423755243421">
            <text:p>0,095342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formula="of:=RAND()*(22-19)+19" office:value-type="float" office:value="21.1002846849151">
            <text:p>21,1002846849</text:p>
          </table:table-cell>
          <table:table-cell table:formula="of:=RAND()/10" office:value-type="float" office:value="0.07079265890643">
            <text:p>0,070793</text:p>
          </table:table-cell>
          <table:table-cell table:formula="of:=RAND()/10" office:value-type="float" office:value="0.036110038170591">
            <text:p>0,03611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formula="of:=RAND()*(22-19)+19" office:value-type="float" office:value="19.2177677005529">
            <text:p>19,2177677006</text:p>
          </table:table-cell>
          <table:table-cell table:formula="of:=RAND()/10" office:value-type="float" office:value="0.0760328243952245">
            <text:p>0,076033</text:p>
          </table:table-cell>
          <table:table-cell table:formula="of:=RAND()/10" office:value-type="float" office:value="0.070079396571964">
            <text:p>0,070079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formula="of:=RAND()*(22-19)+19" office:value-type="float" office:value="19.6412573079579">
            <text:p>19,641257308</text:p>
          </table:table-cell>
          <table:table-cell table:formula="of:=RAND()/10" office:value-type="float" office:value="0.00665247007273138">
            <text:p>0,006652</text:p>
          </table:table-cell>
          <table:table-cell table:formula="of:=RAND()/10" office:value-type="float" office:value="0.0341335811186582">
            <text:p>0,034134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formula="of:=RAND()*(22-19)+19" office:value-type="float" office:value="21.4563540155068">
            <text:p>21,4563540155</text:p>
          </table:table-cell>
          <table:table-cell table:formula="of:=RAND()/10" office:value-type="float" office:value="0.0939806042704731">
            <text:p>0,093981</text:p>
          </table:table-cell>
          <table:table-cell table:formula="of:=RAND()/10" office:value-type="float" office:value="0.0590419520623982">
            <text:p>0,059042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formula="of:=RAND()*(22-19)+19" office:value-type="float" office:value="20.2111151968129">
            <text:p>20,2111151968</text:p>
          </table:table-cell>
          <table:table-cell table:formula="of:=RAND()/10" office:value-type="float" office:value="0.0757872437126935">
            <text:p>0,075787</text:p>
          </table:table-cell>
          <table:table-cell table:formula="of:=RAND()/10" office:value-type="float" office:value="0.0780816811602563">
            <text:p>0,078082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formula="of:=RAND()*(22-19)+19" office:value-type="float" office:value="21.5235095373355">
            <text:p>21,5235095373</text:p>
          </table:table-cell>
          <table:table-cell table:formula="of:=RAND()/10" office:value-type="float" office:value="0.0991018401924521">
            <text:p>0,099102</text:p>
          </table:table-cell>
          <table:table-cell table:formula="of:=RAND()/10" office:value-type="float" office:value="0.0476813393179327">
            <text:p>0,04768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formula="of:=RAND()*(22-19)+19" office:value-type="float" office:value="19.0552512523718">
            <text:p>19,0552512524</text:p>
          </table:table-cell>
          <table:table-cell table:formula="of:=RAND()/10" office:value-type="float" office:value="0.0782254019752145">
            <text:p>0,078225</text:p>
          </table:table-cell>
          <table:table-cell table:formula="of:=RAND()/10" office:value-type="float" office:value="0.0805219107773155">
            <text:p>0,080522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formula="of:=RAND()*(22-19)+19" office:value-type="float" office:value="19.6824857941829">
            <text:p>19,6824857942</text:p>
          </table:table-cell>
          <table:table-cell table:formula="of:=RAND()/10" office:value-type="float" office:value="0.0924293004442006">
            <text:p>0,092429</text:p>
          </table:table-cell>
          <table:table-cell table:formula="of:=RAND()/10" office:value-type="float" office:value="0.0398569068405777">
            <text:p>0,039857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formula="of:=RAND()*(22-19)+19" office:value-type="float" office:value="19.9946691393852">
            <text:p>19,9946691394</text:p>
          </table:table-cell>
          <table:table-cell table:formula="of:=RAND()/10" office:value-type="float" office:value="0.0507407701574266">
            <text:p>0,050741</text:p>
          </table:table-cell>
          <table:table-cell table:formula="of:=RAND()/10" office:value-type="float" office:value="0.0086211197078228">
            <text:p>0,00862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formula="of:=RAND()*(22-19)+19" office:value-type="float" office:value="20.9937128890306">
            <text:p>20,993712889</text:p>
          </table:table-cell>
          <table:table-cell table:formula="of:=RAND()/10" office:value-type="float" office:value="0.0913012021686882">
            <text:p>0,091301</text:p>
          </table:table-cell>
          <table:table-cell table:formula="of:=RAND()/10" office:value-type="float" office:value="0.060318017937243">
            <text:p>0,060318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formula="of:=RAND()*(22-19)+19" office:value-type="float" office:value="21.334167228546">
            <text:p>21,3341672285</text:p>
          </table:table-cell>
          <table:table-cell table:formula="of:=RAND()/10" office:value-type="float" office:value="0.0339901352766901">
            <text:p>0,033990</text:p>
          </table:table-cell>
          <table:table-cell table:formula="of:=RAND()/10" office:value-type="float" office:value="0.0822049288544804">
            <text:p>0,082205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formula="of:=RAND()*(22-19)+19" office:value-type="float" office:value="21.3323975559324">
            <text:p>21,3323975559</text:p>
          </table:table-cell>
          <table:table-cell table:formula="of:=RAND()/10" office:value-type="float" office:value="0.00686940532177687">
            <text:p>0,006869</text:p>
          </table:table-cell>
          <table:table-cell table:formula="of:=RAND()/10" office:value-type="float" office:value="0.0502580752596259">
            <text:p>0,050258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formula="of:=RAND()*(22-19)+19" office:value-type="float" office:value="21.2435017060488">
            <text:p>21,243501706</text:p>
          </table:table-cell>
          <table:table-cell table:formula="of:=RAND()/10" office:value-type="float" office:value="0.0916038049384952">
            <text:p>0,091604</text:p>
          </table:table-cell>
          <table:table-cell table:formula="of:=RAND()/10" office:value-type="float" office:value="0.0216944365296513">
            <text:p>0,021694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formula="of:=RAND()*(22-19)+19" office:value-type="float" office:value="20.8175409571268">
            <text:p>20,8175409571</text:p>
          </table:table-cell>
          <table:table-cell table:formula="of:=RAND()/10" office:value-type="float" office:value="0.0310006150044501">
            <text:p>0,031001</text:p>
          </table:table-cell>
          <table:table-cell table:formula="of:=RAND()/10" office:value-type="float" office:value="0.0255665883421898">
            <text:p>0,02556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formula="of:=RAND()*(22-19)+19" office:value-type="float" office:value="20.3862760826014">
            <text:p>20,3862760826</text:p>
          </table:table-cell>
          <table:table-cell table:formula="of:=RAND()/10" office:value-type="float" office:value="0.0613823651801795">
            <text:p>0,061382</text:p>
          </table:table-cell>
          <table:table-cell table:formula="of:=RAND()/10" office:value-type="float" office:value="0.0863207989372313">
            <text:p>0,08632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formula="of:=RAND()*(22-19)+19" office:value-type="float" office:value="20.3233603620902">
            <text:p>20,3233603621</text:p>
          </table:table-cell>
          <table:table-cell table:formula="of:=RAND()/10" office:value-type="float" office:value="0.0709362692665309">
            <text:p>0,070936</text:p>
          </table:table-cell>
          <table:table-cell table:formula="of:=RAND()/10" office:value-type="float" office:value="0.0021542857401073">
            <text:p>0,00215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formula="of:=RAND()*(22-19)+19" office:value-type="float" office:value="21.326577253174">
            <text:p>21,3265772532</text:p>
          </table:table-cell>
          <table:table-cell table:formula="of:=RAND()/10" office:value-type="float" office:value="0.00314249563962221">
            <text:p>0,003142</text:p>
          </table:table-cell>
          <table:table-cell table:formula="of:=RAND()/10" office:value-type="float" office:value="0.096446717530489">
            <text:p>0,096447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formula="of:=RAND()*(22-19)+19" office:value-type="float" office:value="20.636009125039">
            <text:p>20,636009125</text:p>
          </table:table-cell>
          <table:table-cell table:formula="of:=RAND()/10" office:value-type="float" office:value="0.0234563906677067">
            <text:p>0,023456</text:p>
          </table:table-cell>
          <table:table-cell table:formula="of:=RAND()/10" office:value-type="float" office:value="0.00561645594425499">
            <text:p>0,00561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formula="of:=RAND()*(22-19)+19" office:value-type="float" office:value="19.844589673914">
            <text:p>19,8445896739</text:p>
          </table:table-cell>
          <table:table-cell table:formula="of:=RAND()/10" office:value-type="float" office:value="0.053596626361832">
            <text:p>0,053597</text:p>
          </table:table-cell>
          <table:table-cell table:formula="of:=RAND()/10" office:value-type="float" office:value="0.0697408725041896">
            <text:p>0,06974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formula="of:=RAND()*(22-19)+19" office:value-type="float" office:value="20.7014818540774">
            <text:p>20,7014818541</text:p>
          </table:table-cell>
          <table:table-cell table:formula="of:=RAND()/10" office:value-type="float" office:value="0.0706000600941479">
            <text:p>0,070600</text:p>
          </table:table-cell>
          <table:table-cell table:formula="of:=RAND()/10" office:value-type="float" office:value="0.00757547710090876">
            <text:p>0,00757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formula="of:=RAND()*(22-19)+19" office:value-type="float" office:value="20.0996183399111">
            <text:p>20,0996183399</text:p>
          </table:table-cell>
          <table:table-cell table:formula="of:=RAND()/10" office:value-type="float" office:value="0.090272786654532">
            <text:p>0,090273</text:p>
          </table:table-cell>
          <table:table-cell table:formula="of:=RAND()/10" office:value-type="float" office:value="0.0937465775758028">
            <text:p>0,093747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formula="of:=RAND()*(22-19)+19" office:value-type="float" office:value="20.7659183479846">
            <text:p>20,765918348</text:p>
          </table:table-cell>
          <table:table-cell table:formula="of:=RAND()/10" office:value-type="float" office:value="0.0955319713801146">
            <text:p>0,095532</text:p>
          </table:table-cell>
          <table:table-cell table:formula="of:=RAND()/10" office:value-type="float" office:value="0.0855928574223071">
            <text:p>0,085593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formula="of:=RAND()*(22-19)+19" office:value-type="float" office:value="20.5021659089252">
            <text:p>20,5021659089</text:p>
          </table:table-cell>
          <table:table-cell table:formula="of:=RAND()/10" office:value-type="float" office:value="0.0890285728499293">
            <text:p>0,089029</text:p>
          </table:table-cell>
          <table:table-cell table:formula="of:=RAND()/10" office:value-type="float" office:value="0.0270248664077371">
            <text:p>0,027025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formula="of:=RAND()*(22-19)+19" office:value-type="float" office:value="20.4510173089802">
            <text:p>20,451017309</text:p>
          </table:table-cell>
          <table:table-cell table:formula="of:=RAND()/10" office:value-type="float" office:value="0.049390420736745">
            <text:p>0,049390</text:p>
          </table:table-cell>
          <table:table-cell table:formula="of:=RAND()/10" office:value-type="float" office:value="0.0425581462215632">
            <text:p>0,04255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formula="of:=RAND()*(22-19)+19" office:value-type="float" office:value="21.5838390425779">
            <text:p>21,5838390426</text:p>
          </table:table-cell>
          <table:table-cell table:formula="of:=RAND()/10" office:value-type="float" office:value="0.0623650555498898">
            <text:p>0,062365</text:p>
          </table:table-cell>
          <table:table-cell table:formula="of:=RAND()/10" office:value-type="float" office:value="0.0600982346106321">
            <text:p>0,060098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formula="of:=RAND()*(22-19)+19" office:value-type="float" office:value="21.5010297801346">
            <text:p>21,5010297801</text:p>
          </table:table-cell>
          <table:table-cell table:formula="of:=RAND()/10" office:value-type="float" office:value="0.0312258638441563">
            <text:p>0,031226</text:p>
          </table:table-cell>
          <table:table-cell table:formula="of:=RAND()/10" office:value-type="float" office:value="0.043179231043905">
            <text:p>0,043179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formula="of:=RAND()*(22-19)+19" office:value-type="float" office:value="21.5375054408796">
            <text:p>21,5375054409</text:p>
          </table:table-cell>
          <table:table-cell table:formula="of:=RAND()/10" office:value-type="float" office:value="0.0176906659733504">
            <text:p>0,017691</text:p>
          </table:table-cell>
          <table:table-cell table:formula="of:=RAND()/10" office:value-type="float" office:value="0.0208792318589985">
            <text:p>0,020879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table:formula="of:=RAND()*(22-19)+19" office:value-type="float" office:value="21.7954325005412">
            <text:p>21,7954325005</text:p>
          </table:table-cell>
          <table:table-cell table:formula="of:=RAND()/10" office:value-type="float" office:value="0.0110132578760386">
            <text:p>0,011013</text:p>
          </table:table-cell>
          <table:table-cell table:formula="of:=RAND()/10" office:value-type="float" office:value="0.026457530958578">
            <text:p>0,02645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table:formula="of:=RAND()*(22-19)+19" office:value-type="float" office:value="19.1419104179367">
            <text:p>19,1419104179</text:p>
          </table:table-cell>
          <table:table-cell table:formula="of:=RAND()/10" office:value-type="float" office:value="0.0829132138285786">
            <text:p>0,082913</text:p>
          </table:table-cell>
          <table:table-cell table:formula="of:=RAND()/10" office:value-type="float" office:value="0.00117625542916358">
            <text:p>0,00117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formula="of:=RAND()*(22-19)+19" office:value-type="float" office:value="21.1286436235532">
            <text:p>21,1286436236</text:p>
          </table:table-cell>
          <table:table-cell table:formula="of:=RAND()/10" office:value-type="float" office:value="0.0534853748977184">
            <text:p>0,053485</text:p>
          </table:table-cell>
          <table:table-cell table:formula="of:=RAND()/10" office:value-type="float" office:value="0.0062075050547719">
            <text:p>0,006208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table:formula="of:=RAND()*(22-19)+19" office:value-type="float" office:value="21.2372835869901">
            <text:p>21,237283587</text:p>
          </table:table-cell>
          <table:table-cell table:formula="of:=RAND()/10" office:value-type="float" office:value="0.0229636093601584">
            <text:p>0,022964</text:p>
          </table:table-cell>
          <table:table-cell table:formula="of:=RAND()/10" office:value-type="float" office:value="0.0217999065294862">
            <text:p>0,02180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table:formula="of:=RAND()*(22-19)+19" office:value-type="float" office:value="21.2421951028518">
            <text:p>21,2421951029</text:p>
          </table:table-cell>
          <table:table-cell table:formula="of:=RAND()/10" office:value-type="float" office:value="0.0537058727350086">
            <text:p>0,053706</text:p>
          </table:table-cell>
          <table:table-cell table:formula="of:=RAND()/10" office:value-type="float" office:value="0.0372862936463207">
            <text:p>0,037286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table:formula="of:=RAND()*(22-19)+19" office:value-type="float" office:value="21.3464113255031">
            <text:p>21,3464113255</text:p>
          </table:table-cell>
          <table:table-cell table:formula="of:=RAND()/10" office:value-type="float" office:value="0.0295181992929429">
            <text:p>0,029518</text:p>
          </table:table-cell>
          <table:table-cell table:formula="of:=RAND()/10" office:value-type="float" office:value="0.0762869016733021">
            <text:p>0,07628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table:formula="of:=RAND()*(22-19)+19" office:value-type="float" office:value="21.8785408963449">
            <text:p>21,8785408963</text:p>
          </table:table-cell>
          <table:table-cell table:formula="of:=RAND()/10" office:value-type="float" office:value="0.0296160794328898">
            <text:p>0,029616</text:p>
          </table:table-cell>
          <table:table-cell table:formula="of:=RAND()/10" office:value-type="float" office:value="0.0559334876481444">
            <text:p>0,05593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table:formula="of:=RAND()*(22-19)+19" office:value-type="float" office:value="20.6985491183586">
            <text:p>20,6985491184</text:p>
          </table:table-cell>
          <table:table-cell table:formula="of:=RAND()/10" office:value-type="float" office:value="0.0476864770520479">
            <text:p>0,047686</text:p>
          </table:table-cell>
          <table:table-cell table:formula="of:=RAND()/10" office:value-type="float" office:value="0.0963282457087189">
            <text:p>0,096328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table:formula="of:=RAND()*(22-19)+19" office:value-type="float" office:value="19.557526522316">
            <text:p>19,5575265223</text:p>
          </table:table-cell>
          <table:table-cell table:formula="of:=RAND()/10" office:value-type="float" office:value="0.00530544305220246">
            <text:p>0,005305</text:p>
          </table:table-cell>
          <table:table-cell table:formula="of:=RAND()/10" office:value-type="float" office:value="0.0543685828335583">
            <text:p>0,054369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table:formula="of:=RAND()*(22-19)+19" office:value-type="float" office:value="21.4020504336804">
            <text:p>21,4020504337</text:p>
          </table:table-cell>
          <table:table-cell table:formula="of:=RAND()/10" office:value-type="float" office:value="0.0287179196253419">
            <text:p>0,028718</text:p>
          </table:table-cell>
          <table:table-cell table:formula="of:=RAND()/10" office:value-type="float" office:value="0.00361482696607709">
            <text:p>0,003615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formula="of:=RAND()*(22-19)+19" office:value-type="float" office:value="20.7538003707305">
            <text:p>20,7538003707</text:p>
          </table:table-cell>
          <table:table-cell table:formula="of:=RAND()/10" office:value-type="float" office:value="0.0259118790272623">
            <text:p>0,025912</text:p>
          </table:table-cell>
          <table:table-cell table:formula="of:=RAND()/10" office:value-type="float" office:value="0.0768501564860344">
            <text:p>0,07685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table:formula="of:=RAND()*(22-19)+19" office:value-type="float" office:value="20.2400123178959">
            <text:p>20,2400123179</text:p>
          </table:table-cell>
          <table:table-cell table:formula="of:=RAND()/10" office:value-type="float" office:value="0.0977347434964031">
            <text:p>0,097735</text:p>
          </table:table-cell>
          <table:table-cell table:formula="of:=RAND()/10" office:value-type="float" office:value="0.094225489674136">
            <text:p>0,094225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table:formula="of:=RAND()*(22-19)+19" office:value-type="float" office:value="19.3967195730656">
            <text:p>19,3967195731</text:p>
          </table:table-cell>
          <table:table-cell table:formula="of:=RAND()/10" office:value-type="float" office:value="0.0794586897827685">
            <text:p>0,079459</text:p>
          </table:table-cell>
          <table:table-cell table:formula="of:=RAND()/10" office:value-type="float" office:value="0.0122359466738999">
            <text:p>0,012236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formula="of:=RAND()*(22-19)+19" office:value-type="float" office:value="19.747513261158">
            <text:p>19,7475132612</text:p>
          </table:table-cell>
          <table:table-cell table:formula="of:=RAND()/10" office:value-type="float" office:value="0.0172130812425166">
            <text:p>0,017213</text:p>
          </table:table-cell>
          <table:table-cell table:formula="of:=RAND()/10" office:value-type="float" office:value="0.0371681744232774">
            <text:p>0,037168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table:formula="of:=RAND()*(22-19)+19" office:value-type="float" office:value="19.5741795464419">
            <text:p>19,5741795464</text:p>
          </table:table-cell>
          <table:table-cell table:formula="of:=RAND()/10" office:value-type="float" office:value="0.0317248787730932">
            <text:p>0,031725</text:p>
          </table:table-cell>
          <table:table-cell table:formula="of:=RAND()/10" office:value-type="float" office:value="0.0764304185286164">
            <text:p>0,07643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table:formula="of:=RAND()*(22-19)+19" office:value-type="float" office:value="21.729117128998">
            <text:p>21,729117129</text:p>
          </table:table-cell>
          <table:table-cell table:formula="of:=RAND()/10" office:value-type="float" office:value="0.0863280951045454">
            <text:p>0,086328</text:p>
          </table:table-cell>
          <table:table-cell table:formula="of:=RAND()/10" office:value-type="float" office:value="0.0624940219335258">
            <text:p>0,062494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table:formula="of:=RAND()*(22-19)+19" office:value-type="float" office:value="21.9910149672069">
            <text:p>21,9910149672</text:p>
          </table:table-cell>
          <table:table-cell table:formula="of:=RAND()/10" office:value-type="float" office:value="0.0088168861810118">
            <text:p>0,008817</text:p>
          </table:table-cell>
          <table:table-cell table:formula="of:=RAND()/10" office:value-type="float" office:value="0.0588626109529287">
            <text:p>0,058863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table:formula="of:=RAND()*(22-19)+19" office:value-type="float" office:value="21.3917205035686">
            <text:p>21,3917205036</text:p>
          </table:table-cell>
          <table:table-cell table:formula="of:=RAND()/10" office:value-type="float" office:value="0.0627254938241094">
            <text:p>0,062725</text:p>
          </table:table-cell>
          <table:table-cell table:formula="of:=RAND()/10" office:value-type="float" office:value="0.00199700687080622">
            <text:p>0,001997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table:formula="of:=RAND()*(22-19)+19" office:value-type="float" office:value="20.1153932115994">
            <text:p>20,1153932116</text:p>
          </table:table-cell>
          <table:table-cell table:formula="of:=RAND()/10" office:value-type="float" office:value="0.047710460331291">
            <text:p>0,047710</text:p>
          </table:table-cell>
          <table:table-cell table:formula="of:=RAND()/10" office:value-type="float" office:value="0.0488148208707571">
            <text:p>0,04881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table:formula="of:=RAND()*(22-19)+19" office:value-type="float" office:value="20.314375329297">
            <text:p>20,3143753293</text:p>
          </table:table-cell>
          <table:table-cell table:formula="of:=RAND()/10" office:value-type="float" office:value="0.0797531554475427">
            <text:p>0,079753</text:p>
          </table:table-cell>
          <table:table-cell table:formula="of:=RAND()/10" office:value-type="float" office:value="0.061016896693036">
            <text:p>0,061017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table:formula="of:=RAND()*(22-19)+19" office:value-type="float" office:value="20.7182977567427">
            <text:p>20,7182977567</text:p>
          </table:table-cell>
          <table:table-cell table:formula="of:=RAND()/10" office:value-type="float" office:value="0.0658679894637316">
            <text:p>0,065868</text:p>
          </table:table-cell>
          <table:table-cell table:formula="of:=RAND()/10" office:value-type="float" office:value="0.0984437244478613">
            <text:p>0,098444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table:formula="of:=RAND()*(22-19)+19" office:value-type="float" office:value="21.7514023380354">
            <text:p>21,751402338</text:p>
          </table:table-cell>
          <table:table-cell table:formula="of:=RAND()/10" office:value-type="float" office:value="0.0711668509989977">
            <text:p>0,071167</text:p>
          </table:table-cell>
          <table:table-cell table:formula="of:=RAND()/10" office:value-type="float" office:value="0.0544312768615782">
            <text:p>0,054431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table:formula="of:=RAND()*(22-19)+19" office:value-type="float" office:value="21.1589650032111">
            <text:p>21,1589650032</text:p>
          </table:table-cell>
          <table:table-cell table:formula="of:=RAND()/10" office:value-type="float" office:value="0.0333497818093747">
            <text:p>0,033350</text:p>
          </table:table-cell>
          <table:table-cell table:formula="of:=RAND()/10" office:value-type="float" office:value="0.0307577691972256">
            <text:p>0,030758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table:formula="of:=RAND()*(22-19)+19" office:value-type="float" office:value="19.4197796122171">
            <text:p>19,4197796122</text:p>
          </table:table-cell>
          <table:table-cell table:formula="of:=RAND()/10" office:value-type="float" office:value="0.0364680496044457">
            <text:p>0,036468</text:p>
          </table:table-cell>
          <table:table-cell table:formula="of:=RAND()/10" office:value-type="float" office:value="0.00601920154877007">
            <text:p>0,006019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table:formula="of:=RAND()*(22-19)+19" office:value-type="float" office:value="19.8510206779465">
            <text:p>19,8510206779</text:p>
          </table:table-cell>
          <table:table-cell table:formula="of:=RAND()/10" office:value-type="float" office:value="0.0614396377000958">
            <text:p>0,061440</text:p>
          </table:table-cell>
          <table:table-cell table:formula="of:=RAND()/10" office:value-type="float" office:value="0.048177854437381">
            <text:p>0,048178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table:formula="of:=RAND()*(22-19)+19" office:value-type="float" office:value="19.9248833511956">
            <text:p>19,9248833512</text:p>
          </table:table-cell>
          <table:table-cell table:formula="of:=RAND()/10" office:value-type="float" office:value="0.0288817532360554">
            <text:p>0,028882</text:p>
          </table:table-cell>
          <table:table-cell table:formula="of:=RAND()/10" office:value-type="float" office:value="0.0163506266660988">
            <text:p>0,016351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table:formula="of:=RAND()*(22-19)+19" office:value-type="float" office:value="20.9219455211423">
            <text:p>20,9219455211</text:p>
          </table:table-cell>
          <table:table-cell table:formula="of:=RAND()/10" office:value-type="float" office:value="0.025496622454375">
            <text:p>0,025497</text:p>
          </table:table-cell>
          <table:table-cell table:formula="of:=RAND()/10" office:value-type="float" office:value="0.0330440679565072">
            <text:p>0,033044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table:formula="of:=RAND()*(22-19)+19" office:value-type="float" office:value="21.3020379883237">
            <text:p>21,3020379883</text:p>
          </table:table-cell>
          <table:table-cell table:formula="of:=RAND()/10" office:value-type="float" office:value="0.0108300584368408">
            <text:p>0,010830</text:p>
          </table:table-cell>
          <table:table-cell table:formula="of:=RAND()/10" office:value-type="float" office:value="0.0907360007055104">
            <text:p>0,090736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table:formula="of:=RAND()*(22-19)+19" office:value-type="float" office:value="19.5087223951705">
            <text:p>19,5087223952</text:p>
          </table:table-cell>
          <table:table-cell table:formula="of:=RAND()/10" office:value-type="float" office:value="0.0912468087859452">
            <text:p>0,091247</text:p>
          </table:table-cell>
          <table:table-cell table:formula="of:=RAND()/10" office:value-type="float" office:value="0.0764488612767309">
            <text:p>0,07644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formula="of:=RAND()*(22-19)+19" office:value-type="float" office:value="20.4229753012769">
            <text:p>20,4229753013</text:p>
          </table:table-cell>
          <table:table-cell table:formula="of:=RAND()/10" office:value-type="float" office:value="0.0567224863450974">
            <text:p>0,056722</text:p>
          </table:table-cell>
          <table:table-cell table:formula="of:=RAND()/10" office:value-type="float" office:value="0.0762232990004122">
            <text:p>0,076223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table:formula="of:=RAND()*(22-19)+19" office:value-type="float" office:value="20.8395434292033">
            <text:p>20,8395434292</text:p>
          </table:table-cell>
          <table:table-cell table:formula="of:=RAND()/10" office:value-type="float" office:value="0.0285207244101912">
            <text:p>0,028521</text:p>
          </table:table-cell>
          <table:table-cell table:formula="of:=RAND()/10" office:value-type="float" office:value="0.0116152325645089">
            <text:p>0,011615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table:formula="of:=RAND()*(22-19)+19" office:value-type="float" office:value="19.3041548957117">
            <text:p>19,3041548957</text:p>
          </table:table-cell>
          <table:table-cell table:formula="of:=RAND()/10" office:value-type="float" office:value="0.00226006666198373">
            <text:p>0,002260</text:p>
          </table:table-cell>
          <table:table-cell table:formula="of:=RAND()/10" office:value-type="float" office:value="0.00290639223530889">
            <text:p>0,002906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table:formula="of:=RAND()*(22-19)+19" office:value-type="float" office:value="20.5648857192136">
            <text:p>20,5648857192</text:p>
          </table:table-cell>
          <table:table-cell table:formula="of:=RAND()/10" office:value-type="float" office:value="0.039635700173676">
            <text:p>0,039636</text:p>
          </table:table-cell>
          <table:table-cell table:formula="of:=RAND()/10" office:value-type="float" office:value="0.0773995544295758">
            <text:p>0,07740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table:formula="of:=RAND()*(22-19)+19" office:value-type="float" office:value="19.9681870541535">
            <text:p>19,9681870542</text:p>
          </table:table-cell>
          <table:table-cell table:formula="of:=RAND()/10" office:value-type="float" office:value="0.0820060993544757">
            <text:p>0,082006</text:p>
          </table:table-cell>
          <table:table-cell table:formula="of:=RAND()/10" office:value-type="float" office:value="0.0178227376658469">
            <text:p>0,017823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formula="of:=RAND()*(22-19)+19" office:value-type="float" office:value="21.5414384840988">
            <text:p>21,5414384841</text:p>
          </table:table-cell>
          <table:table-cell table:formula="of:=RAND()/10" office:value-type="float" office:value="0.0252236760221422">
            <text:p>0,025224</text:p>
          </table:table-cell>
          <table:table-cell table:formula="of:=RAND()/10" office:value-type="float" office:value="0.0247062987647951">
            <text:p>0,024706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table:formula="of:=RAND()*(22-19)+19" office:value-type="float" office:value="19.8070808234625">
            <text:p>19,8070808235</text:p>
          </table:table-cell>
          <table:table-cell table:formula="of:=RAND()/10" office:value-type="float" office:value="0.0933415729086846">
            <text:p>0,093342</text:p>
          </table:table-cell>
          <table:table-cell table:formula="of:=RAND()/10" office:value-type="float" office:value="0.0146858480758965">
            <text:p>0,01468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formula="of:=RAND()*(22-19)+19" office:value-type="float" office:value="19.3145983796567">
            <text:p>19,3145983797</text:p>
          </table:table-cell>
          <table:table-cell table:formula="of:=RAND()/10" office:value-type="float" office:value="0.0115242986474186">
            <text:p>0,011524</text:p>
          </table:table-cell>
          <table:table-cell table:formula="of:=RAND()/10" office:value-type="float" office:value="0.094109639339149">
            <text:p>0,09411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formula="of:=RAND()*(22-19)+19" office:value-type="float" office:value="21.4199793804437">
            <text:p>21,4199793804</text:p>
          </table:table-cell>
          <table:table-cell table:formula="of:=RAND()/10" office:value-type="float" office:value="0.054839755455032">
            <text:p>0,054840</text:p>
          </table:table-cell>
          <table:table-cell table:formula="of:=RAND()/10" office:value-type="float" office:value="0.0806397864129394">
            <text:p>0,08064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formula="of:=RAND()*(22-19)+19" office:value-type="float" office:value="21.5056299418211">
            <text:p>21,5056299418</text:p>
          </table:table-cell>
          <table:table-cell table:formula="of:=RAND()/10" office:value-type="float" office:value="0.0410280499607325">
            <text:p>0,041028</text:p>
          </table:table-cell>
          <table:table-cell table:formula="of:=RAND()/10" office:value-type="float" office:value="0.0110140937846154">
            <text:p>0,01101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formula="of:=RAND()*(22-19)+19" office:value-type="float" office:value="19.8721249019727">
            <text:p>19,872124902</text:p>
          </table:table-cell>
          <table:table-cell table:formula="of:=RAND()/10" office:value-type="float" office:value="0.0168297416996211">
            <text:p>0,016830</text:p>
          </table:table-cell>
          <table:table-cell table:formula="of:=RAND()/10" office:value-type="float" office:value="0.0484782221727073">
            <text:p>0,048478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formula="of:=RAND()*(22-19)+19" office:value-type="float" office:value="20.8220298141241">
            <text:p>20,8220298141</text:p>
          </table:table-cell>
          <table:table-cell table:formula="of:=RAND()/10" office:value-type="float" office:value="0.08355767512694">
            <text:p>0,083558</text:p>
          </table:table-cell>
          <table:table-cell table:formula="of:=RAND()/10" office:value-type="float" office:value="0.0842546133790165">
            <text:p>0,084255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formula="of:=RAND()*(22-19)+19" office:value-type="float" office:value="20.2594303139485">
            <text:p>20,2594303139</text:p>
          </table:table-cell>
          <table:table-cell table:formula="of:=RAND()/10" office:value-type="float" office:value="0.0669399290345609">
            <text:p>0,066940</text:p>
          </table:table-cell>
          <table:table-cell table:formula="of:=RAND()/10" office:value-type="float" office:value="0.0878642502706498">
            <text:p>0,087864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formula="of:=RAND()*(22-19)+19" office:value-type="float" office:value="21.1121372198686">
            <text:p>21,1121372199</text:p>
          </table:table-cell>
          <table:table-cell table:formula="of:=RAND()/10" office:value-type="float" office:value="0.0145644851960242">
            <text:p>0,014564</text:p>
          </table:table-cell>
          <table:table-cell table:formula="of:=RAND()/10" office:value-type="float" office:value="0.0427037118468434">
            <text:p>0,042704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formula="of:=RAND()*(22-19)+19" office:value-type="float" office:value="21.2187493885867">
            <text:p>21,2187493886</text:p>
          </table:table-cell>
          <table:table-cell table:formula="of:=RAND()/10" office:value-type="float" office:value="0.0630163649097085">
            <text:p>0,063016</text:p>
          </table:table-cell>
          <table:table-cell table:formula="of:=RAND()/10" office:value-type="float" office:value="0.0964905600529164">
            <text:p>0,096491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formula="of:=RAND()*(22-19)+19" office:value-type="float" office:value="21.0069435751066">
            <text:p>21,0069435751</text:p>
          </table:table-cell>
          <table:table-cell table:formula="of:=RAND()/10" office:value-type="float" office:value="0.0841530102770776">
            <text:p>0,084153</text:p>
          </table:table-cell>
          <table:table-cell table:formula="of:=RAND()/10" office:value-type="float" office:value="0.0250324246939272">
            <text:p>0,025032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formula="of:=RAND()*(22-19)+19" office:value-type="float" office:value="21.6863167677075">
            <text:p>21,6863167677</text:p>
          </table:table-cell>
          <table:table-cell table:formula="of:=RAND()/10" office:value-type="float" office:value="0.0462893640156835">
            <text:p>0,046289</text:p>
          </table:table-cell>
          <table:table-cell table:formula="of:=RAND()/10" office:value-type="float" office:value="0.0191341303754598">
            <text:p>0,019134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table:formula="of:=RAND()*(22-19)+19" office:value-type="float" office:value="20.9478665175848">
            <text:p>20,9478665176</text:p>
          </table:table-cell>
          <table:table-cell table:formula="of:=RAND()/10" office:value-type="float" office:value="0.04934446006082">
            <text:p>0,049344</text:p>
          </table:table-cell>
          <table:table-cell table:formula="of:=RAND()/10" office:value-type="float" office:value="0.0589845820330083">
            <text:p>0,058985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table:formula="of:=RAND()*(22-19)+19" office:value-type="float" office:value="20.9979585423134">
            <text:p>20,9979585423</text:p>
          </table:table-cell>
          <table:table-cell table:formula="of:=RAND()/10" office:value-type="float" office:value="0.0929698964580894">
            <text:p>0,092970</text:p>
          </table:table-cell>
          <table:table-cell table:formula="of:=RAND()/10" office:value-type="float" office:value="0.0838950356468558">
            <text:p>0,083895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formula="of:=RAND()*(22-19)+19" office:value-type="float" office:value="21.0780372712761">
            <text:p>21,0780372713</text:p>
          </table:table-cell>
          <table:table-cell table:formula="of:=RAND()/10" office:value-type="float" office:value="0.00901485783979297">
            <text:p>0,009015</text:p>
          </table:table-cell>
          <table:table-cell table:formula="of:=RAND()/10" office:value-type="float" office:value="0.0211311372928321">
            <text:p>0,021131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table:formula="of:=RAND()*(22-19)+19" office:value-type="float" office:value="19.0632597305812">
            <text:p>19,0632597306</text:p>
          </table:table-cell>
          <table:table-cell table:formula="of:=RAND()/10" office:value-type="float" office:value="0.0970549203921109">
            <text:p>0,097055</text:p>
          </table:table-cell>
          <table:table-cell table:formula="of:=RAND()/10" office:value-type="float" office:value="0.00779940290376544">
            <text:p>0,007799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formula="of:=RAND()*(22-19)+19" office:value-type="float" office:value="19.3123338730074">
            <text:p>19,312333873</text:p>
          </table:table-cell>
          <table:table-cell table:formula="of:=RAND()/10" office:value-type="float" office:value="0.072723051905632">
            <text:p>0,072723</text:p>
          </table:table-cell>
          <table:table-cell table:formula="of:=RAND()/10" office:value-type="float" office:value="0.0449119323864579">
            <text:p>0,044912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table:formula="of:=RAND()*(22-19)+19" office:value-type="float" office:value="19.7963350294158">
            <text:p>19,7963350294</text:p>
          </table:table-cell>
          <table:table-cell table:formula="of:=RAND()/10" office:value-type="float" office:value="0.0748828473035246">
            <text:p>0,074883</text:p>
          </table:table-cell>
          <table:table-cell table:formula="of:=RAND()/10" office:value-type="float" office:value="0.0195748617406935">
            <text:p>0,019575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formula="of:=RAND()*(22-19)+19" office:value-type="float" office:value="21.8146620686166">
            <text:p>21,8146620686</text:p>
          </table:table-cell>
          <table:table-cell table:formula="of:=RAND()/10" office:value-type="float" office:value="0.0682217713911086">
            <text:p>0,068222</text:p>
          </table:table-cell>
          <table:table-cell table:formula="of:=RAND()/10" office:value-type="float" office:value="0.0622306797653437">
            <text:p>0,062231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formula="of:=RAND()*(22-19)+19" office:value-type="float" office:value="21.4712988762185">
            <text:p>21,4712988762</text:p>
          </table:table-cell>
          <table:table-cell table:formula="of:=RAND()/10" office:value-type="float" office:value="0.00607283376157284">
            <text:p>0,006073</text:p>
          </table:table-cell>
          <table:table-cell table:formula="of:=RAND()/10" office:value-type="float" office:value="0.0756697015836835">
            <text:p>0,07567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formula="of:=RAND()*(22-19)+19" office:value-type="float" office:value="20.2161146416329">
            <text:p>20,2161146416</text:p>
          </table:table-cell>
          <table:table-cell table:formula="of:=RAND()/10" office:value-type="float" office:value="0.0113508969079703">
            <text:p>0,011351</text:p>
          </table:table-cell>
          <table:table-cell table:formula="of:=RAND()/10" office:value-type="float" office:value="0.0255940632894635">
            <text:p>0,025594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formula="of:=RAND()*(22-19)+19" office:value-type="float" office:value="19.6656827465631">
            <text:p>19,6656827466</text:p>
          </table:table-cell>
          <table:table-cell table:formula="of:=RAND()/10" office:value-type="float" office:value="0.0296614090912044">
            <text:p>0,029661</text:p>
          </table:table-cell>
          <table:table-cell table:formula="of:=RAND()/10" office:value-type="float" office:value="0.0104085342492908">
            <text:p>0,010409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table:formula="of:=RAND()*(22-19)+19" office:value-type="float" office:value="19.3961822288111">
            <text:p>19,3961822288</text:p>
          </table:table-cell>
          <table:table-cell table:formula="of:=RAND()/10" office:value-type="float" office:value="0.0349545869976282">
            <text:p>0,034955</text:p>
          </table:table-cell>
          <table:table-cell table:formula="of:=RAND()/10" office:value-type="float" office:value="0.0920203282497823">
            <text:p>0,09202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formula="of:=RAND()*(22-19)+19" office:value-type="float" office:value="19.1380601627752">
            <text:p>19,1380601628</text:p>
          </table:table-cell>
          <table:table-cell table:formula="of:=RAND()/10" office:value-type="float" office:value="0.0368475194089115">
            <text:p>0,036848</text:p>
          </table:table-cell>
          <table:table-cell table:formula="of:=RAND()/10" office:value-type="float" office:value="0.0586381312459707">
            <text:p>0,058638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formula="of:=RAND()*(22-19)+19" office:value-type="float" office:value="21.9677207348868">
            <text:p>21,9677207349</text:p>
          </table:table-cell>
          <table:table-cell table:formula="of:=RAND()/10" office:value-type="float" office:value="0.0404914675280452">
            <text:p>0,040491</text:p>
          </table:table-cell>
          <table:table-cell table:formula="of:=RAND()/10" office:value-type="float" office:value="0.0011445349548012">
            <text:p>0,001145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table:formula="of:=RAND()*(22-19)+19" office:value-type="float" office:value="19.9049046239816">
            <text:p>19,904904624</text:p>
          </table:table-cell>
          <table:table-cell table:formula="of:=RAND()/10" office:value-type="float" office:value="0.0262013957835734">
            <text:p>0,026201</text:p>
          </table:table-cell>
          <table:table-cell table:formula="of:=RAND()/10" office:value-type="float" office:value="0.0684691895265132">
            <text:p>0,068469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formula="of:=RAND()*(22-19)+19" office:value-type="float" office:value="20.5610354640521">
            <text:p>20,5610354641</text:p>
          </table:table-cell>
          <table:table-cell table:formula="of:=RAND()/10" office:value-type="float" office:value="0.0935700057540089">
            <text:p>0,093570</text:p>
          </table:table-cell>
          <table:table-cell table:formula="of:=RAND()/10" office:value-type="float" office:value="0.034861430246383">
            <text:p>0,034861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formula="of:=RAND()*(22-19)+19" office:value-type="float" office:value="20.8072641654871">
            <text:p>20,8072641655</text:p>
          </table:table-cell>
          <table:table-cell table:formula="of:=RAND()/10" office:value-type="float" office:value="0.0690121919848025">
            <text:p>0,069012</text:p>
          </table:table-cell>
          <table:table-cell table:formula="of:=RAND()/10" office:value-type="float" office:value="0.0127597675193101">
            <text:p>0,01276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formula="of:=RAND()*(22-19)+19" office:value-type="float" office:value="20.2090595196933">
            <text:p>20,2090595197</text:p>
          </table:table-cell>
          <table:table-cell table:formula="of:=RAND()/10" office:value-type="float" office:value="0.0284614624455571">
            <text:p>0,028461</text:p>
          </table:table-cell>
          <table:table-cell table:formula="of:=RAND()/10" office:value-type="float" office:value="0.0713755818083882">
            <text:p>0,071376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formula="of:=RAND()*(22-19)+19" office:value-type="float" office:value="19.1259211846627">
            <text:p>19,1259211847</text:p>
          </table:table-cell>
          <table:table-cell table:formula="of:=RAND()/10" office:value-type="float" office:value="0.0332057059276849">
            <text:p>0,033206</text:p>
          </table:table-cell>
          <table:table-cell table:formula="of:=RAND()/10" office:value-type="float" office:value="0.0122609846759588">
            <text:p>0,012261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table:formula="of:=RAND()*(22-19)+19" office:value-type="float" office:value="21.7754512196407">
            <text:p>21,7754512196</text:p>
          </table:table-cell>
          <table:table-cell table:formula="of:=RAND()/10" office:value-type="float" office:value="0.0510182913392782">
            <text:p>0,051018</text:p>
          </table:table-cell>
          <table:table-cell table:formula="of:=RAND()/10" office:value-type="float" office:value="0.0305825051851571">
            <text:p>0,030583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formula="of:=RAND()*(22-19)+19" office:value-type="float" office:value="19.750498003792">
            <text:p>19,7504980038</text:p>
          </table:table-cell>
          <table:table-cell table:formula="of:=RAND()/10" office:value-type="float" office:value="0.0536851384676993">
            <text:p>0,053685</text:p>
          </table:table-cell>
          <table:table-cell table:formula="of:=RAND()/10" office:value-type="float" office:value="0.0960818805731833">
            <text:p>0,096082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formula="of:=RAND()*(22-19)+19" office:value-type="float" office:value="19.9330020081252">
            <text:p>19,9330020081</text:p>
          </table:table-cell>
          <table:table-cell table:formula="of:=RAND()/10" office:value-type="float" office:value="0.0265472788363695">
            <text:p>0,026547</text:p>
          </table:table-cell>
          <table:table-cell table:formula="of:=RAND()/10" office:value-type="float" office:value="0.0269468327984214">
            <text:p>0,026947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formula="of:=RAND()*(22-19)+19" office:value-type="float" office:value="19.0900495992973">
            <text:p>19,0900495993</text:p>
          </table:table-cell>
          <table:table-cell table:formula="of:=RAND()/10" office:value-type="float" office:value="0.0625425899866968">
            <text:p>0,062543</text:p>
          </table:table-cell>
          <table:table-cell table:formula="of:=RAND()/10" office:value-type="float" office:value="0.0246921445243061">
            <text:p>0,024692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formula="of:=RAND()*(22-19)+19" office:value-type="float" office:value="19.1704773842357">
            <text:p>19,1704773842</text:p>
          </table:table-cell>
          <table:table-cell table:formula="of:=RAND()/10" office:value-type="float" office:value="0.00852489392273128">
            <text:p>0,008525</text:p>
          </table:table-cell>
          <table:table-cell table:formula="of:=RAND()/10" office:value-type="float" office:value="0.0767216670326889">
            <text:p>0,076722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formula="of:=RAND()*(22-19)+19" office:value-type="float" office:value="19.4386319499463">
            <text:p>19,4386319499</text:p>
          </table:table-cell>
          <table:table-cell table:formula="of:=RAND()/10" office:value-type="float" office:value="0.0675753288436681">
            <text:p>0,067575</text:p>
          </table:table-cell>
          <table:table-cell table:formula="of:=RAND()/10" office:value-type="float" office:value="0.0379609265830368">
            <text:p>0,037961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formula="of:=RAND()*(22-19)+19" office:value-type="float" office:value="19.9621745012701">
            <text:p>19,9621745013</text:p>
          </table:table-cell>
          <table:table-cell table:formula="of:=RAND()/10" office:value-type="float" office:value="0.0793723317328841">
            <text:p>0,079372</text:p>
          </table:table-cell>
          <table:table-cell table:formula="of:=RAND()/10" office:value-type="float" office:value="0.0731703666970134">
            <text:p>0,07317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formula="of:=RAND()*(22-19)+19" office:value-type="float" office:value="20.9925071997568">
            <text:p>20,9925071998</text:p>
          </table:table-cell>
          <table:table-cell table:formula="of:=RAND()/10" office:value-type="float" office:value="0.0920825690496713">
            <text:p>0,092083</text:p>
          </table:table-cell>
          <table:table-cell table:formula="of:=RAND()/10" office:value-type="float" office:value="0.0609762804117054">
            <text:p>0,060976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formula="of:=RAND()*(22-19)+19" office:value-type="float" office:value="20.6980622638948">
            <text:p>20,6980622639</text:p>
          </table:table-cell>
          <table:table-cell table:formula="of:=RAND()/10" office:value-type="float" office:value="0.034515257878229">
            <text:p>0,034515</text:p>
          </table:table-cell>
          <table:table-cell table:formula="of:=RAND()/10" office:value-type="float" office:value="0.0258251769002527">
            <text:p>0,025825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table:formula="of:=RAND()*(22-19)+19" office:value-type="float" office:value="19.0743117225356">
            <text:p>19,0743117225</text:p>
          </table:table-cell>
          <table:table-cell table:formula="of:=RAND()/10" office:value-type="float" office:value="0.0939368169289082">
            <text:p>0,093937</text:p>
          </table:table-cell>
          <table:table-cell table:formula="of:=RAND()/10" office:value-type="float" office:value="0.0158740785438567">
            <text:p>0,015874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table:formula="of:=RAND()*(22-19)+19" office:value-type="float" office:value="20.2112565883435">
            <text:p>20,2112565883</text:p>
          </table:table-cell>
          <table:table-cell table:formula="of:=RAND()/10" office:value-type="float" office:value="0.0550989340059459">
            <text:p>0,055099</text:p>
          </table:table-cell>
          <table:table-cell table:formula="of:=RAND()/10" office:value-type="float" office:value="0.0574668405111879">
            <text:p>0,057467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formula="of:=RAND()*(22-19)+19" office:value-type="float" office:value="19.7050058390014">
            <text:p>19,705005839</text:p>
          </table:table-cell>
          <table:table-cell table:formula="of:=RAND()/10" office:value-type="float" office:value="0.0186682681553066">
            <text:p>0,018668</text:p>
          </table:table-cell>
          <table:table-cell table:formula="of:=RAND()/10" office:value-type="float" office:value="0.0508576015941799">
            <text:p>0,050858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formula="of:=RAND()*(22-19)+19" office:value-type="float" office:value="21.7606284902431">
            <text:p>21,7606284902</text:p>
          </table:table-cell>
          <table:table-cell table:formula="of:=RAND()/10" office:value-type="float" office:value="0.0402261809445918">
            <text:p>0,040226</text:p>
          </table:table-cell>
          <table:table-cell table:formula="of:=RAND()/10" office:value-type="float" office:value="0.0350082089658827">
            <text:p>0,035008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table:formula="of:=RAND()*(22-19)+19" office:value-type="float" office:value="19.1591231059283">
            <text:p>19,1591231059</text:p>
          </table:table-cell>
          <table:table-cell table:formula="of:=RAND()/10" office:value-type="float" office:value="0.0044433940667659">
            <text:p>0,004443</text:p>
          </table:table-cell>
          <table:table-cell table:formula="of:=RAND()/10" office:value-type="float" office:value="0.0164514225441962">
            <text:p>0,016451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formula="of:=RAND()*(22-19)+19" office:value-type="float" office:value="21.7029643827118">
            <text:p>21,7029643827</text:p>
          </table:table-cell>
          <table:table-cell table:formula="of:=RAND()/10" office:value-type="float" office:value="0.0116381646133959">
            <text:p>0,011638</text:p>
          </table:table-cell>
          <table:table-cell table:formula="of:=RAND()/10" office:value-type="float" office:value="0.0347526372876018">
            <text:p>0,03475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formula="of:=RAND()*(22-19)+19" office:value-type="float" office:value="20.8386657615192">
            <text:p>20,8386657615</text:p>
          </table:table-cell>
          <table:table-cell table:formula="of:=RAND()/10" office:value-type="float" office:value="0.0492410387843847">
            <text:p>0,049241</text:p>
          </table:table-cell>
          <table:table-cell table:formula="of:=RAND()/10" office:value-type="float" office:value="0.0561393462587148">
            <text:p>0,056139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formula="of:=RAND()*(22-19)+19" office:value-type="float" office:value="19.2223828365095">
            <text:p>19,2223828365</text:p>
          </table:table-cell>
          <table:table-cell table:formula="of:=RAND()/10" office:value-type="float" office:value="0.00149831445887685">
            <text:p>0,001498</text:p>
          </table:table-cell>
          <table:table-cell table:formula="of:=RAND()/10" office:value-type="float" office:value="0.0242508254479617">
            <text:p>0,024251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table:formula="of:=RAND()*(22-19)+19" office:value-type="float" office:value="19.0152982557192">
            <text:p>19,0152982557</text:p>
          </table:table-cell>
          <table:table-cell table:formula="of:=RAND()/10" office:value-type="float" office:value="0.084361216519028">
            <text:p>0,084361</text:p>
          </table:table-cell>
          <table:table-cell table:formula="of:=RAND()/10" office:value-type="float" office:value="0.0796645696740597">
            <text:p>0,079665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table:formula="of:=RAND()*(22-19)+19" office:value-type="float" office:value="21.635000790935">
            <text:p>21,6350007909</text:p>
          </table:table-cell>
          <table:table-cell table:formula="of:=RAND()/10" office:value-type="float" office:value="0.0241238861344755">
            <text:p>0,024124</text:p>
          </table:table-cell>
          <table:table-cell table:formula="of:=RAND()/10" office:value-type="float" office:value="0.0757142079994082">
            <text:p>0,075714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table:formula="of:=RAND()*(22-19)+19" office:value-type="float" office:value="19.0370449051261">
            <text:p>19,0370449051</text:p>
          </table:table-cell>
          <table:table-cell table:formula="of:=RAND()/10" office:value-type="float" office:value="0.0697200858499855">
            <text:p>0,069720</text:p>
          </table:table-cell>
          <table:table-cell table:formula="of:=RAND()/10" office:value-type="float" office:value="0.0864815052598715">
            <text:p>0,086482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table:formula="of:=RAND()*(22-19)+19" office:value-type="float" office:value="21.4865971319377">
            <text:p>21,4865971319</text:p>
          </table:table-cell>
          <table:table-cell table:formula="of:=RAND()/10" office:value-type="float" office:value="0.0904340502806008">
            <text:p>0,090434</text:p>
          </table:table-cell>
          <table:table-cell table:formula="of:=RAND()/10" office:value-type="float" office:value="0.0553342712577432">
            <text:p>0,055334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table:formula="of:=RAND()*(22-19)+19" office:value-type="float" office:value="19.8511154325679">
            <text:p>19,8511154326</text:p>
          </table:table-cell>
          <table:table-cell table:formula="of:=RAND()/10" office:value-type="float" office:value="0.0354747830424458">
            <text:p>0,035475</text:p>
          </table:table-cell>
          <table:table-cell table:formula="of:=RAND()/10" office:value-type="float" office:value="0.00130827128887177">
            <text:p>0,001308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formula="of:=RAND()*(22-19)+19" office:value-type="float" office:value="19.7027276530862">
            <text:p>19,7027276531</text:p>
          </table:table-cell>
          <table:table-cell table:formula="of:=RAND()/10" office:value-type="float" office:value="0.099381494987756">
            <text:p>0,099381</text:p>
          </table:table-cell>
          <table:table-cell table:formula="of:=RAND()/10" office:value-type="float" office:value="0.0968900395091623">
            <text:p>0,09689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table:formula="of:=RAND()*(22-19)+19" office:value-type="float" office:value="21.8827793607488">
            <text:p>21,8827793607</text:p>
          </table:table-cell>
          <table:table-cell table:formula="of:=RAND()/10" office:value-type="float" office:value="0.025388637278229">
            <text:p>0,025389</text:p>
          </table:table-cell>
          <table:table-cell table:formula="of:=RAND()/10" office:value-type="float" office:value="0.0473545995540917">
            <text:p>0,047355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formula="of:=RAND()*(22-19)+19" office:value-type="float" office:value="19.9891755953431">
            <text:p>19,9891755953</text:p>
          </table:table-cell>
          <table:table-cell table:formula="of:=RAND()/10" office:value-type="float" office:value="0.0723223024513572">
            <text:p>0,072322</text:p>
          </table:table-cell>
          <table:table-cell table:formula="of:=RAND()/10" office:value-type="float" office:value="0.0599464025348425">
            <text:p>0,059946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table:formula="of:=RAND()*(22-19)+19" office:value-type="float" office:value="19.670448387973">
            <text:p>19,670448388</text:p>
          </table:table-cell>
          <table:table-cell table:formula="of:=RAND()/10" office:value-type="float" office:value="0.0398729625158012">
            <text:p>0,039873</text:p>
          </table:table-cell>
          <table:table-cell table:formula="of:=RAND()/10" office:value-type="float" office:value="0.0980345744639635">
            <text:p>0,098035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table:formula="of:=RAND()*(22-19)+19" office:value-type="float" office:value="19.7876839847304">
            <text:p>19,7876839847</text:p>
          </table:table-cell>
          <table:table-cell table:formula="of:=RAND()/10" office:value-type="float" office:value="0.0515900330618024">
            <text:p>0,051590</text:p>
          </table:table-cell>
          <table:table-cell table:formula="of:=RAND()/10" office:value-type="float" office:value="0.0158237890806049">
            <text:p>0,015824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table:formula="of:=RAND()*(22-19)+19" office:value-type="float" office:value="21.5502110607922">
            <text:p>21,5502110608</text:p>
          </table:table-cell>
          <table:table-cell table:formula="of:=RAND()/10" office:value-type="float" office:value="0.0658923082053661">
            <text:p>0,065892</text:p>
          </table:table-cell>
          <table:table-cell table:formula="of:=RAND()/10" office:value-type="float" office:value="0.0948078327812254">
            <text:p>0,094808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table:formula="of:=RAND()*(22-19)+19" office:value-type="float" office:value="21.4777125534601">
            <text:p>21,4777125535</text:p>
          </table:table-cell>
          <table:table-cell table:formula="of:=RAND()/10" office:value-type="float" office:value="0.00888515450060368">
            <text:p>0,008885</text:p>
          </table:table-cell>
          <table:table-cell table:formula="of:=RAND()/10" office:value-type="float" office:value="0.0107943419832736">
            <text:p>0,010794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table:formula="of:=RAND()*(22-19)+19" office:value-type="float" office:value="20.9967435058206">
            <text:p>20,9967435058</text:p>
          </table:table-cell>
          <table:table-cell table:formula="of:=RAND()/10" office:value-type="float" office:value="0.0800514955073595">
            <text:p>0,080051</text:p>
          </table:table-cell>
          <table:table-cell table:formula="of:=RAND()/10" office:value-type="float" office:value="0.0871993708889931">
            <text:p>0,087199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table:formula="of:=RAND()*(22-19)+19" office:value-type="float" office:value="21.6761322454549">
            <text:p>21,6761322455</text:p>
          </table:table-cell>
          <table:table-cell table:formula="of:=RAND()/10" office:value-type="float" office:value="0.099098014133051">
            <text:p>0,099098</text:p>
          </table:table-cell>
          <table:table-cell table:formula="of:=RAND()/10" office:value-type="float" office:value="0.0070688174571842">
            <text:p>0,00706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table:formula="of:=RAND()*(22-19)+19" office:value-type="float" office:value="21.2531637731008">
            <text:p>21,2531637731</text:p>
          </table:table-cell>
          <table:table-cell table:formula="of:=RAND()/10" office:value-type="float" office:value="0.0599034458398819">
            <text:p>0,059903</text:p>
          </table:table-cell>
          <table:table-cell table:formula="of:=RAND()/10" office:value-type="float" office:value="0.0413768472149968">
            <text:p>0,04137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table:formula="of:=RAND()*(22-19)+19" office:value-type="float" office:value="21.7472415096127">
            <text:p>21,7472415096</text:p>
          </table:table-cell>
          <table:table-cell table:formula="of:=RAND()/10" office:value-type="float" office:value="0.0337366339750588">
            <text:p>0,033737</text:p>
          </table:table-cell>
          <table:table-cell table:formula="of:=RAND()/10" office:value-type="float" office:value="0.0832812515087426">
            <text:p>0,083281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table:formula="of:=RAND()*(22-19)+19" office:value-type="float" office:value="19.6091342535801">
            <text:p>19,6091342536</text:p>
          </table:table-cell>
          <table:table-cell table:formula="of:=RAND()/10" office:value-type="float" office:value="0.0256452930159867">
            <text:p>0,025645</text:p>
          </table:table-cell>
          <table:table-cell table:formula="of:=RAND()/10" office:value-type="float" office:value="0.0340156502556056">
            <text:p>0,034016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table:formula="of:=RAND()*(22-19)+19" office:value-type="float" office:value="21.3432133723982">
            <text:p>21,3432133724</text:p>
          </table:table-cell>
          <table:table-cell table:formula="of:=RAND()/10" office:value-type="float" office:value="0.0224460358731449">
            <text:p>0,022446</text:p>
          </table:table-cell>
          <table:table-cell table:formula="of:=RAND()/10" office:value-type="float" office:value="0.0660689917393029">
            <text:p>0,066069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formula="of:=RAND()*(22-19)+19" office:value-type="float" office:value="21.9177188952453">
            <text:p>21,9177188952</text:p>
          </table:table-cell>
          <table:table-cell table:formula="of:=RAND()/10" office:value-type="float" office:value="0.0422615279443562">
            <text:p>0,042262</text:p>
          </table:table-cell>
          <table:table-cell table:formula="of:=RAND()/10" office:value-type="float" office:value="0.0600029185414314">
            <text:p>0,060003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table:formula="of:=RAND()*(22-19)+19" office:value-type="float" office:value="20.0477662035264">
            <text:p>20,0477662035</text:p>
          </table:table-cell>
          <table:table-cell table:formula="of:=RAND()/10" office:value-type="float" office:value="0.0932206218596548">
            <text:p>0,093221</text:p>
          </table:table-cell>
          <table:table-cell table:formula="of:=RAND()/10" office:value-type="float" office:value="0.0719765768852085">
            <text:p>0,071977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table:formula="of:=RAND()*(22-19)+19" office:value-type="float" office:value="19.3053878750652">
            <text:p>19,3053878751</text:p>
          </table:table-cell>
          <table:table-cell table:formula="of:=RAND()/10" office:value-type="float" office:value="0.00181836760602891">
            <text:p>0,001818</text:p>
          </table:table-cell>
          <table:table-cell table:formula="of:=RAND()/10" office:value-type="float" office:value="0.0392393584828824">
            <text:p>0,039239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table:formula="of:=RAND()*(22-19)+19" office:value-type="float" office:value="20.9102260950021">
            <text:p>20,910226095</text:p>
          </table:table-cell>
          <table:table-cell table:formula="of:=RAND()/10" office:value-type="float" office:value="0.0343440969940275">
            <text:p>0,034344</text:p>
          </table:table-cell>
          <table:table-cell table:formula="of:=RAND()/10" office:value-type="float" office:value="0.0209791989531368">
            <text:p>0,020979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formula="of:=RAND()*(22-19)+19" office:value-type="float" office:value="21.7458284688182">
            <text:p>21,7458284688</text:p>
          </table:table-cell>
          <table:table-cell table:formula="of:=RAND()/10" office:value-type="float" office:value="0.0277358797378838">
            <text:p>0,027736</text:p>
          </table:table-cell>
          <table:table-cell table:formula="of:=RAND()/10" office:value-type="float" office:value="0.0978017537854612">
            <text:p>0,097802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formula="of:=RAND()*(22-19)+19" office:value-type="float" office:value="19.3796995976008">
            <text:p>19,3796995976</text:p>
          </table:table-cell>
          <table:table-cell table:formula="of:=RAND()/10" office:value-type="float" office:value="0.0957551845349371">
            <text:p>0,095755</text:p>
          </table:table-cell>
          <table:table-cell table:formula="of:=RAND()/10" office:value-type="float" office:value="0.0551134370267391">
            <text:p>0,055113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formula="of:=RAND()*(22-19)+19" office:value-type="float" office:value="19.1214826833457">
            <text:p>19,1214826833</text:p>
          </table:table-cell>
          <table:table-cell table:formula="of:=RAND()/10" office:value-type="float" office:value="0.0894430309999734">
            <text:p>0,089443</text:p>
          </table:table-cell>
          <table:table-cell table:formula="of:=RAND()/10" office:value-type="float" office:value="0.0784460394643247">
            <text:p>0,078446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formula="of:=RAND()*(22-19)+19" office:value-type="float" office:value="19.4508343078196">
            <text:p>19,4508343078</text:p>
          </table:table-cell>
          <table:table-cell table:formula="of:=RAND()/10" office:value-type="float" office:value="0.0464041478931904">
            <text:p>0,046404</text:p>
          </table:table-cell>
          <table:table-cell table:formula="of:=RAND()/10" office:value-type="float" office:value="0.0486593553796411">
            <text:p>0,048659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formula="of:=RAND()*(22-19)+19" office:value-type="float" office:value="19.140328087844">
            <text:p>19,1403280878</text:p>
          </table:table-cell>
          <table:table-cell table:formula="of:=RAND()/10" office:value-type="float" office:value="0.035981365526095">
            <text:p>0,035981</text:p>
          </table:table-cell>
          <table:table-cell table:formula="of:=RAND()/10" office:value-type="float" office:value="0.0901216459926218">
            <text:p>0,090122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formula="of:=RAND()*(22-19)+19" office:value-type="float" office:value="19.280605789274">
            <text:p>19,2806057893</text:p>
          </table:table-cell>
          <table:table-cell table:formula="of:=RAND()/10" office:value-type="float" office:value="0.0938864250667393">
            <text:p>0,093886</text:p>
          </table:table-cell>
          <table:table-cell table:formula="of:=RAND()/10" office:value-type="float" office:value="0.094897462008521">
            <text:p>0,094897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formula="of:=RAND()*(22-19)+19" office:value-type="float" office:value="19.1537986905314">
            <text:p>19,1537986905</text:p>
          </table:table-cell>
          <table:table-cell table:formula="of:=RAND()/10" office:value-type="float" office:value="0.0580423125065863">
            <text:p>0,058042</text:p>
          </table:table-cell>
          <table:table-cell table:formula="of:=RAND()/10" office:value-type="float" office:value="0.0834119926672429">
            <text:p>0,083412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table:formula="of:=RAND()*(22-19)+19" office:value-type="float" office:value="20.9789938493632">
            <text:p>20,9789938494</text:p>
          </table:table-cell>
          <table:table-cell table:formula="of:=RAND()/10" office:value-type="float" office:value="0.0852224043104798">
            <text:p>0,085222</text:p>
          </table:table-cell>
          <table:table-cell table:formula="of:=RAND()/10" office:value-type="float" office:value="0.0462609922513366">
            <text:p>0,046261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formula="of:=RAND()*(22-19)+19" office:value-type="float" office:value="19.5029886271805">
            <text:p>19,5029886272</text:p>
          </table:table-cell>
          <table:table-cell table:formula="of:=RAND()/10" office:value-type="float" office:value="0.0953847395256162">
            <text:p>0,095385</text:p>
          </table:table-cell>
          <table:table-cell table:formula="of:=RAND()/10" office:value-type="float" office:value="0.0191482875030488">
            <text:p>0,019148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formula="of:=RAND()*(22-19)+19" office:value-type="float" office:value="19.1690969462506">
            <text:p>19,1690969463</text:p>
          </table:table-cell>
          <table:table-cell table:formula="of:=RAND()/10" office:value-type="float" office:value="0.0424035290256143">
            <text:p>0,042404</text:p>
          </table:table-cell>
          <table:table-cell table:formula="of:=RAND()/10" office:value-type="float" office:value="0.0630765623413026">
            <text:p>0,063077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table:formula="of:=RAND()*(22-19)+19" office:value-type="float" office:value="20.6139946416952">
            <text:p>20,6139946417</text:p>
          </table:table-cell>
          <table:table-cell table:formula="of:=RAND()/10" office:value-type="float" office:value="0.00934629044495523">
            <text:p>0,009346</text:p>
          </table:table-cell>
          <table:table-cell table:formula="of:=RAND()/10" office:value-type="float" office:value="0.0219752002507448">
            <text:p>0,021975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table:formula="of:=RAND()*(22-19)+19" office:value-type="float" office:value="19.5400335323066">
            <text:p>19,5400335323</text:p>
          </table:table-cell>
          <table:table-cell table:formula="of:=RAND()/10" office:value-type="float" office:value="0.0651048254221678">
            <text:p>0,065105</text:p>
          </table:table-cell>
          <table:table-cell table:formula="of:=RAND()/10" office:value-type="float" office:value="0.00562979276292026">
            <text:p>0,00563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table:formula="of:=RAND()*(22-19)+19" office:value-type="float" office:value="21.6556940795854">
            <text:p>21,6556940796</text:p>
          </table:table-cell>
          <table:table-cell table:formula="of:=RAND()/10" office:value-type="float" office:value="0.0328375793527812">
            <text:p>0,032838</text:p>
          </table:table-cell>
          <table:table-cell table:formula="of:=RAND()/10" office:value-type="float" office:value="0.018410833645612">
            <text:p>0,018411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table:formula="of:=RAND()*(22-19)+19" office:value-type="float" office:value="21.4651100742631">
            <text:p>21,4651100743</text:p>
          </table:table-cell>
          <table:table-cell table:formula="of:=RAND()/10" office:value-type="float" office:value="0.0448210735339671">
            <text:p>0,044821</text:p>
          </table:table-cell>
          <table:table-cell table:formula="of:=RAND()/10" office:value-type="float" office:value="0.0232834715396166">
            <text:p>0,023283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table:formula="of:=RAND()*(22-19)+19" office:value-type="float" office:value="20.2427611853927">
            <text:p>20,2427611854</text:p>
          </table:table-cell>
          <table:table-cell table:formula="of:=RAND()/10" office:value-type="float" office:value="0.0644863204099238">
            <text:p>0,064486</text:p>
          </table:table-cell>
          <table:table-cell table:formula="of:=RAND()/10" office:value-type="float" office:value="0.00251983227208257">
            <text:p>0,00252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table:formula="of:=RAND()*(22-19)+19" office:value-type="float" office:value="21.5384734403342">
            <text:p>21,5384734403</text:p>
          </table:table-cell>
          <table:table-cell table:formula="of:=RAND()/10" office:value-type="float" office:value="0.0582262166310102">
            <text:p>0,058226</text:p>
          </table:table-cell>
          <table:table-cell table:formula="of:=RAND()/10" office:value-type="float" office:value="0.0657654331997037">
            <text:p>0,065765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formula="of:=RAND()*(22-19)+19" office:value-type="float" office:value="19.4542856710032">
            <text:p>19,454285671</text:p>
          </table:table-cell>
          <table:table-cell table:formula="of:=RAND()/10" office:value-type="float" office:value="0.0171433759853244">
            <text:p>0,017143</text:p>
          </table:table-cell>
          <table:table-cell table:formula="of:=RAND()/10" office:value-type="float" office:value="0.0832298740744591">
            <text:p>0,08323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table:formula="of:=RAND()*(22-19)+19" office:value-type="float" office:value="20.9132095747627">
            <text:p>20,9132095748</text:p>
          </table:table-cell>
          <table:table-cell table:formula="of:=RAND()/10" office:value-type="float" office:value="0.00435928292572498">
            <text:p>0,004359</text:p>
          </table:table-cell>
          <table:table-cell table:formula="of:=RAND()/10" office:value-type="float" office:value="0.000554406736046076">
            <text:p>0,000554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table:formula="of:=RAND()*(22-19)+19" office:value-type="float" office:value="19.3261574264616">
            <text:p>19,3261574265</text:p>
          </table:table-cell>
          <table:table-cell table:formula="of:=RAND()/10" office:value-type="float" office:value="0.00981624973937869">
            <text:p>0,009816</text:p>
          </table:table-cell>
          <table:table-cell table:formula="of:=RAND()/10" office:value-type="float" office:value="0.0815892222803086">
            <text:p>0,081589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table:formula="of:=RAND()*(22-19)+19" office:value-type="float" office:value="19.0044967317954">
            <text:p>19,0044967318</text:p>
          </table:table-cell>
          <table:table-cell table:formula="of:=RAND()/10" office:value-type="float" office:value="0.0830356842372566">
            <text:p>0,083036</text:p>
          </table:table-cell>
          <table:table-cell table:formula="of:=RAND()/10" office:value-type="float" office:value="0.0780377068556845">
            <text:p>0,078038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table:formula="of:=RAND()*(22-19)+19" office:value-type="float" office:value="20.3909221282229">
            <text:p>20,3909221282</text:p>
          </table:table-cell>
          <table:table-cell table:formula="of:=RAND()/10" office:value-type="float" office:value="0.0132444374728948">
            <text:p>0,013244</text:p>
          </table:table-cell>
          <table:table-cell table:formula="of:=RAND()/10" office:value-type="float" office:value="0.0113487487193197">
            <text:p>0,011349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table:formula="of:=RAND()*(22-19)+19" office:value-type="float" office:value="21.3229009322822">
            <text:p>21,3229009323</text:p>
          </table:table-cell>
          <table:table-cell table:formula="of:=RAND()/10" office:value-type="float" office:value="0.0898677452467382">
            <text:p>0,089868</text:p>
          </table:table-cell>
          <table:table-cell table:formula="of:=RAND()/10" office:value-type="float" office:value="0.0687885932158679">
            <text:p>0,06878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formula="of:=RAND()*(22-19)+19" office:value-type="float" office:value="21.6806289772503">
            <text:p>21,6806289773</text:p>
          </table:table-cell>
          <table:table-cell table:formula="of:=RAND()/10" office:value-type="float" office:value="0.0821336983703077">
            <text:p>0,082134</text:p>
          </table:table-cell>
          <table:table-cell table:formula="of:=RAND()/10" office:value-type="float" office:value="0.0851065243594348">
            <text:p>0,085107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table:formula="of:=RAND()*(22-19)+19" office:value-type="float" office:value="19.6440859027207">
            <text:p>19,6440859027</text:p>
          </table:table-cell>
          <table:table-cell table:formula="of:=RAND()/10" office:value-type="float" office:value="0.0731478833127767">
            <text:p>0,073148</text:p>
          </table:table-cell>
          <table:table-cell table:formula="of:=RAND()/10" office:value-type="float" office:value="0.0527255959343165">
            <text:p>0,052726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table:formula="of:=RAND()*(22-19)+19" office:value-type="float" office:value="21.0701424418949">
            <text:p>21,0701424419</text:p>
          </table:table-cell>
          <table:table-cell table:formula="of:=RAND()/10" office:value-type="float" office:value="0.0236043792683631">
            <text:p>0,023604</text:p>
          </table:table-cell>
          <table:table-cell table:formula="of:=RAND()/10" office:value-type="float" office:value="0.0520698447246105">
            <text:p>0,05207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table:formula="of:=RAND()*(22-19)+19" office:value-type="float" office:value="19.2897632308304">
            <text:p>19,2897632308</text:p>
          </table:table-cell>
          <table:table-cell table:formula="of:=RAND()/10" office:value-type="float" office:value="0.00777899138629437">
            <text:p>0,007779</text:p>
          </table:table-cell>
          <table:table-cell table:formula="of:=RAND()/10" office:value-type="float" office:value="0.0191221746150404">
            <text:p>0,019122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table:formula="of:=RAND()*(22-19)+19" office:value-type="float" office:value="21.9872992751189">
            <text:p>21,9872992751</text:p>
          </table:table-cell>
          <table:table-cell table:formula="of:=RAND()/10" office:value-type="float" office:value="0.0955939191859216">
            <text:p>0,095594</text:p>
          </table:table-cell>
          <table:table-cell table:formula="of:=RAND()/10" office:value-type="float" office:value="0.0187945877201855">
            <text:p>0,018795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table:formula="of:=RAND()*(22-19)+19" office:value-type="float" office:value="20.9878613371402">
            <text:p>20,9878613371</text:p>
          </table:table-cell>
          <table:table-cell table:formula="of:=RAND()/10" office:value-type="float" office:value="0.0658659072127193">
            <text:p>0,065866</text:p>
          </table:table-cell>
          <table:table-cell table:formula="of:=RAND()/10" office:value-type="float" office:value="0.0120727632660419">
            <text:p>0,012073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table:formula="of:=RAND()*(22-19)+19" office:value-type="float" office:value="20.3375294343568">
            <text:p>20,3375294344</text:p>
          </table:table-cell>
          <table:table-cell table:formula="of:=RAND()/10" office:value-type="float" office:value="0.000999613245949149">
            <text:p>0,001000</text:p>
          </table:table-cell>
          <table:table-cell table:formula="of:=RAND()/10" office:value-type="float" office:value="0.0910987515002489">
            <text:p>0,091099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table:formula="of:=RAND()*(22-19)+19" office:value-type="float" office:value="19.2926871501841">
            <text:p>19,2926871502</text:p>
          </table:table-cell>
          <table:table-cell table:formula="of:=RAND()/10" office:value-type="float" office:value="0.0974122867919505">
            <text:p>0,097412</text:p>
          </table:table-cell>
          <table:table-cell table:formula="of:=RAND()/10" office:value-type="float" office:value="0.0580339462030679">
            <text:p>0,058034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table:formula="of:=RAND()*(22-19)+19" office:value-type="float" office:value="19.8980874321423">
            <text:p>19,8980874321</text:p>
          </table:table-cell>
          <table:table-cell table:formula="of:=RAND()/10" office:value-type="float" office:value="0.000210004206746817">
            <text:p>0,000210</text:p>
          </table:table-cell>
          <table:table-cell table:formula="of:=RAND()/10" office:value-type="float" office:value="0.0330519622191787">
            <text:p>0,033052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table:formula="of:=RAND()*(22-19)+19" office:value-type="float" office:value="20.0833579031751">
            <text:p>20,0833579032</text:p>
          </table:table-cell>
          <table:table-cell table:formula="of:=RAND()/10" office:value-type="float" office:value="0.028735492983833">
            <text:p>0,028735</text:p>
          </table:table-cell>
          <table:table-cell table:formula="of:=RAND()/10" office:value-type="float" office:value="0.0889005052857101">
            <text:p>0,088901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table:formula="of:=RAND()*(22-19)+19" office:value-type="float" office:value="19.6723867477849">
            <text:p>19,6723867478</text:p>
          </table:table-cell>
          <table:table-cell table:formula="of:=RAND()/10" office:value-type="float" office:value="0.0931674713734537">
            <text:p>0,093167</text:p>
          </table:table-cell>
          <table:table-cell table:formula="of:=RAND()/10" office:value-type="float" office:value="0.013147383229807">
            <text:p>0,013147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table:formula="of:=RAND()*(22-19)+19" office:value-type="float" office:value="20.019570115488">
            <text:p>20,0195701155</text:p>
          </table:table-cell>
          <table:table-cell table:formula="of:=RAND()/10" office:value-type="float" office:value="0.0896530352532864">
            <text:p>0,089653</text:p>
          </table:table-cell>
          <table:table-cell table:formula="of:=RAND()/10" office:value-type="float" office:value="0.0114980017300695">
            <text:p>0,011498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table:formula="of:=RAND()*(22-19)+19" office:value-type="float" office:value="20.5341922123916">
            <text:p>20,5341922124</text:p>
          </table:table-cell>
          <table:table-cell table:formula="of:=RAND()/10" office:value-type="float" office:value="0.0751396408770233">
            <text:p>0,075140</text:p>
          </table:table-cell>
          <table:table-cell table:formula="of:=RAND()/10" office:value-type="float" office:value="0.0375598607119173">
            <text:p>0,03756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table:formula="of:=RAND()*(22-19)+19" office:value-type="float" office:value="19.8127148356289">
            <text:p>19,8127148356</text:p>
          </table:table-cell>
          <table:table-cell table:formula="of:=RAND()/10" office:value-type="float" office:value="0.0291488368995488">
            <text:p>0,029149</text:p>
          </table:table-cell>
          <table:table-cell table:formula="of:=RAND()/10" office:value-type="float" office:value="0.00326902926899493">
            <text:p>0,003269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table:formula="of:=RAND()*(22-19)+19" office:value-type="float" office:value="20.300175906159">
            <text:p>20,3001759062</text:p>
          </table:table-cell>
          <table:table-cell table:formula="of:=RAND()/10" office:value-type="float" office:value="0.0835394603200257">
            <text:p>0,083539</text:p>
          </table:table-cell>
          <table:table-cell table:formula="of:=RAND()/10" office:value-type="float" office:value="0.00639546373859048">
            <text:p>0,006395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table:formula="of:=RAND()*(22-19)+19" office:value-type="float" office:value="20.687990902923">
            <text:p>20,6879909029</text:p>
          </table:table-cell>
          <table:table-cell table:formula="of:=RAND()/10" office:value-type="float" office:value="0.0331819533836097">
            <text:p>0,033182</text:p>
          </table:table-cell>
          <table:table-cell table:formula="of:=RAND()/10" office:value-type="float" office:value="0.0209718533791602">
            <text:p>0,020972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table:formula="of:=RAND()*(22-19)+19" office:value-type="float" office:value="21.791708686389">
            <text:p>21,7917086864</text:p>
          </table:table-cell>
          <table:table-cell table:formula="of:=RAND()/10" office:value-type="float" office:value="0.0143712412100285">
            <text:p>0,014371</text:p>
          </table:table-cell>
          <table:table-cell table:formula="of:=RAND()/10" office:value-type="float" office:value="0.0495300215203315">
            <text:p>0,04953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table:formula="of:=RAND()*(22-19)+19" office:value-type="float" office:value="20.8031645333394">
            <text:p>20,8031645333</text:p>
          </table:table-cell>
          <table:table-cell table:formula="of:=RAND()/10" office:value-type="float" office:value="0.078924199892208">
            <text:p>0,078924</text:p>
          </table:table-cell>
          <table:table-cell table:formula="of:=RAND()/10" office:value-type="float" office:value="0.0255437512416393">
            <text:p>0,025544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table:formula="of:=RAND()*(22-19)+19" office:value-type="float" office:value="20.8570878505707">
            <text:p>20,8570878506</text:p>
          </table:table-cell>
          <table:table-cell table:formula="of:=RAND()/10" office:value-type="float" office:value="0.07558548245579">
            <text:p>0,075585</text:p>
          </table:table-cell>
          <table:table-cell table:formula="of:=RAND()/10" office:value-type="float" office:value="0.0840484157670289">
            <text:p>0,084048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table:formula="of:=RAND()*(22-19)+19" office:value-type="float" office:value="20.4057033280842">
            <text:p>20,4057033281</text:p>
          </table:table-cell>
          <table:table-cell table:formula="of:=RAND()/10" office:value-type="float" office:value="0.0237175317015499">
            <text:p>0,023718</text:p>
          </table:table-cell>
          <table:table-cell table:formula="of:=RAND()/10" office:value-type="float" office:value="0.0715052218176425">
            <text:p>0,071505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table:formula="of:=RAND()*(22-19)+19" office:value-type="float" office:value="21.343198065646">
            <text:p>21,3431980656</text:p>
          </table:table-cell>
          <table:table-cell table:formula="of:=RAND()/10" office:value-type="float" office:value="0.0440290253143758">
            <text:p>0,044029</text:p>
          </table:table-cell>
          <table:table-cell table:formula="of:=RAND()/10" office:value-type="float" office:value="0.0311735440045595">
            <text:p>0,031174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table:formula="of:=RAND()*(22-19)+19" office:value-type="float" office:value="20.5127819301561">
            <text:p>20,5127819302</text:p>
          </table:table-cell>
          <table:table-cell table:formula="of:=RAND()/10" office:value-type="float" office:value="0.00842306180857122">
            <text:p>0,008423</text:p>
          </table:table-cell>
          <table:table-cell table:formula="of:=RAND()/10" office:value-type="float" office:value="0.00245924941264093">
            <text:p>0,002459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table:formula="of:=RAND()*(22-19)+19" office:value-type="float" office:value="19.8708134023473">
            <text:p>19,8708134023</text:p>
          </table:table-cell>
          <table:table-cell table:formula="of:=RAND()/10" office:value-type="float" office:value="0.068538605235517">
            <text:p>0,068539</text:p>
          </table:table-cell>
          <table:table-cell table:formula="of:=RAND()/10" office:value-type="float" office:value="0.094788693357259">
            <text:p>0,094789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table:formula="of:=RAND()*(22-19)+19" office:value-type="float" office:value="19.5859592524357">
            <text:p>19,5859592524</text:p>
          </table:table-cell>
          <table:table-cell table:formula="of:=RAND()/10" office:value-type="float" office:value="0.00851534572429955">
            <text:p>0,008515</text:p>
          </table:table-cell>
          <table:table-cell table:formula="of:=RAND()/10" office:value-type="float" office:value="0.0336933762766421">
            <text:p>0,033693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table:formula="of:=RAND()*(22-19)+19" office:value-type="float" office:value="20.0512553704903">
            <text:p>20,0512553705</text:p>
          </table:table-cell>
          <table:table-cell table:formula="of:=RAND()/10" office:value-type="float" office:value="0.0666492784395814">
            <text:p>0,066649</text:p>
          </table:table-cell>
          <table:table-cell table:formula="of:=RAND()/10" office:value-type="float" office:value="0.0682246826123446">
            <text:p>0,068225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table:formula="of:=RAND()*(22-19)+19" office:value-type="float" office:value="20.3250990733504">
            <text:p>20,3250990734</text:p>
          </table:table-cell>
          <table:table-cell table:formula="of:=RAND()/10" office:value-type="float" office:value="0.0856819812208414">
            <text:p>0,085682</text:p>
          </table:table-cell>
          <table:table-cell table:formula="of:=RAND()/10" office:value-type="float" office:value="0.0780185674782842">
            <text:p>0,078019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table:formula="of:=RAND()*(22-19)+19" office:value-type="float" office:value="21.4991688271984">
            <text:p>21,4991688272</text:p>
          </table:table-cell>
          <table:table-cell table:formula="of:=RAND()/10" office:value-type="float" office:value="0.0128746286500245">
            <text:p>0,012875</text:p>
          </table:table-cell>
          <table:table-cell table:formula="of:=RAND()/10" office:value-type="float" office:value="0.0342477830126882">
            <text:p>0,034248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table:formula="of:=RAND()*(22-19)+19" office:value-type="float" office:value="20.3774127969518">
            <text:p>20,377412797</text:p>
          </table:table-cell>
          <table:table-cell table:formula="of:=RAND()/10" office:value-type="float" office:value="0.0764655281789601">
            <text:p>0,076466</text:p>
          </table:table-cell>
          <table:table-cell table:formula="of:=RAND()/10" office:value-type="float" office:value="0.0498139048926532">
            <text:p>0,049814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table:formula="of:=RAND()*(22-19)+19" office:value-type="float" office:value="20.3295958051458">
            <text:p>20,3295958051</text:p>
          </table:table-cell>
          <table:table-cell table:formula="of:=RAND()/10" office:value-type="float" office:value="0.0687176654580981">
            <text:p>0,068718</text:p>
          </table:table-cell>
          <table:table-cell table:formula="of:=RAND()/10" office:value-type="float" office:value="0.0560562743339688">
            <text:p>0,056056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table:formula="of:=RAND()*(22-19)+19" office:value-type="float" office:value="19.8900909554213">
            <text:p>19,8900909554</text:p>
          </table:table-cell>
          <table:table-cell table:formula="of:=RAND()/10" office:value-type="float" office:value="0.0261190661229193">
            <text:p>0,026119</text:p>
          </table:table-cell>
          <table:table-cell table:formula="of:=RAND()/10" office:value-type="float" office:value="0.045596531778574">
            <text:p>0,045597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table:formula="of:=RAND()*(22-19)+19" office:value-type="float" office:value="19.700313729234">
            <text:p>19,7003137292</text:p>
          </table:table-cell>
          <table:table-cell table:formula="of:=RAND()/10" office:value-type="float" office:value="0.0663332734722644">
            <text:p>0,066333</text:p>
          </table:table-cell>
          <table:table-cell table:formula="of:=RAND()/10" office:value-type="float" office:value="0.0186024981085211">
            <text:p>0,018602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table:formula="of:=RAND()*(22-19)+19" office:value-type="float" office:value="20.0102247823961">
            <text:p>20,0102247824</text:p>
          </table:table-cell>
          <table:table-cell table:formula="of:=RAND()/10" office:value-type="float" office:value="0.0508513638749719">
            <text:p>0,050851</text:p>
          </table:table-cell>
          <table:table-cell table:formula="of:=RAND()/10" office:value-type="float" office:value="0.0411627986934036">
            <text:p>0,041163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table:formula="of:=RAND()*(22-19)+19" office:value-type="float" office:value="20.534176858142">
            <text:p>20,5341768581</text:p>
          </table:table-cell>
          <table:table-cell table:formula="of:=RAND()/10" office:value-type="float" office:value="0.0992669494822621">
            <text:p>0,099267</text:p>
          </table:table-cell>
          <table:table-cell table:formula="of:=RAND()/10" office:value-type="float" office:value="0.0983221277128905">
            <text:p>0,098322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table:formula="of:=RAND()*(22-19)+19" office:value-type="float" office:value="21.7704561725259">
            <text:p>21,7704561725</text:p>
          </table:table-cell>
          <table:table-cell table:formula="of:=RAND()/10" office:value-type="float" office:value="0.0899376527406275">
            <text:p>0,089938</text:p>
          </table:table-cell>
          <table:table-cell table:formula="of:=RAND()/10" office:value-type="float" office:value="0.0706723428331316">
            <text:p>0,070672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table:formula="of:=RAND()*(22-19)+19" office:value-type="float" office:value="20.2999880132265">
            <text:p>20,2999880132</text:p>
          </table:table-cell>
          <table:table-cell table:formula="of:=RAND()/10" office:value-type="float" office:value="0.0586303552612662">
            <text:p>0,058630</text:p>
          </table:table-cell>
          <table:table-cell table:formula="of:=RAND()/10" office:value-type="float" office:value="0.0602849733550102">
            <text:p>0,060285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table:formula="of:=RAND()*(22-19)+19" office:value-type="float" office:value="20.5214761346579">
            <text:p>20,5214761347</text:p>
          </table:table-cell>
          <table:table-cell table:formula="of:=RAND()/10" office:value-type="float" office:value="0.0948608686681837">
            <text:p>0,094861</text:p>
          </table:table-cell>
          <table:table-cell table:formula="of:=RAND()/10" office:value-type="float" office:value="0.017116715433076">
            <text:p>0,017117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table:formula="of:=RAND()*(22-19)+19" office:value-type="float" office:value="20.7583175096661">
            <text:p>20,7583175097</text:p>
          </table:table-cell>
          <table:table-cell table:formula="of:=RAND()/10" office:value-type="float" office:value="0.0558035599533469">
            <text:p>0,055804</text:p>
          </table:table-cell>
          <table:table-cell table:formula="of:=RAND()/10" office:value-type="float" office:value="0.0827451060991734">
            <text:p>0,082745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table:formula="of:=RAND()*(22-19)+19" office:value-type="float" office:value="21.6375174489804">
            <text:p>21,637517449</text:p>
          </table:table-cell>
          <table:table-cell table:formula="of:=RAND()/10" office:value-type="float" office:value="0.0596299685537815">
            <text:p>0,059630</text:p>
          </table:table-cell>
          <table:table-cell table:formula="of:=RAND()/10" office:value-type="float" office:value="0.0513837248552591">
            <text:p>0,051384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table:formula="of:=RAND()*(22-19)+19" office:value-type="float" office:value="20.8141632848419">
            <text:p>20,8141632848</text:p>
          </table:table-cell>
          <table:table-cell table:formula="of:=RAND()/10" office:value-type="float" office:value="0.0922731555067003">
            <text:p>0,092273</text:p>
          </table:table-cell>
          <table:table-cell table:formula="of:=RAND()/10" office:value-type="float" office:value="0.0751506616361439">
            <text:p>0,075151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table:formula="of:=RAND()*(22-19)+19" office:value-type="float" office:value="21.6564049432054">
            <text:p>21,6564049432</text:p>
          </table:table-cell>
          <table:table-cell table:formula="of:=RAND()/10" office:value-type="float" office:value="0.0560135641600937">
            <text:p>0,056014</text:p>
          </table:table-cell>
          <table:table-cell table:formula="of:=RAND()/10" office:value-type="float" office:value="0.0157970683649182">
            <text:p>0,015797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table:formula="of:=RAND()*(22-19)+19" office:value-type="float" office:value="19.7208753521554">
            <text:p>19,7208753522</text:p>
          </table:table-cell>
          <table:table-cell table:formula="of:=RAND()/10" office:value-type="float" office:value="0.0883654615376145">
            <text:p>0,088365</text:p>
          </table:table-cell>
          <table:table-cell table:formula="of:=RAND()/10" office:value-type="float" office:value="0.0402842301875353">
            <text:p>0,040284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table:formula="of:=RAND()*(22-19)+19" office:value-type="float" office:value="21.4865500340238">
            <text:p>21,486550034</text:p>
          </table:table-cell>
          <table:table-cell table:formula="of:=RAND()/10" office:value-type="float" office:value="0.085440626880154">
            <text:p>0,085441</text:p>
          </table:table-cell>
          <table:table-cell table:formula="of:=RAND()/10" office:value-type="float" office:value="0.0882980449125171">
            <text:p>0,088298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table:formula="of:=RAND()*(22-19)+19" office:value-type="float" office:value="19.6759750586934">
            <text:p>19,6759750587</text:p>
          </table:table-cell>
          <table:table-cell table:formula="of:=RAND()/10" office:value-type="float" office:value="0.04566659941338">
            <text:p>0,045667</text:p>
          </table:table-cell>
          <table:table-cell table:formula="of:=RAND()/10" office:value-type="float" office:value="0.0272950700949877">
            <text:p>0,027295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table:formula="of:=RAND()*(22-19)+19" office:value-type="float" office:value="21.2550675645471">
            <text:p>21,2550675645</text:p>
          </table:table-cell>
          <table:table-cell table:formula="of:=RAND()/10" office:value-type="float" office:value="0.0635051024612039">
            <text:p>0,063505</text:p>
          </table:table-cell>
          <table:table-cell table:formula="of:=RAND()/10" office:value-type="float" office:value="0.0778440908994526">
            <text:p>0,077844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formula="of:=RAND()*(22-19)+19" office:value-type="float" office:value="19.2992648696527">
            <text:p>19,2992648697</text:p>
          </table:table-cell>
          <table:table-cell table:formula="of:=RAND()/10" office:value-type="float" office:value="0.0145894637797028">
            <text:p>0,014589</text:p>
          </table:table-cell>
          <table:table-cell table:formula="of:=RAND()/10" office:value-type="float" office:value="0.091567074181512">
            <text:p>0,091567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table:formula="of:=RAND()*(22-19)+19" office:value-type="float" office:value="20.9761509648524">
            <text:p>20,9761509649</text:p>
          </table:table-cell>
          <table:table-cell table:formula="of:=RAND()/10" office:value-type="float" office:value="0.0292060597799718">
            <text:p>0,029206</text:p>
          </table:table-cell>
          <table:table-cell table:formula="of:=RAND()/10" office:value-type="float" office:value="0.0336905338335782">
            <text:p>0,033691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table:formula="of:=RAND()*(22-19)+19" office:value-type="float" office:value="19.9430584688671">
            <text:p>19,9430584689</text:p>
          </table:table-cell>
          <table:table-cell table:formula="of:=RAND()/10" office:value-type="float" office:value="0.0966870558448136">
            <text:p>0,096687</text:p>
          </table:table-cell>
          <table:table-cell table:formula="of:=RAND()/10" office:value-type="float" office:value="0.0988159442786127">
            <text:p>0,098816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table:formula="of:=RAND()*(22-19)+19" office:value-type="float" office:value="19.0909735560417">
            <text:p>19,090973556</text:p>
          </table:table-cell>
          <table:table-cell table:formula="of:=RAND()/10" office:value-type="float" office:value="0.0289607049897313">
            <text:p>0,028961</text:p>
          </table:table-cell>
          <table:table-cell table:formula="of:=RAND()/10" office:value-type="float" office:value="0.0410970957018435">
            <text:p>0,041097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table:formula="of:=RAND()*(22-19)+19" office:value-type="float" office:value="19.7793154981919">
            <text:p>19,7793154982</text:p>
          </table:table-cell>
          <table:table-cell table:formula="of:=RAND()/10" office:value-type="float" office:value="0.00813025967217982">
            <text:p>0,008130</text:p>
          </table:table-cell>
          <table:table-cell table:formula="of:=RAND()/10" office:value-type="float" office:value="0.0592342851217836">
            <text:p>0,059234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table:formula="of:=RAND()*(22-19)+19" office:value-type="float" office:value="21.8001463194378">
            <text:p>21,8001463194</text:p>
          </table:table-cell>
          <table:table-cell table:formula="of:=RAND()/10" office:value-type="float" office:value="0.0722725383006036">
            <text:p>0,072273</text:p>
          </table:table-cell>
          <table:table-cell table:formula="of:=RAND()/10" office:value-type="float" office:value="0.0828643600456417">
            <text:p>0,082864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table:formula="of:=RAND()*(22-19)+19" office:value-type="float" office:value="20.4966768841259">
            <text:p>20,4966768841</text:p>
          </table:table-cell>
          <table:table-cell table:formula="of:=RAND()/10" office:value-type="float" office:value="0.0526782366912812">
            <text:p>0,052678</text:p>
          </table:table-cell>
          <table:table-cell table:formula="of:=RAND()/10" office:value-type="float" office:value="0.012602317519486">
            <text:p>0,012602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table:formula="of:=RAND()*(22-19)+19" office:value-type="float" office:value="19.1225135652348">
            <text:p>19,1225135652</text:p>
          </table:table-cell>
          <table:table-cell table:formula="of:=RAND()/10" office:value-type="float" office:value="0.0521592849865556">
            <text:p>0,052159</text:p>
          </table:table-cell>
          <table:table-cell table:formula="of:=RAND()/10" office:value-type="float" office:value="0.0904078291263431">
            <text:p>0,090408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table:formula="of:=RAND()*(22-19)+19" office:value-type="float" office:value="20.3129282495938">
            <text:p>20,3129282496</text:p>
          </table:table-cell>
          <table:table-cell table:formula="of:=RAND()/10" office:value-type="float" office:value="0.0806956001091749">
            <text:p>0,080696</text:p>
          </table:table-cell>
          <table:table-cell table:formula="of:=RAND()/10" office:value-type="float" office:value="0.0853236094582826">
            <text:p>0,085324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table:formula="of:=RAND()*(22-19)+19" office:value-type="float" office:value="21.3674902878702">
            <text:p>21,3674902879</text:p>
          </table:table-cell>
          <table:table-cell table:formula="of:=RAND()/10" office:value-type="float" office:value="0.0212168419267982">
            <text:p>0,021217</text:p>
          </table:table-cell>
          <table:table-cell table:formula="of:=RAND()/10" office:value-type="float" office:value="0.00739101092331111">
            <text:p>0,007391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table:formula="of:=RAND()*(22-19)+19" office:value-type="float" office:value="19.7084728176706">
            <text:p>19,7084728177</text:p>
          </table:table-cell>
          <table:table-cell table:formula="of:=RAND()/10" office:value-type="float" office:value="0.0606746307108551">
            <text:p>0,060675</text:p>
          </table:table-cell>
          <table:table-cell table:formula="of:=RAND()/10" office:value-type="float" office:value="0.0241012054495513">
            <text:p>0,024101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table:formula="of:=RAND()*(22-19)+19" office:value-type="float" office:value="21.3641836200841">
            <text:p>21,3641836201</text:p>
          </table:table-cell>
          <table:table-cell table:formula="of:=RAND()/10" office:value-type="float" office:value="0.0473448785953224">
            <text:p>0,047345</text:p>
          </table:table-cell>
          <table:table-cell table:formula="of:=RAND()/10" office:value-type="float" office:value="0.0535482920706272">
            <text:p>0,053548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table:formula="of:=RAND()*(22-19)+19" office:value-type="float" office:value="19.6925893612206">
            <text:p>19,6925893612</text:p>
          </table:table-cell>
          <table:table-cell table:formula="of:=RAND()/10" office:value-type="float" office:value="0.00689882319420576">
            <text:p>0,006899</text:p>
          </table:table-cell>
          <table:table-cell table:formula="of:=RAND()/10" office:value-type="float" office:value="0.0854095784015954">
            <text:p>0,08541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table:formula="of:=RAND()*(22-19)+19" office:value-type="float" office:value="19.207641644869">
            <text:p>19,2076416449</text:p>
          </table:table-cell>
          <table:table-cell table:formula="of:=RAND()/10" office:value-type="float" office:value="0.0735492593608797">
            <text:p>0,073549</text:p>
          </table:table-cell>
          <table:table-cell table:formula="of:=RAND()/10" office:value-type="float" office:value="0.0583489884622395">
            <text:p>0,058349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table:formula="of:=RAND()*(22-19)+19" office:value-type="float" office:value="19.7415964184329">
            <text:p>19,7415964184</text:p>
          </table:table-cell>
          <table:table-cell table:formula="of:=RAND()/10" office:value-type="float" office:value="0.0238104067742825">
            <text:p>0,023810</text:p>
          </table:table-cell>
          <table:table-cell table:formula="of:=RAND()/10" office:value-type="float" office:value="0.00336219700984657">
            <text:p>0,003362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table:formula="of:=RAND()*(22-19)+19" office:value-type="float" office:value="21.0221851677634">
            <text:p>21,0221851678</text:p>
          </table:table-cell>
          <table:table-cell table:formula="of:=RAND()/10" office:value-type="float" office:value="0.0756164886523038">
            <text:p>0,075616</text:p>
          </table:table-cell>
          <table:table-cell table:formula="of:=RAND()/10" office:value-type="float" office:value="0.0414658527355641">
            <text:p>0,041466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table:formula="of:=RAND()*(22-19)+19" office:value-type="float" office:value="20.0977326002903">
            <text:p>20,0977326003</text:p>
          </table:table-cell>
          <table:table-cell table:formula="of:=RAND()/10" office:value-type="float" office:value="0.0996683255303651">
            <text:p>0,099668</text:p>
          </table:table-cell>
          <table:table-cell table:formula="of:=RAND()/10" office:value-type="float" office:value="0.00394552024081349">
            <text:p>0,003946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table:formula="of:=RAND()*(22-19)+19" office:value-type="float" office:value="20.4419101476669">
            <text:p>20,4419101477</text:p>
          </table:table-cell>
          <table:table-cell table:formula="of:=RAND()/10" office:value-type="float" office:value="0.0901436802465469">
            <text:p>0,090144</text:p>
          </table:table-cell>
          <table:table-cell table:formula="of:=RAND()/10" office:value-type="float" office:value="0.0219646951183677">
            <text:p>0,02196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table:formula="of:=RAND()*(22-19)+19" office:value-type="float" office:value="19.0324099501595">
            <text:p>19,0324099502</text:p>
          </table:table-cell>
          <table:table-cell table:formula="of:=RAND()/10" office:value-type="float" office:value="0.0264678525272757">
            <text:p>0,026468</text:p>
          </table:table-cell>
          <table:table-cell table:formula="of:=RAND()/10" office:value-type="float" office:value="0.0826286514755338">
            <text:p>0,082629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table:formula="of:=RAND()*(22-19)+19" office:value-type="float" office:value="21.6319094598293">
            <text:p>21,6319094598</text:p>
          </table:table-cell>
          <table:table-cell table:formula="of:=RAND()/10" office:value-type="float" office:value="0.0989352750126272">
            <text:p>0,098935</text:p>
          </table:table-cell>
          <table:table-cell table:formula="of:=RAND()/10" office:value-type="float" office:value="0.00226764800027013">
            <text:p>0,002268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table:formula="of:=RAND()*(22-19)+19" office:value-type="float" office:value="20.2123663201928">
            <text:p>20,2123663202</text:p>
          </table:table-cell>
          <table:table-cell table:formula="of:=RAND()/10" office:value-type="float" office:value="0.0800813329871744">
            <text:p>0,080081</text:p>
          </table:table-cell>
          <table:table-cell table:formula="of:=RAND()/10" office:value-type="float" office:value="0.0926370379980654">
            <text:p>0,092637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table:formula="of:=RAND()*(22-19)+19" office:value-type="float" office:value="20.332397964783">
            <text:p>20,3323979648</text:p>
          </table:table-cell>
          <table:table-cell table:formula="of:=RAND()/10" office:value-type="float" office:value="0.085098207835108">
            <text:p>0,085098</text:p>
          </table:table-cell>
          <table:table-cell table:formula="of:=RAND()/10" office:value-type="float" office:value="0.042913624830544">
            <text:p>0,042914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table:formula="of:=RAND()*(22-19)+19" office:value-type="float" office:value="20.1533855944872">
            <text:p>20,1533855945</text:p>
          </table:table-cell>
          <table:table-cell table:formula="of:=RAND()/10" office:value-type="float" office:value="0.0937961436808109">
            <text:p>0,093796</text:p>
          </table:table-cell>
          <table:table-cell table:formula="of:=RAND()/10" office:value-type="float" office:value="0.0193843634333462">
            <text:p>0,019384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table:formula="of:=RAND()*(22-19)+19" office:value-type="float" office:value="21.9706838312559">
            <text:p>21,9706838313</text:p>
          </table:table-cell>
          <table:table-cell table:formula="of:=RAND()/10" office:value-type="float" office:value="0.0358848929405212">
            <text:p>0,035885</text:p>
          </table:table-cell>
          <table:table-cell table:formula="of:=RAND()/10" office:value-type="float" office:value="0.0753821440972388">
            <text:p>0,075382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table:formula="of:=RAND()*(22-19)+19" office:value-type="float" office:value="19.9699154137634">
            <text:p>19,9699154138</text:p>
          </table:table-cell>
          <table:table-cell table:formula="of:=RAND()/10" office:value-type="float" office:value="0.0447281763888896">
            <text:p>0,044728</text:p>
          </table:table-cell>
          <table:table-cell table:formula="of:=RAND()/10" office:value-type="float" office:value="0.0942973496858031">
            <text:p>0,094297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table:formula="of:=RAND()*(22-19)+19" office:value-type="float" office:value="21.9675488793291">
            <text:p>21,9675488793</text:p>
          </table:table-cell>
          <table:table-cell table:formula="of:=RAND()/10" office:value-type="float" office:value="0.0860692991875112">
            <text:p>0,086069</text:p>
          </table:table-cell>
          <table:table-cell table:formula="of:=RAND()/10" office:value-type="float" office:value="0.0945350251160562">
            <text:p>0,094535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table:formula="of:=RAND()*(22-19)+19" office:value-type="float" office:value="21.6270887744613">
            <text:p>21,6270887745</text:p>
          </table:table-cell>
          <table:table-cell table:formula="of:=RAND()/10" office:value-type="float" office:value="0.091898457147181">
            <text:p>0,091898</text:p>
          </table:table-cell>
          <table:table-cell table:formula="of:=RAND()/10" office:value-type="float" office:value="0.091179212462157">
            <text:p>0,091179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table:formula="of:=RAND()*(22-19)+19" office:value-type="float" office:value="20.6907907659188">
            <text:p>20,6907907659</text:p>
          </table:table-cell>
          <table:table-cell table:formula="of:=RAND()/10" office:value-type="float" office:value="0.033093637926504">
            <text:p>0,033094</text:p>
          </table:table-cell>
          <table:table-cell table:formula="of:=RAND()/10" office:value-type="float" office:value="0.0345815798733383">
            <text:p>0,034582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table:formula="of:=RAND()*(22-19)+19" office:value-type="float" office:value="21.4540989133529">
            <text:p>21,4540989134</text:p>
          </table:table-cell>
          <table:table-cell table:formula="of:=RAND()/10" office:value-type="float" office:value="0.0715099260676652">
            <text:p>0,071510</text:p>
          </table:table-cell>
          <table:table-cell table:formula="of:=RAND()/10" office:value-type="float" office:value="0.0828330700285733">
            <text:p>0,082833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table:formula="of:=RAND()*(22-19)+19" office:value-type="float" office:value="19.3030638331547">
            <text:p>19,3030638332</text:p>
          </table:table-cell>
          <table:table-cell table:formula="of:=RAND()/10" office:value-type="float" office:value="0.0375650565605611">
            <text:p>0,037565</text:p>
          </table:table-cell>
          <table:table-cell table:formula="of:=RAND()/10" office:value-type="float" office:value="0.0184742825571448">
            <text:p>0,018474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table:formula="of:=RAND()*(22-19)+19" office:value-type="float" office:value="19.9458583318628">
            <text:p>19,9458583319</text:p>
          </table:table-cell>
          <table:table-cell table:formula="of:=RAND()/10" office:value-type="float" office:value="0.096598740387708">
            <text:p>0,096599</text:p>
          </table:table-cell>
          <table:table-cell table:formula="of:=RAND()/10" office:value-type="float" office:value="0.0124256707727909">
            <text:p>0,012426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table:formula="of:=RAND()*(22-19)+19" office:value-type="float" office:value="21.7533637844026">
            <text:p>21,7533637844</text:p>
          </table:table-cell>
          <table:table-cell table:formula="of:=RAND()/10" office:value-type="float" office:value="0.086099389847368">
            <text:p>0,086099</text:p>
          </table:table-cell>
          <table:table-cell table:formula="of:=RAND()/10" office:value-type="float" office:value="0.0744001442100853">
            <text:p>0,07440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table:formula="of:=RAND()*(22-19)+19" office:value-type="float" office:value="21.2792147994041">
            <text:p>21,2792147994</text:p>
          </table:table-cell>
          <table:table-cell table:formula="of:=RAND()/10" office:value-type="float" office:value="0.0667711163405329">
            <text:p>0,066771</text:p>
          </table:table-cell>
          <table:table-cell table:formula="of:=RAND()/10" office:value-type="float" office:value="0.0521648164372891">
            <text:p>0,0521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table:formula="of:=RAND()*(22-19)+19" office:value-type="float" office:value="20.8889168007299">
            <text:p>20,8889168007</text:p>
          </table:table-cell>
          <table:table-cell table:formula="of:=RAND()/10" office:value-type="float" office:value="0.0932857962790877">
            <text:p>0,093286</text:p>
          </table:table-cell>
          <table:table-cell table:formula="of:=RAND()/10" office:value-type="float" office:value="0.0112416150979698">
            <text:p>0,011242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table:formula="of:=RAND()*(22-19)+19" office:value-type="float" office:value="21.8443373404443">
            <text:p>21,8443373404</text:p>
          </table:table-cell>
          <table:table-cell table:formula="of:=RAND()/10" office:value-type="float" office:value="0.0150600948836654">
            <text:p>0,015060</text:p>
          </table:table-cell>
          <table:table-cell table:formula="of:=RAND()/10" office:value-type="float" office:value="0.0154972399119288">
            <text:p>0,015497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table:formula="of:=RAND()*(22-19)+19" office:value-type="float" office:value="19.058530297596">
            <text:p>19,0585302976</text:p>
          </table:table-cell>
          <table:table-cell table:formula="of:=RAND()/10" office:value-type="float" office:value="0.0749013760127127">
            <text:p>0,074901</text:p>
          </table:table-cell>
          <table:table-cell table:formula="of:=RAND()/10" office:value-type="float" office:value="0.0113991015590727">
            <text:p>0,011399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table:formula="of:=RAND()*(22-19)+19" office:value-type="float" office:value="20.6890631201677">
            <text:p>20,6890631202</text:p>
          </table:table-cell>
          <table:table-cell table:formula="of:=RAND()/10" office:value-type="float" office:value="0.0655583345796913">
            <text:p>0,065558</text:p>
          </table:table-cell>
          <table:table-cell table:formula="of:=RAND()/10" office:value-type="float" office:value="0.0941059751436114">
            <text:p>0,094106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table:formula="of:=RAND()*(22-19)+19" office:value-type="float" office:value="20.3410142259672">
            <text:p>20,341014226</text:p>
          </table:table-cell>
          <table:table-cell table:formula="of:=RAND()/10" office:value-type="float" office:value="0.0677383315749466">
            <text:p>0,067738</text:p>
          </table:table-cell>
          <table:table-cell table:formula="of:=RAND()/10" office:value-type="float" office:value="0.0280995574779809">
            <text:p>0,02810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table:formula="of:=RAND()*(22-19)+19" office:value-type="float" office:value="19.1810438628308">
            <text:p>19,1810438628</text:p>
          </table:table-cell>
          <table:table-cell table:formula="of:=RAND()/10" office:value-type="float" office:value="0.0270606609992683">
            <text:p>0,027061</text:p>
          </table:table-cell>
          <table:table-cell table:formula="of:=RAND()/10" office:value-type="float" office:value="0.00180693068541586">
            <text:p>0,001807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table:formula="of:=RAND()*(22-19)+19" office:value-type="float" office:value="19.0019913697615">
            <text:p>19,0019913698</text:p>
          </table:table-cell>
          <table:table-cell table:formula="of:=RAND()/10" office:value-type="float" office:value="0.0462539347354323">
            <text:p>0,046254</text:p>
          </table:table-cell>
          <table:table-cell table:formula="of:=RAND()/10" office:value-type="float" office:value="0.0794295846484601">
            <text:p>0,07943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table:formula="of:=RAND()*(22-19)+19" office:value-type="float" office:value="19.7085045138374">
            <text:p>19,7085045138</text:p>
          </table:table-cell>
          <table:table-cell table:formula="of:=RAND()/10" office:value-type="float" office:value="0.088955173548311">
            <text:p>0,088955</text:p>
          </table:table-cell>
          <table:table-cell table:formula="of:=RAND()/10" office:value-type="float" office:value="0.035490568401292">
            <text:p>0,035491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table:formula="of:=RAND()*(22-19)+19" office:value-type="float" office:value="19.8895166805014">
            <text:p>19,8895166805</text:p>
          </table:table-cell>
          <table:table-cell table:formula="of:=RAND()/10" office:value-type="float" office:value="0.0877352917101234">
            <text:p>0,087735</text:p>
          </table:table-cell>
          <table:table-cell table:formula="of:=RAND()/10" office:value-type="float" office:value="0.0259081361349672">
            <text:p>0,025908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table:formula="of:=RAND()*(22-19)+19" office:value-type="float" office:value="21.3661749898456">
            <text:p>21,3661749898</text:p>
          </table:table-cell>
          <table:table-cell table:formula="of:=RAND()/10" office:value-type="float" office:value="0.0935988133307546">
            <text:p>0,093599</text:p>
          </table:table-cell>
          <table:table-cell table:formula="of:=RAND()/10" office:value-type="float" office:value="0.0329778767190874">
            <text:p>0,032978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formula="of:=RAND()*(22-19)+19" office:value-type="float" office:value="20.401093875058">
            <text:p>20,4010938751</text:p>
          </table:table-cell>
          <table:table-cell table:formula="of:=RAND()/10" office:value-type="float" office:value="0.0958539967425168">
            <text:p>0,095854</text:p>
          </table:table-cell>
          <table:table-cell table:formula="of:=RAND()/10" office:value-type="float" office:value="0.0209001468028873">
            <text:p>0,02090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table:formula="of:=RAND()*(22-19)+19" office:value-type="float" office:value="20.0971583253704">
            <text:p>20,0971583254</text:p>
          </table:table-cell>
          <table:table-cell table:formula="of:=RAND()/10" office:value-type="float" office:value="0.0612845511175692">
            <text:p>0,061285</text:p>
          </table:table-cell>
          <table:table-cell table:formula="of:=RAND()/10" office:value-type="float" office:value="0.0842571246437728">
            <text:p>0,084257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table:formula="of:=RAND()*(22-19)+19" office:value-type="float" office:value="19.1077714082785">
            <text:p>19,1077714083</text:p>
          </table:table-cell>
          <table:table-cell table:formula="of:=RAND()/10" office:value-type="float" office:value="0.0174092201050371">
            <text:p>0,017409</text:p>
          </table:table-cell>
          <table:table-cell table:formula="of:=RAND()/10" office:value-type="float" office:value="0.0363400737289339">
            <text:p>0,03634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table:formula="of:=RAND()*(22-19)+19" office:value-type="float" office:value="19.4232790428214">
            <text:p>19,4232790428</text:p>
          </table:table-cell>
          <table:table-cell table:formula="of:=RAND()/10" office:value-type="float" office:value="0.0714704853948206">
            <text:p>0,071470</text:p>
          </table:table-cell>
          <table:table-cell table:formula="of:=RAND()/10" office:value-type="float" office:value="0.0623659995384514">
            <text:p>0,062366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table:formula="of:=RAND()*(22-19)+19" office:value-type="float" office:value="21.1948909270577">
            <text:p>21,1948909271</text:p>
          </table:table-cell>
          <table:table-cell table:formula="of:=RAND()/10" office:value-type="float" office:value="0.0609528766479343">
            <text:p>0,060953</text:p>
          </table:table-cell>
          <table:table-cell table:formula="of:=RAND()/10" office:value-type="float" office:value="0.0882026448845863">
            <text:p>0,088203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table:formula="of:=RAND()*(22-19)+19" office:value-type="float" office:value="20.5496815573424">
            <text:p>20,5496815573</text:p>
          </table:table-cell>
          <table:table-cell table:formula="of:=RAND()/10" office:value-type="float" office:value="0.00755290039815009">
            <text:p>0,007553</text:p>
          </table:table-cell>
          <table:table-cell table:formula="of:=RAND()/10" office:value-type="float" office:value="0.0583047688938677">
            <text:p>0,058305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table:formula="of:=RAND()*(22-19)+19" office:value-type="float" office:value="19.4556889943779">
            <text:p>19,4556889944</text:p>
          </table:table-cell>
          <table:table-cell table:formula="of:=RAND()/10" office:value-type="float" office:value="0.0979383379686624">
            <text:p>0,097938</text:p>
          </table:table-cell>
          <table:table-cell table:formula="of:=RAND()/10" office:value-type="float" office:value="0.0449946510139853">
            <text:p>0,044995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table:formula="of:=RAND()*(22-19)+19" office:value-type="float" office:value="20.826800386887">
            <text:p>20,8268003869</text:p>
          </table:table-cell>
          <table:table-cell table:formula="of:=RAND()/10" office:value-type="float" office:value="0.0598881516605616">
            <text:p>0,059888</text:p>
          </table:table-cell>
          <table:table-cell table:formula="of:=RAND()/10" office:value-type="float" office:value="0.0904702928848565">
            <text:p>0,09047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table:formula="of:=RAND()*(22-19)+19" office:value-type="float" office:value="21.7620478775352">
            <text:p>21,7620478775</text:p>
          </table:table-cell>
          <table:table-cell table:formula="of:=RAND()/10" office:value-type="float" office:value="0.0876342333853245">
            <text:p>0,087634</text:p>
          </table:table-cell>
          <table:table-cell table:formula="of:=RAND()/10" office:value-type="float" office:value="0.0509418068919331">
            <text:p>0,050942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table:formula="of:=RAND()*(22-19)+19" office:value-type="float" office:value="20.7880869591609">
            <text:p>20,7880869592</text:p>
          </table:table-cell>
          <table:table-cell table:formula="of:=RAND()/10" office:value-type="float" office:value="0.0830365458037704">
            <text:p>0,083037</text:p>
          </table:table-cell>
          <table:table-cell table:formula="of:=RAND()/10" office:value-type="float" office:value="0.0879082758445293">
            <text:p>0,0879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table:formula="of:=RAND()*(22-19)+19" office:value-type="float" office:value="21.9801859813742">
            <text:p>21,9801859814</text:p>
          </table:table-cell>
          <table:table-cell table:formula="of:=RAND()/10" office:value-type="float" office:value="0.0536842953413725">
            <text:p>0,053684</text:p>
          </table:table-cell>
          <table:table-cell table:formula="of:=RAND()/10" office:value-type="float" office:value="0.00985465636476874">
            <text:p>0,009855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table:formula="of:=RAND()*(22-19)+19" office:value-type="float" office:value="21.7327317087911">
            <text:p>21,7327317088</text:p>
          </table:table-cell>
          <table:table-cell table:formula="of:=RAND()/10" office:value-type="float" office:value="0.0235191263724118">
            <text:p>0,023519</text:p>
          </table:table-cell>
          <table:table-cell table:formula="of:=RAND()/10" office:value-type="float" office:value="0.0263239509891719">
            <text:p>0,026324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table:formula="of:=RAND()*(22-19)+19" office:value-type="float" office:value="21.7580023729242">
            <text:p>21,7580023729</text:p>
          </table:table-cell>
          <table:table-cell table:formula="of:=RAND()/10" office:value-type="float" office:value="0.02776472219266">
            <text:p>0,027765</text:p>
          </table:table-cell>
          <table:table-cell table:formula="of:=RAND()/10" office:value-type="float" office:value="0.0822056255768985">
            <text:p>0,082206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table:formula="of:=RAND()*(22-19)+19" office:value-type="float" office:value="21.9477348607033">
            <text:p>21,9477348607</text:p>
          </table:table-cell>
          <table:table-cell table:formula="of:=RAND()/10" office:value-type="float" office:value="0.0397535945754498">
            <text:p>0,039754</text:p>
          </table:table-cell>
          <table:table-cell table:formula="of:=RAND()/10" office:value-type="float" office:value="0.00438968148082495">
            <text:p>0,00439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table:formula="of:=RAND()*(22-19)+19" office:value-type="float" office:value="21.3598204832524">
            <text:p>21,3598204833</text:p>
          </table:table-cell>
          <table:table-cell table:formula="of:=RAND()/10" office:value-type="float" office:value="0.0154175835195929">
            <text:p>0,015418</text:p>
          </table:table-cell>
          <table:table-cell table:formula="of:=RAND()/10" office:value-type="float" office:value="0.017503163497895">
            <text:p>0,017503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table:formula="of:=RAND()*(22-19)+19" office:value-type="float" office:value="20.448793138843">
            <text:p>20,4487931388</text:p>
          </table:table-cell>
          <table:table-cell table:formula="of:=RAND()/10" office:value-type="float" office:value="0.060858360119164">
            <text:p>0,060858</text:p>
          </table:table-cell>
          <table:table-cell table:formula="of:=RAND()/10" office:value-type="float" office:value="0.0167872054502368">
            <text:p>0,016787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table:formula="of:=RAND()*(22-19)+19" office:value-type="float" office:value="21.4018337754533">
            <text:p>21,4018337755</text:p>
          </table:table-cell>
          <table:table-cell table:formula="of:=RAND()/10" office:value-type="float" office:value="0.011263520643115">
            <text:p>0,011264</text:p>
          </table:table-cell>
          <table:table-cell table:formula="of:=RAND()/10" office:value-type="float" office:value="0.0872227515093982">
            <text:p>0,087223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table:formula="of:=RAND()*(22-19)+19" office:value-type="float" office:value="21.6628843178041">
            <text:p>21,6628843178</text:p>
          </table:table-cell>
          <table:table-cell table:formula="of:=RAND()/10" office:value-type="float" office:value="0.0529826400801539">
            <text:p>0,052983</text:p>
          </table:table-cell>
          <table:table-cell table:formula="of:=RAND()/10" office:value-type="float" office:value="0.0359774460550398">
            <text:p>0,035977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table:formula="of:=RAND()*(22-19)+19" office:value-type="float" office:value="21.3946514707059">
            <text:p>21,3946514707</text:p>
          </table:table-cell>
          <table:table-cell table:formula="of:=RAND()/10" office:value-type="float" office:value="0.0574571005534381">
            <text:p>0,057457</text:p>
          </table:table-cell>
          <table:table-cell table:formula="of:=RAND()/10" office:value-type="float" office:value="0.0292128762695938">
            <text:p>0,029213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table:formula="of:=RAND()*(22-19)+19" office:value-type="float" office:value="21.1551975598559">
            <text:p>21,1551975599</text:p>
          </table:table-cell>
          <table:table-cell table:formula="of:=RAND()/10" office:value-type="float" office:value="0.0973629105370492">
            <text:p>0,097363</text:p>
          </table:table-cell>
          <table:table-cell table:formula="of:=RAND()/10" office:value-type="float" office:value="0.0616228957194835">
            <text:p>0,061623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table:formula="of:=RAND()*(22-19)+19" office:value-type="float" office:value="20.9420991172083">
            <text:p>20,9420991172</text:p>
          </table:table-cell>
          <table:table-cell table:formula="of:=RAND()/10" office:value-type="float" office:value="0.019753756467253">
            <text:p>0,019754</text:p>
          </table:table-cell>
          <table:table-cell table:formula="of:=RAND()/10" office:value-type="float" office:value="0.0881422624923289">
            <text:p>0,088142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table:formula="of:=RAND()*(22-19)+19" office:value-type="float" office:value="20.2835682714358">
            <text:p>20,2835682714</text:p>
          </table:table-cell>
          <table:table-cell table:formula="of:=RAND()/10" office:value-type="float" office:value="0.0507428968325257">
            <text:p>0,050743</text:p>
          </table:table-cell>
          <table:table-cell table:formula="of:=RAND()/10" office:value-type="float" office:value="0.0404544913675636">
            <text:p>0,040454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table:formula="of:=RAND()*(22-19)+19" office:value-type="float" office:value="20.9995349003002">
            <text:p>20,9995349003</text:p>
          </table:table-cell>
          <table:table-cell table:formula="of:=RAND()/10" office:value-type="float" office:value="0.0124230054207146">
            <text:p>0,012423</text:p>
          </table:table-cell>
          <table:table-cell table:formula="of:=RAND()/10" office:value-type="float" office:value="0.0771201356314123">
            <text:p>0,077120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table:formula="of:=RAND()*(22-19)+19" office:value-type="float" office:value="21.0006294148043">
            <text:p>21,0006294148</text:p>
          </table:table-cell>
          <table:table-cell table:formula="of:=RAND()/10" office:value-type="float" office:value="0.0946551324799657">
            <text:p>0,094655</text:p>
          </table:table-cell>
          <table:table-cell table:formula="of:=RAND()/10" office:value-type="float" office:value="0.0995413640514016">
            <text:p>0,099541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table:formula="of:=RAND()*(22-19)+19" office:value-type="float" office:value="21.9726313916035">
            <text:p>21,9726313916</text:p>
          </table:table-cell>
          <table:table-cell table:formula="of:=RAND()/10" office:value-type="float" office:value="0.016301231412217">
            <text:p>0,016301</text:p>
          </table:table-cell>
          <table:table-cell table:formula="of:=RAND()/10" office:value-type="float" office:value="0.034560466511175">
            <text:p>0,034560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table:formula="of:=RAND()*(22-19)+19" office:value-type="float" office:value="19.3405491262674">
            <text:p>19,3405491263</text:p>
          </table:table-cell>
          <table:table-cell table:formula="of:=RAND()/10" office:value-type="float" office:value="0.0801613369956613">
            <text:p>0,080161</text:p>
          </table:table-cell>
          <table:table-cell table:formula="of:=RAND()/10" office:value-type="float" office:value="0.00521969310939312">
            <text:p>0,005220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table:formula="of:=RAND()*(22-19)+19" office:value-type="float" office:value="21.1816732790321">
            <text:p>21,181673279</text:p>
          </table:table-cell>
          <table:table-cell table:formula="of:=RAND()/10" office:value-type="float" office:value="0.0217157935258001">
            <text:p>0,021716</text:p>
          </table:table-cell>
          <table:table-cell table:formula="of:=RAND()/10" office:value-type="float" office:value="0.00134829478338361">
            <text:p>0,001348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table:formula="of:=RAND()*(22-19)+19" office:value-type="float" office:value="21.974622761365">
            <text:p>21,9746227614</text:p>
          </table:table-cell>
          <table:table-cell table:formula="of:=RAND()/10" office:value-type="float" office:value="0.0625551661476493">
            <text:p>0,062555</text:p>
          </table:table-cell>
          <table:table-cell table:formula="of:=RAND()/10" office:value-type="float" office:value="0.0139900511596352">
            <text:p>0,013990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table:formula="of:=RAND()*(22-19)+19" office:value-type="float" office:value="20.0490536401048">
            <text:p>20,0490536401</text:p>
          </table:table-cell>
          <table:table-cell table:formula="of:=RAND()/10" office:value-type="float" office:value="0.0691165105439722">
            <text:p>0,069117</text:p>
          </table:table-cell>
          <table:table-cell table:formula="of:=RAND()/10" office:value-type="float" office:value="0.0407102615106851">
            <text:p>0,040710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table:formula="of:=RAND()*(22-19)+19" office:value-type="float" office:value="19.0711899595335">
            <text:p>19,0711899595</text:p>
          </table:table-cell>
          <table:table-cell table:formula="of:=RAND()/10" office:value-type="float" office:value="0.00945108523592353">
            <text:p>0,009451</text:p>
          </table:table-cell>
          <table:table-cell table:formula="of:=RAND()/10" office:value-type="float" office:value="0.0272564309183508">
            <text:p>0,02725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table:formula="of:=RAND()*(22-19)+19" office:value-type="float" office:value="21.3407977526076">
            <text:p>21,3407977526</text:p>
          </table:table-cell>
          <table:table-cell table:formula="of:=RAND()/10" office:value-type="float" office:value="0.0561539794784039">
            <text:p>0,056154</text:p>
          </table:table-cell>
          <table:table-cell table:formula="of:=RAND()/10" office:value-type="float" office:value="0.0469679279252887">
            <text:p>0,046968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table:formula="of:=RAND()*(22-19)+19" office:value-type="float" office:value="21.4501475165598">
            <text:p>21,4501475166</text:p>
          </table:table-cell>
          <table:table-cell table:formula="of:=RAND()/10" office:value-type="float" office:value="0.064970507286489">
            <text:p>0,064971</text:p>
          </table:table-cell>
          <table:table-cell table:formula="of:=RAND()/10" office:value-type="float" office:value="0.0616104083135724">
            <text:p>0,061610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table:formula="of:=RAND()*(22-19)+19" office:value-type="float" office:value="20.1683482863009">
            <text:p>20,1683482863</text:p>
          </table:table-cell>
          <table:table-cell table:formula="of:=RAND()/10" office:value-type="float" office:value="0.0707356363534927">
            <text:p>0,070736</text:p>
          </table:table-cell>
          <table:table-cell table:formula="of:=RAND()/10" office:value-type="float" office:value="0.0115135555621237">
            <text:p>0,011514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table:formula="of:=RAND()*(22-19)+19" office:value-type="float" office:value="21.4485691608861">
            <text:p>21,4485691609</text:p>
          </table:table-cell>
          <table:table-cell table:formula="of:=RAND()/10" office:value-type="float" office:value="0.0735631996300072">
            <text:p>0,073563</text:p>
          </table:table-cell>
          <table:table-cell table:formula="of:=RAND()/10" office:value-type="float" office:value="0.0833080016542226">
            <text:p>0,083308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table:formula="of:=RAND()*(22-19)+19" office:value-type="float" office:value="21.8734265593812">
            <text:p>21,8734265594</text:p>
          </table:table-cell>
          <table:table-cell table:formula="of:=RAND()/10" office:value-type="float" office:value="0.0364409927278757">
            <text:p>0,036441</text:p>
          </table:table-cell>
          <table:table-cell table:formula="of:=RAND()/10" office:value-type="float" office:value="0.02397640789859">
            <text:p>0,023976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table:formula="of:=RAND()*(22-19)+19" office:value-type="float" office:value="19.3632392133586">
            <text:p>19,3632392134</text:p>
          </table:table-cell>
          <table:table-cell table:formula="of:=RAND()/10" office:value-type="float" office:value="0.0316885130014271">
            <text:p>0,031689</text:p>
          </table:table-cell>
          <table:table-cell table:formula="of:=RAND()/10" office:value-type="float" office:value="0.0997162004932761">
            <text:p>0,099716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table:formula="of:=RAND()*(22-19)+19" office:value-type="float" office:value="19.9982507182285">
            <text:p>19,9982507182</text:p>
          </table:table-cell>
          <table:table-cell table:formula="of:=RAND()/10" office:value-type="float" office:value="0.0811161000281572">
            <text:p>0,081116</text:p>
          </table:table-cell>
          <table:table-cell table:formula="of:=RAND()/10" office:value-type="float" office:value="0.0416127705480903">
            <text:p>0,041613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table:formula="of:=RAND()*(22-19)+19" office:value-type="float" office:value="19.329115553759">
            <text:p>19,3291155538</text:p>
          </table:table-cell>
          <table:table-cell table:formula="of:=RAND()/10" office:value-type="float" office:value="0.0343793306965381">
            <text:p>0,034379</text:p>
          </table:table-cell>
          <table:table-cell table:formula="of:=RAND()/10" office:value-type="float" office:value="0.0689710589125752">
            <text:p>0,068971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table:formula="of:=RAND()*(22-19)+19" office:value-type="float" office:value="21.1900396002457">
            <text:p>21,1900396002</text:p>
          </table:table-cell>
          <table:table-cell table:formula="of:=RAND()/10" office:value-type="float" office:value="0.0915766646619886">
            <text:p>0,091577</text:p>
          </table:table-cell>
          <table:table-cell table:formula="of:=RAND()/10" office:value-type="float" office:value="0.0901864933781326">
            <text:p>0,090186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table:formula="of:=RAND()*(22-19)+19" office:value-type="float" office:value="19.7602985971607">
            <text:p>19,7602985972</text:p>
          </table:table-cell>
          <table:table-cell table:formula="of:=RAND()/10" office:value-type="float" office:value="0.0687503334134817">
            <text:p>0,068750</text:p>
          </table:table-cell>
          <table:table-cell table:formula="of:=RAND()/10" office:value-type="float" office:value="0.0925545774400234">
            <text:p>0,09255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table:formula="of:=RAND()*(22-19)+19" office:value-type="float" office:value="21.1172025129199">
            <text:p>21,1172025129</text:p>
          </table:table-cell>
          <table:table-cell table:formula="of:=RAND()/10" office:value-type="float" office:value="0.0174158765003085">
            <text:p>0,017416</text:p>
          </table:table-cell>
          <table:table-cell table:formula="of:=RAND()/10" office:value-type="float" office:value="0.0568793348036706">
            <text:p>0,056879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table:formula="of:=RAND()*(22-19)+19" office:value-type="float" office:value="21.1702255816199">
            <text:p>21,1702255816</text:p>
          </table:table-cell>
          <table:table-cell table:formula="of:=RAND()/10" office:value-type="float" office:value="0.0452609600499272">
            <text:p>0,045261</text:p>
          </table:table-cell>
          <table:table-cell table:formula="of:=RAND()/10" office:value-type="float" office:value="0.0000411497429013252">
            <text:p>0,000041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table:formula="of:=RAND()*(22-19)+19" office:value-type="float" office:value="19.4930303059518">
            <text:p>19,493030306</text:p>
          </table:table-cell>
          <table:table-cell table:formula="of:=RAND()/10" office:value-type="float" office:value="0.0922694597858936">
            <text:p>0,092269</text:p>
          </table:table-cell>
          <table:table-cell table:formula="of:=RAND()/10" office:value-type="float" office:value="0.0188785284757614">
            <text:p>0,018879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table:formula="of:=RAND()*(22-19)+19" office:value-type="float" office:value="20.8752048858441">
            <text:p>20,8752048858</text:p>
          </table:table-cell>
          <table:table-cell table:formula="of:=RAND()/10" office:value-type="float" office:value="0.0451805986929685">
            <text:p>0,045181</text:p>
          </table:table-cell>
          <table:table-cell table:formula="of:=RAND()/10" office:value-type="float" office:value="0.0390849603805691">
            <text:p>0,039085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table:formula="of:=RAND()*(22-19)+19" office:value-type="float" office:value="21.1179604423232">
            <text:p>21,1179604423</text:p>
          </table:table-cell>
          <table:table-cell table:formula="of:=RAND()/10" office:value-type="float" office:value="0.0850145546253771">
            <text:p>0,085015</text:p>
          </table:table-cell>
          <table:table-cell table:formula="of:=RAND()/10" office:value-type="float" office:value="0.00443083122372627">
            <text:p>0,004431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table:formula="of:=RAND()*(22-19)+19" office:value-type="float" office:value="21.8528507906012">
            <text:p>21,8528507906</text:p>
          </table:table-cell>
          <table:table-cell table:formula="of:=RAND()/10" office:value-type="float" office:value="0.00768704330548644">
            <text:p>0,007687</text:p>
          </table:table-cell>
          <table:table-cell table:formula="of:=RAND()/10" office:value-type="float" office:value="0.0363816919736564">
            <text:p>0,036382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table:formula="of:=RAND()*(22-19)+19" office:value-type="float" office:value="19.3239980260842">
            <text:p>19,3239980261</text:p>
          </table:table-cell>
          <table:table-cell table:formula="of:=RAND()/10" office:value-type="float" office:value="0.00603895881213248">
            <text:p>0,006039</text:p>
          </table:table-cell>
          <table:table-cell table:formula="of:=RAND()/10" office:value-type="float" office:value="0.0558721658308059">
            <text:p>0,055872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table:formula="of:=RAND()*(22-19)+19" office:value-type="float" office:value="20.5197942177765">
            <text:p>20,5197942178</text:p>
          </table:table-cell>
          <table:table-cell table:formula="of:=RAND()/10" office:value-type="float" office:value="0.0962780752684921">
            <text:p>0,096278</text:p>
          </table:table-cell>
          <table:table-cell table:formula="of:=RAND()/10" office:value-type="float" office:value="0.0916535827331245">
            <text:p>0,091654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table:formula="of:=RAND()*(22-19)+19" office:value-type="float" office:value="21.5157351084054">
            <text:p>21,5157351084</text:p>
          </table:table-cell>
          <table:table-cell table:formula="of:=RAND()/10" office:value-type="float" office:value="0.0606696834322065">
            <text:p>0,060670</text:p>
          </table:table-cell>
          <table:table-cell table:formula="of:=RAND()/10" office:value-type="float" office:value="0.0723591380286962">
            <text:p>0,072359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table:formula="of:=RAND()*(22-19)+19" office:value-type="float" office:value="21.71864949679">
            <text:p>21,7186494968</text:p>
          </table:table-cell>
          <table:table-cell table:formula="of:=RAND()/10" office:value-type="float" office:value="0.0634960593655705">
            <text:p>0,063496</text:p>
          </table:table-cell>
          <table:table-cell table:formula="of:=RAND()/10" office:value-type="float" office:value="0.0850850421003997">
            <text:p>0,085085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table:formula="of:=RAND()*(22-19)+19" office:value-type="float" office:value="19.6749917776324">
            <text:p>19,6749917776</text:p>
          </table:table-cell>
          <table:table-cell table:formula="of:=RAND()/10" office:value-type="float" office:value="0.0936409858055413">
            <text:p>0,093641</text:p>
          </table:table-cell>
          <table:table-cell table:formula="of:=RAND()/10" office:value-type="float" office:value="0.053276478452608">
            <text:p>0,053276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table:formula="of:=RAND()*(22-19)+19" office:value-type="float" office:value="20.4578342256136">
            <text:p>20,4578342256</text:p>
          </table:table-cell>
          <table:table-cell table:formula="of:=RAND()/10" office:value-type="float" office:value="0.0804234398994595">
            <text:p>0,080423</text:p>
          </table:table-cell>
          <table:table-cell table:formula="of:=RAND()/10" office:value-type="float" office:value="0.0605014005675912">
            <text:p>0,060501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table:formula="of:=RAND()*(22-19)+19" office:value-type="float" office:value="20.0022177696228">
            <text:p>20,0022177696</text:p>
          </table:table-cell>
          <table:table-cell table:formula="of:=RAND()/10" office:value-type="float" office:value="0.0142389561980963">
            <text:p>0,014239</text:p>
          </table:table-cell>
          <table:table-cell table:formula="of:=RAND()/10" office:value-type="float" office:value="0.0255395334679633">
            <text:p>0,025540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table:formula="of:=RAND()*(22-19)+19" office:value-type="float" office:value="21.6745266793296">
            <text:p>21,6745266793</text:p>
          </table:table-cell>
          <table:table-cell table:formula="of:=RAND()/10" office:value-type="float" office:value="0.00606399122625589">
            <text:p>0,006064</text:p>
          </table:table-cell>
          <table:table-cell table:formula="of:=RAND()/10" office:value-type="float" office:value="0.0303966141305864">
            <text:p>0,030397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table:formula="of:=RAND()*(22-19)+19" office:value-type="float" office:value="19.4584636404179">
            <text:p>19,4584636404</text:p>
          </table:table-cell>
          <table:table-cell table:formula="of:=RAND()/10" office:value-type="float" office:value="0.0750785723794252">
            <text:p>0,075079</text:p>
          </table:table-cell>
          <table:table-cell table:formula="of:=RAND()/10" office:value-type="float" office:value="0.0600427646189928">
            <text:p>0,060043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table:formula="of:=RAND()*(22-19)+19" office:value-type="float" office:value="19.9748491612263">
            <text:p>19,9748491612</text:p>
          </table:table-cell>
          <table:table-cell table:formula="of:=RAND()/10" office:value-type="float" office:value="0.0305401876568794">
            <text:p>0,030540</text:p>
          </table:table-cell>
          <table:table-cell table:formula="of:=RAND()/10" office:value-type="float" office:value="0.0601000000257045">
            <text:p>0,060100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table:formula="of:=RAND()*(22-19)+19" office:value-type="float" office:value="19.015075805597">
            <text:p>19,0150758056</text:p>
          </table:table-cell>
          <table:table-cell table:formula="of:=RAND()/10" office:value-type="float" office:value="0.0862253282684833">
            <text:p>0,086225</text:p>
          </table:table-cell>
          <table:table-cell table:formula="of:=RAND()/10" office:value-type="float" office:value="0.0356163072399795">
            <text:p>0,035616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table:formula="of:=RAND()*(22-19)+19" office:value-type="float" office:value="21.64013691945">
            <text:p>21,6401369195</text:p>
          </table:table-cell>
          <table:table-cell table:formula="of:=RAND()/10" office:value-type="float" office:value="0.0967943659052253">
            <text:p>0,096794</text:p>
          </table:table-cell>
          <table:table-cell table:formula="of:=RAND()/10" office:value-type="float" office:value="0.0613910594023764">
            <text:p>0,061391</text:p>
          </table:table-cell>
        </table:table-row>
        <table:table-row table:style-name="ro1">
          <table:table-cell/>
          <table:table-cell table:style-name="Default" table:formula="of:=AVERAGE([.B2:.B401])" office:value-type="float" office:value="20.4051433874643">
            <text:p>20,4051433875</text:p>
          </table:table-cell>
          <table:table-cell table:style-name="Default" table:formula="of:=AVERAGE([.C2:.C401])" office:value-type="float" office:value="0.0530617784375791">
            <text:p>0,0530617784</text:p>
          </table:table-cell>
          <table:table-cell table:style-name="Default" table:formula="of:=AVERAGE([.D2:.D401])" office:value-type="float" office:value="0.0491015927316621">
            <text:p>0,0491015927</text:p>
          </table:table-cell>
        </table:table-row>
      </table:table>
      <table:table table:name="Planilha2" table:style-name="ta1" table:print="false">
        <table:table-column table:style-name="co1" table:default-cell-style-name="ce2"/>
        <table:table-row table:style-name="ro1">
          <table:table-cell table:formula="of:=RANDBETWEEN(1;4)" office:value-type="float" office:value="3">
            <text:p>3</text:p>
          </table:table-cell>
        </table:table-row>
        <table:table-row table:style-name="ro1">
          <table:table-cell table:formula="of:=RANDBETWEEN(1;4)" office:value-type="float" office:value="4">
            <text:p>4</text:p>
          </table:table-cell>
        </table:table-row>
        <table:table-row table:style-name="ro1">
          <table:table-cell table:formula="of:=RANDBETWEEN(1;4)" office:value-type="float" office:value="4">
            <text:p>4</text:p>
          </table:table-cell>
        </table:table-row>
        <table:table-row table:style-name="ro1">
          <table:table-cell table:formula="of:=RANDBETWEEN(1;4)" office:value-type="float" office:value="1">
            <text:p>1</text:p>
          </table:table-cell>
        </table:table-row>
        <table:table-row table:style-name="ro1">
          <table:table-cell table:formula="of:=RANDBETWEEN(1;4)" office:value-type="float" office:value="2">
            <text:p>2</text:p>
          </table:table-cell>
        </table:table-row>
        <table:table-row table:style-name="ro1">
          <table:table-cell table:formula="of:=RANDBETWEEN(1;4)" office:value-type="float" office:value="1">
            <text:p>1</text:p>
          </table:table-cell>
        </table:table-row>
        <table:table-row table:style-name="ro1">
          <table:table-cell table:formula="of:=RANDBETWEEN(1;4)" office:value-type="float" office:value="1">
            <text:p>1</text:p>
          </table:table-cell>
        </table:table-row>
        <table:table-row table:style-name="ro1">
          <table:table-cell table:formula="of:=RANDBETWEEN(1;4)" office:value-type="float" office:value="3">
            <text:p>3</text:p>
          </table:table-cell>
        </table:table-row>
        <table:table-row table:style-name="ro1">
          <table:table-cell table:formula="of:=RANDBETWEEN(1;4)" office:value-type="float" office:value="4">
            <text:p>4</text:p>
          </table:table-cell>
        </table:table-row>
        <table:table-row table:style-name="ro1">
          <table:table-cell table:formula="of:=RANDBETWEEN(1;4)" office:value-type="float" office:value="2">
            <text:p>2</text:p>
          </table:table-cell>
        </table:table-row>
        <table:table-row table:style-name="ro1">
          <table:table-cell table:formula="of:=RANDBETWEEN(1;4)" office:value-type="float" office:value="2">
            <text:p>2</text:p>
          </table:table-cell>
        </table:table-row>
        <table:table-row table:style-name="ro1">
          <table:table-cell table:formula="of:=RANDBETWEEN(1;4)" office:value-type="float" office:value="4">
            <text:p>4</text:p>
          </table:table-cell>
        </table:table-row>
        <table:table-row table:style-name="ro1">
          <table:table-cell table:formula="of:=RANDBETWEEN(1;4)" office:value-type="float" office:value="2">
            <text:p>2</text:p>
          </table:table-cell>
        </table:table-row>
        <table:table-row table:style-name="ro1">
          <table:table-cell table:formula="of:=RANDBETWEEN(1;4)" office:value-type="float" office:value="4">
            <text:p>4</text:p>
          </table:table-cell>
        </table:table-row>
        <table:table-row table:style-name="ro1">
          <table:table-cell table:formula="of:=RANDBETWEEN(1;4)" office:value-type="float" office:value="4">
            <text:p>4</text:p>
          </table:table-cell>
        </table:table-row>
        <table:table-row table:style-name="ro1">
          <table:table-cell table:formula="of:=RANDBETWEEN(1;4)" office:value-type="float" office:value="3">
            <text:p>3</text:p>
          </table:table-cell>
        </table:table-row>
        <table:table-row table:style-name="ro1">
          <table:table-cell table:formula="of:=RANDBETWEEN(1;4)" office:value-type="float" office:value="2">
            <text:p>2</text:p>
          </table:table-cell>
        </table:table-row>
        <table:table-row table:style-name="ro1">
          <table:table-cell table:formula="of:=RANDBETWEEN(1;4)" office:value-type="float" office:value="4">
            <text:p>4</text:p>
          </table:table-cell>
        </table:table-row>
        <table:table-row table:style-name="ro1">
          <table:table-cell table:formula="of:=RANDBETWEEN(1;4)" office:value-type="float" office:value="4">
            <text:p>4</text:p>
          </table:table-cell>
        </table:table-row>
        <table:table-row table:style-name="ro1">
          <table:table-cell table:formula="of:=RANDBETWEEN(1;4)" office:value-type="float" office:value="4">
            <text:p>4</text:p>
          </table:table-cell>
        </table:table-row>
        <table:table-row table:style-name="ro1">
          <table:table-cell table:formula="of:=RANDBETWEEN(1;4)" office:value-type="float" office:value="4">
            <text:p>4</text:p>
          </table:table-cell>
        </table:table-row>
        <table:table-row table:style-name="ro1">
          <table:table-cell table:formula="of:=RANDBETWEEN(1;4)" office:value-type="float" office:value="3">
            <text:p>3</text:p>
          </table:table-cell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Planilha2.A1:Planilha2.A2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lbany AMT" svg:font-family="'Albany AMT', 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6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4">14/11/2011</text:date>, <text:time>00:55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andro </meta:initial-creator>
    <meta:creation-date>2011-02-17T19:49:41</meta:creation-date>
    <dc:date>2011-11-14T00:55:56</dc:date>
    <meta:editing-duration>PT7H10M7S</meta:editing-duration>
    <meta:editing-cycles>41</meta:editing-cycles>
    <meta:generator>LibreOffice/3.4$Unix LibreOffice_project/340m1$Build-302</meta:generator>
    <dc:creator>Leandro </dc:creator>
    <meta:document-statistic meta:table-count="3" meta:cell-count="1629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family="'Nimbus Sans L'" style:font-style-name="Negrito" fo:font-size="15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4" style:family="chart">
      <style:chart-properties chart:interpolation="cubic-spline" chart:include-hidden-cells="fals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aximum="400" chart:reverse-direction="false" text:line-break="false" chart:axis-position="0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4pt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 style:data-style-name="N1">
      <style:chart-properties chart:display-label="true" chart:logarithmic="false" chart:maximum="25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 style:data-style-name="N1">
      <style:chart-properties chart:symbol-type="none"/>
      <style:graphic-properties svg:stroke-width="0.03cm" svg:stroke-color="#000000" draw:fill-color="#000000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3cm" svg:stroke-color="#ff420e" draw:fill-color="#ff420e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3cm" svg:stroke-color="#0000ff" draw:fill-color="#0000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143cm" svg:height="11.142cm" xlink:href=".." xlink:type="simple" chart:class="chart:scatter" chart:style-name="ch1">
        <chart:title svg:x="2.896cm" svg:y="0.235cm" chart:style-name="ch2">
          <text:p>Taxa de Recepção vs. Tempo (no nível 10)</text:p>
        </chart:title>
        <chart:legend svg:x="12.561cm" svg:y="3.805cm" style:legend-expansion="custom" chartooo:width="2.997cm" chartooo:height="1.972cm" style:legend-expansion-aspect-ratio="1.51977687626775" chart:style-name="ch3"/>
        <chart:plot-area chart:style-name="ch4" table:cell-range-address="Planilha1.A2:Planilha1.D401 Planilha1.B1:Planilha1.D1" chart:data-source-has-labels="row" svg:x="1.326cm" svg:y="1.165cm" svg:width="14.604cm" svg:height="8.879cm">
          <chartooo:coordinate-region svg:x="1.947cm" svg:y="1.365cm" svg:width="13.703cm" svg:height="8.032cm"/>
          <chart:axis chart:dimension="x" chart:name="primary-x" chart:style-name="ch5">
            <chart:title svg:x="7.181cm" svg:y="10.032cm" chart:style-name="ch6">
              <text:p>Tempo (s)</text:p>
            </chart:title>
            <chart:grid chart:style-name="ch7" chart:class="major"/>
          </chart:axis>
          <chart:axis chart:dimension="y" chart:name="primary-y" chart:style-name="ch8">
            <chart:title svg:x="0.152cm" svg:y="8.67cm" chart:style-name="ch9">
              <text:p>Taxa de Recepção (Mbps)</text:p>
            </chart:title>
            <chart:grid chart:style-name="ch7" chart:class="major"/>
          </chart:axis>
          <chart:series chart:style-name="ch10" chart:values-cell-range-address="Planilha1.B2:Planilha1.B401" chart:label-cell-address="Planilha1.B1:Planilha1.B1" chart:class="chart:scatter">
            <chart:domain table:cell-range-address="Planilha1.A2:Planilha1.A401"/>
            <chart:data-point chart:repeated="400"/>
          </chart:series>
          <chart:series chart:style-name="ch11" chart:values-cell-range-address="Planilha1.C2:Planilha1.C401" chart:label-cell-address="Planilha1.C1:Planilha1.C1" chart:class="chart:scatter">
            <chart:data-point chart:repeated="400"/>
          </chart:series>
          <chart:series chart:style-name="ch12" chart:values-cell-range-address="Planilha1.D2:Planilha1.D401" chart:label-cell-address="Planilha1.D1:Planilha1.D1" chart:class="chart:scatter">
            <chart:data-point chart:repeated="4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GMTP</text:p>
                <draw:g>
                  <svg:desc>Planilha1.B1:Planilha1.B1</svg:desc>
                </draw:g>
              </table:table-cell>
              <table:table-cell office:value-type="string">
                <text:p>DCCP</text:p>
                <draw:g>
                  <svg:desc>Planilha1.C1:Planilha1.C1</svg:desc>
                </draw:g>
              </table:table-cell>
              <table:table-cell office:value-type="string">
                <text:p>TCP</text:p>
                <draw:g>
                  <svg:desc>Planilha1.D1:Planilh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lanilha1.A2:Planilha1.A401</svg:desc>
                </draw:g>
              </table:table-cell>
              <table:table-cell office:value-type="float" office:value="1">
                <text:p>1</text:p>
                <draw:g>
                  <svg:desc>Planilha1.B2:Planilha1.B401</svg:desc>
                </draw:g>
              </table:table-cell>
              <table:table-cell office:value-type="float" office:value="0.0316490641329437">
                <text:p>0.0316490641329437</text:p>
                <draw:g>
                  <svg:desc>Planilha1.C2:Planilha1.C401</svg:desc>
                </draw:g>
              </table:table-cell>
              <table:table-cell office:value-type="float" office:value="0.0930953538045287">
                <text:p>0.0930953538045287</text:p>
                <draw:g>
                  <svg:desc>Planilha1.D2:Planilha1.D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0354709815699607">
                <text:p>0.0354709815699607</text:p>
              </table:table-cell>
              <table:table-cell office:value-type="float" office:value="0.0553418388124555">
                <text:p>0.05534183881245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0.0903775626793504">
                <text:p>0.0903775626793504</text:p>
              </table:table-cell>
              <table:table-cell office:value-type="float" office:value="0.00624545118771493">
                <text:p>0.006245451187714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.5377639532089">
                <text:p>19.5377639532089</text:p>
              </table:table-cell>
              <table:table-cell office:value-type="float" office:value="0.00967565588653088">
                <text:p>0.00967565588653088</text:p>
              </table:table-cell>
              <table:table-cell office:value-type="float" office:value="0.0492493333294988">
                <text:p>0.04924933332949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1.2124892175198">
                <text:p>21.2124892175198</text:p>
              </table:table-cell>
              <table:table-cell office:value-type="float" office:value="0.0171425654552877">
                <text:p>0.0171425654552877</text:p>
              </table:table-cell>
              <table:table-cell office:value-type="float" office:value="0.0203123461455107">
                <text:p>0.02031234614551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0.1733858254738">
                <text:p>20.1733858254738</text:p>
              </table:table-cell>
              <table:table-cell office:value-type="float" office:value="0.029322505556047">
                <text:p>0.029322505556047</text:p>
              </table:table-cell>
              <table:table-cell office:value-type="float" office:value="0.0769810875412077">
                <text:p>0.07698108754120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0.0005880817771">
                <text:p>20.0005880817771</text:p>
              </table:table-cell>
              <table:table-cell office:value-type="float" office:value="0.0912946279160678">
                <text:p>0.0912946279160678</text:p>
              </table:table-cell>
              <table:table-cell office:value-type="float" office:value="0.0228125329595059">
                <text:p>0.02281253295950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9.6714365822263">
                <text:p>19.6714365822263</text:p>
              </table:table-cell>
              <table:table-cell office:value-type="float" office:value="0.0129234507679939">
                <text:p>0.0129234507679939</text:p>
              </table:table-cell>
              <table:table-cell office:value-type="float" office:value="0.0567533388733864">
                <text:p>0.05675333887338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9.9222614793107">
                <text:p>19.9222614793107</text:p>
              </table:table-cell>
              <table:table-cell office:value-type="float" office:value="0.0414304793346673">
                <text:p>0.0414304793346673</text:p>
              </table:table-cell>
              <table:table-cell office:value-type="float" office:value="0.00866960058920085">
                <text:p>0.008669600589200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9.3395041236654">
                <text:p>19.3395041236654</text:p>
              </table:table-cell>
              <table:table-cell office:value-type="float" office:value="0.0245696519035846">
                <text:p>0.0245696519035846</text:p>
              </table:table-cell>
              <table:table-cell office:value-type="float" office:value="0.00392863298766315">
                <text:p>0.003928632987663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9.3735503358766">
                <text:p>19.3735503358766</text:p>
              </table:table-cell>
              <table:table-cell office:value-type="float" office:value="0.0238939692731947">
                <text:p>0.0238939692731947</text:p>
              </table:table-cell>
              <table:table-cell office:value-type="float" office:value="0.0911326695699245">
                <text:p>0.09113266956992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0.3524185791612">
                <text:p>20.3524185791612</text:p>
              </table:table-cell>
              <table:table-cell office:value-type="float" office:value="0.0144317993428558">
                <text:p>0.0144317993428558</text:p>
              </table:table-cell>
              <table:table-cell office:value-type="float" office:value="0.00024626525118947">
                <text:p>0.000246265251189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1.1325637279078">
                <text:p>21.1325637279078</text:p>
              </table:table-cell>
              <table:table-cell office:value-type="float" office:value="0.0499129384756088">
                <text:p>0.0499129384756088</text:p>
              </table:table-cell>
              <table:table-cell office:value-type="float" office:value="0.0726789664011449">
                <text:p>0.07267896640114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9.0792779973708">
                <text:p>19.0792779973708</text:p>
              </table:table-cell>
              <table:table-cell office:value-type="float" office:value="0.0944673863705248">
                <text:p>0.0944673863705248</text:p>
              </table:table-cell>
              <table:table-cell office:value-type="float" office:value="0.00854854607023299">
                <text:p>0.008548546070232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0.2447385098785">
                <text:p>20.2447385098785</text:p>
              </table:table-cell>
              <table:table-cell office:value-type="float" office:value="0.0867726520635188">
                <text:p>0.0867726520635188</text:p>
              </table:table-cell>
              <table:table-cell office:value-type="float" office:value="0.0455072253011167">
                <text:p>0.04550722530111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0.7136974134482">
                <text:p>20.7136974134482</text:p>
              </table:table-cell>
              <table:table-cell office:value-type="float" office:value="0.0663472820073366">
                <text:p>0.0663472820073366</text:p>
              </table:table-cell>
              <table:table-cell office:value-type="float" office:value="0.0649484262336046">
                <text:p>0.06494842623360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0.3461626255885">
                <text:p>20.3461626255885</text:p>
              </table:table-cell>
              <table:table-cell office:value-type="float" office:value="0.0569742159452289">
                <text:p>0.0569742159452289</text:p>
              </table:table-cell>
              <table:table-cell office:value-type="float" office:value="0.0537291447632015">
                <text:p>0.0537291447632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0.1113051227294">
                <text:p>20.1113051227294</text:p>
              </table:table-cell>
              <table:table-cell office:value-type="float" office:value="0.0573713334742934">
                <text:p>0.0573713334742934</text:p>
              </table:table-cell>
              <table:table-cell office:value-type="float" office:value="0.0305217799264938">
                <text:p>0.03052177992649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0.9060613648035">
                <text:p>20.9060613648035</text:p>
              </table:table-cell>
              <table:table-cell office:value-type="float" office:value="0.0614423083607107">
                <text:p>0.0614423083607107</text:p>
              </table:table-cell>
              <table:table-cell office:value-type="float" office:value="0.072635469539091">
                <text:p>0.0726354695390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.0967364935204">
                <text:p>20.0967364935204</text:p>
              </table:table-cell>
              <table:table-cell office:value-type="float" office:value="0.0677741501480341">
                <text:p>0.0677741501480341</text:p>
              </table:table-cell>
              <table:table-cell office:value-type="float" office:value="0.059768103575334">
                <text:p>0.0597681035753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9.7022877358831">
                <text:p>19.7022877358831</text:p>
              </table:table-cell>
              <table:table-cell office:value-type="float" office:value="0.00803114078007638">
                <text:p>0.00803114078007638</text:p>
              </table:table-cell>
              <table:table-cell office:value-type="float" office:value="0.026799855241552">
                <text:p>0.0267998552415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9.2776614432223">
                <text:p>19.2776614432223</text:p>
              </table:table-cell>
              <table:table-cell office:value-type="float" office:value="0.0453001453075558">
                <text:p>0.0453001453075558</text:p>
              </table:table-cell>
              <table:table-cell office:value-type="float" office:value="0.0333051529712975">
                <text:p>0.03330515297129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1.9717627791688">
                <text:p>21.9717627791688</text:p>
              </table:table-cell>
              <table:table-cell office:value-type="float" office:value="0.0583958000410348">
                <text:p>0.0583958000410348</text:p>
              </table:table-cell>
              <table:table-cell office:value-type="float" office:value="0.0232641629874706">
                <text:p>0.02326416298747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0.6513814558275">
                <text:p>20.6513814558275</text:p>
              </table:table-cell>
              <table:table-cell office:value-type="float" office:value="0.0305308667011559">
                <text:p>0.0305308667011559</text:p>
              </table:table-cell>
              <table:table-cell office:value-type="float" office:value="0.0204408410470933">
                <text:p>0.02044084104709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9.8495812942274">
                <text:p>19.8495812942274</text:p>
              </table:table-cell>
              <table:table-cell office:value-type="float" office:value="0.0938946194946766">
                <text:p>0.0938946194946766</text:p>
              </table:table-cell>
              <table:table-cell office:value-type="float" office:value="0.013728592870757">
                <text:p>0.0137285928707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9.5187426586635">
                <text:p>19.5187426586635</text:p>
              </table:table-cell>
              <table:table-cell office:value-type="float" office:value="0.0918030590284616">
                <text:p>0.0918030590284616</text:p>
              </table:table-cell>
              <table:table-cell office:value-type="float" office:value="0.0375031191855669">
                <text:p>0.03750311918556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9.1939702746458">
                <text:p>19.1939702746458</text:p>
              </table:table-cell>
              <table:table-cell office:value-type="float" office:value="0.0196817560121417">
                <text:p>0.0196817560121417</text:p>
              </table:table-cell>
              <table:table-cell office:value-type="float" office:value="0.0265048323199153">
                <text:p>0.02650483231991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9.4797044056468">
                <text:p>19.4797044056468</text:p>
              </table:table-cell>
              <table:table-cell office:value-type="float" office:value="0.00917674088850617">
                <text:p>0.00917674088850617</text:p>
              </table:table-cell>
              <table:table-cell office:value-type="float" office:value="0.0888071652967483">
                <text:p>0.08880716529674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0.6113008181565">
                <text:p>20.6113008181565</text:p>
              </table:table-cell>
              <table:table-cell office:value-type="float" office:value="0.0242980311159044">
                <text:p>0.0242980311159044</text:p>
              </table:table-cell>
              <table:table-cell office:value-type="float" office:value="0.0680433068424463">
                <text:p>0.06804330684244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9.8402057373896">
                <text:p>19.8402057373896</text:p>
              </table:table-cell>
              <table:table-cell office:value-type="float" office:value="0.0201842829119414">
                <text:p>0.0201842829119414</text:p>
              </table:table-cell>
              <table:table-cell office:value-type="float" office:value="0.0127301605883986">
                <text:p>0.01273016058839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0.018021655269">
                <text:p>20.018021655269</text:p>
              </table:table-cell>
              <table:table-cell office:value-type="float" office:value="0.0971813048701733">
                <text:p>0.0971813048701733</text:p>
              </table:table-cell>
              <table:table-cell office:value-type="float" office:value="0.0856015312019736">
                <text:p>0.08560153120197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9.9587287050672">
                <text:p>19.9587287050672</text:p>
              </table:table-cell>
              <table:table-cell office:value-type="float" office:value="0.0559470952488482">
                <text:p>0.0559470952488482</text:p>
              </table:table-cell>
              <table:table-cell office:value-type="float" office:value="0.0611386606935412">
                <text:p>0.06113866069354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0.5599111462943">
                <text:p>20.5599111462943</text:p>
              </table:table-cell>
              <table:table-cell office:value-type="float" office:value="0.0556552644819021">
                <text:p>0.0556552644819021</text:p>
              </table:table-cell>
              <table:table-cell office:value-type="float" office:value="0.0680719994008541">
                <text:p>0.06807199940085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0.6739135817625">
                <text:p>20.6739135817625</text:p>
              </table:table-cell>
              <table:table-cell office:value-type="float" office:value="0.0875588675495237">
                <text:p>0.0875588675495237</text:p>
              </table:table-cell>
              <table:table-cell office:value-type="float" office:value="0.0918469823896885">
                <text:p>0.09184698238968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0.4964926582761">
                <text:p>20.4964926582761</text:p>
              </table:table-cell>
              <table:table-cell office:value-type="float" office:value="0.0656227511353791">
                <text:p>0.0656227511353791</text:p>
              </table:table-cell>
              <table:table-cell office:value-type="float" office:value="0.0103879940230399">
                <text:p>0.01038799402303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9.7724003652111">
                <text:p>19.7724003652111</text:p>
              </table:table-cell>
              <table:table-cell office:value-type="float" office:value="0.0727978299371898">
                <text:p>0.0727978299371898</text:p>
              </table:table-cell>
              <table:table-cell office:value-type="float" office:value="0.0883843455463648">
                <text:p>0.08838434554636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1.8472994086333">
                <text:p>21.8472994086333</text:p>
              </table:table-cell>
              <table:table-cell office:value-type="float" office:value="0.0168813731055707">
                <text:p>0.0168813731055707</text:p>
              </table:table-cell>
              <table:table-cell office:value-type="float" office:value="0.0688280699774623">
                <text:p>0.06882806997746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1.4970807414502">
                <text:p>21.4970807414502</text:p>
              </table:table-cell>
              <table:table-cell office:value-type="float" office:value="0.0569173790514469">
                <text:p>0.0569173790514469</text:p>
              </table:table-cell>
              <table:table-cell office:value-type="float" office:value="0.0332005269825459">
                <text:p>0.03320052698254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0.4438369474374">
                <text:p>20.4438369474374</text:p>
              </table:table-cell>
              <table:table-cell office:value-type="float" office:value="0.0857212807051837">
                <text:p>0.0857212807051837</text:p>
              </table:table-cell>
              <table:table-cell office:value-type="float" office:value="0.0451376844197512">
                <text:p>0.04513768441975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9.769560887944">
                <text:p>19.769560887944</text:p>
              </table:table-cell>
              <table:table-cell office:value-type="float" office:value="0.058311852440238">
                <text:p>0.058311852440238</text:p>
              </table:table-cell>
              <table:table-cell office:value-type="float" office:value="0.0774976705666631">
                <text:p>0.07749767056666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1.8365848651156">
                <text:p>21.8365848651156</text:p>
              </table:table-cell>
              <table:table-cell office:value-type="float" office:value="0.0814870309550315">
                <text:p>0.0814870309550315</text:p>
              </table:table-cell>
              <table:table-cell office:value-type="float" office:value="0.037129159970209">
                <text:p>0.0371291599702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0.817387283314">
                <text:p>20.817387283314</text:p>
              </table:table-cell>
              <table:table-cell office:value-type="float" office:value="0.00961524997837842">
                <text:p>0.00961524997837842</text:p>
              </table:table-cell>
              <table:table-cell office:value-type="float" office:value="0.0362703539896756">
                <text:p>0.03627035398967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1.1219794671051">
                <text:p>21.1219794671051</text:p>
              </table:table-cell>
              <table:table-cell office:value-type="float" office:value="0.0727436517830938">
                <text:p>0.0727436517830938</text:p>
              </table:table-cell>
              <table:table-cell office:value-type="float" office:value="0.0777439358178526">
                <text:p>0.07774393581785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0.9691485930234">
                <text:p>20.9691485930234</text:p>
              </table:table-cell>
              <table:table-cell office:value-type="float" office:value="0.0313999694306403">
                <text:p>0.0313999694306403</text:p>
              </table:table-cell>
              <table:table-cell office:value-type="float" office:value="0.00980812637135386">
                <text:p>0.009808126371353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0.8966652806848">
                <text:p>20.8966652806848</text:p>
              </table:table-cell>
              <table:table-cell office:value-type="float" office:value="0.00408263639546931">
                <text:p>0.00408263639546931</text:p>
              </table:table-cell>
              <table:table-cell office:value-type="float" office:value="0.0448189000599086">
                <text:p>0.04481890005990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9.3667179769836">
                <text:p>19.3667179769836</text:p>
              </table:table-cell>
              <table:table-cell office:value-type="float" office:value="0.0595163038466126">
                <text:p>0.0595163038466126</text:p>
              </table:table-cell>
              <table:table-cell office:value-type="float" office:value="0.0232511611655354">
                <text:p>0.02325116116553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9.6828460064717">
                <text:p>19.6828460064717</text:p>
              </table:table-cell>
              <table:table-cell office:value-type="float" office:value="0.0977472514845431">
                <text:p>0.0977472514845431</text:p>
              </table:table-cell>
              <table:table-cell office:value-type="float" office:value="0.0747565526049584">
                <text:p>0.07475655260495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9.2428279062733">
                <text:p>19.2428279062733</text:p>
              </table:table-cell>
              <table:table-cell office:value-type="float" office:value="0.0610568523406982">
                <text:p>0.0610568523406982</text:p>
              </table:table-cell>
              <table:table-cell office:value-type="float" office:value="0.0985480448231101">
                <text:p>0.09854804482311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0.47802310111">
                <text:p>20.47802310111</text:p>
              </table:table-cell>
              <table:table-cell office:value-type="float" office:value="0.0168876373674721">
                <text:p>0.0168876373674721</text:p>
              </table:table-cell>
              <table:table-cell office:value-type="float" office:value="0.0537729410920292">
                <text:p>0.05377294109202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1.5889073712751">
                <text:p>21.5889073712751</text:p>
              </table:table-cell>
              <table:table-cell office:value-type="float" office:value="0.0591895598452538">
                <text:p>0.0591895598452538</text:p>
              </table:table-cell>
              <table:table-cell office:value-type="float" office:value="0.0473920221906155">
                <text:p>0.04739202219061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0.3395643997937">
                <text:p>20.3395643997937</text:p>
              </table:table-cell>
              <table:table-cell office:value-type="float" office:value="0.0288310024887323">
                <text:p>0.0288310024887323</text:p>
              </table:table-cell>
              <table:table-cell office:value-type="float" office:value="0.0583161484450102">
                <text:p>0.05831614844501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1.1803108369932">
                <text:p>21.1803108369932</text:p>
              </table:table-cell>
              <table:table-cell office:value-type="float" office:value="0.0249187781475484">
                <text:p>0.0249187781475484</text:p>
              </table:table-cell>
              <table:table-cell office:value-type="float" office:value="0.0805727963335812">
                <text:p>0.08057279633358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1.8665688144974">
                <text:p>21.8665688144974</text:p>
              </table:table-cell>
              <table:table-cell office:value-type="float" office:value="0.00448970519937575">
                <text:p>0.00448970519937575</text:p>
              </table:table-cell>
              <table:table-cell office:value-type="float" office:value="0.080697175161913">
                <text:p>0.0806971751619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0.3113271789625">
                <text:p>20.3113271789625</text:p>
              </table:table-cell>
              <table:table-cell office:value-type="float" office:value="0.0872268025297672">
                <text:p>0.0872268025297672</text:p>
              </table:table-cell>
              <table:table-cell office:value-type="float" office:value="0.0815803114324808">
                <text:p>0.08158031143248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9.8316922928207">
                <text:p>19.8316922928207</text:p>
              </table:table-cell>
              <table:table-cell office:value-type="float" office:value="0.0554496448487043">
                <text:p>0.0554496448487043</text:p>
              </table:table-cell>
              <table:table-cell office:value-type="float" office:value="0.00101363742724061">
                <text:p>0.001013637427240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9.7161501101218">
                <text:p>19.7161501101218</text:p>
              </table:table-cell>
              <table:table-cell office:value-type="float" office:value="0.0983843246940523">
                <text:p>0.0983843246940523</text:p>
              </table:table-cell>
              <table:table-cell office:value-type="float" office:value="0.0944257680792362">
                <text:p>0.09442576807923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0.8300698376261">
                <text:p>20.8300698376261</text:p>
              </table:table-cell>
              <table:table-cell office:value-type="float" office:value="0.0790298616047949">
                <text:p>0.0790298616047949</text:p>
              </table:table-cell>
              <table:table-cell office:value-type="float" office:value="0.0190834306180477">
                <text:p>0.01908343061804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0.0256625674665">
                <text:p>20.0256625674665</text:p>
              </table:table-cell>
              <table:table-cell office:value-type="float" office:value="0.0751314009074122">
                <text:p>0.0751314009074122</text:p>
              </table:table-cell>
              <table:table-cell office:value-type="float" office:value="0.0275184697471559">
                <text:p>0.02751846974715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0.1958545157686">
                <text:p>20.1958545157686</text:p>
              </table:table-cell>
              <table:table-cell office:value-type="float" office:value="0.00756106558255851">
                <text:p>0.00756106558255851</text:p>
              </table:table-cell>
              <table:table-cell office:value-type="float" office:value="0.0832329333759844">
                <text:p>0.08323293337598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9.4413706557825">
                <text:p>19.4413706557825</text:p>
              </table:table-cell>
              <table:table-cell office:value-type="float" office:value="0.00332789272069931">
                <text:p>0.00332789272069931</text:p>
              </table:table-cell>
              <table:table-cell office:value-type="float" office:value="0.0871267375070602">
                <text:p>0.08712673750706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0.8658683048561">
                <text:p>20.8658683048561</text:p>
              </table:table-cell>
              <table:table-cell office:value-type="float" office:value="0.0953156838193536">
                <text:p>0.0953156838193536</text:p>
              </table:table-cell>
              <table:table-cell office:value-type="float" office:value="0.0402486303355545">
                <text:p>0.04024863033555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1.2138761710376">
                <text:p>21.2138761710376</text:p>
              </table:table-cell>
              <table:table-cell office:value-type="float" office:value="0.00474237049929798">
                <text:p>0.00474237049929798</text:p>
              </table:table-cell>
              <table:table-cell office:value-type="float" office:value="0.068834464577958">
                <text:p>0.0688344645779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0.4000993622467">
                <text:p>20.4000993622467</text:p>
              </table:table-cell>
              <table:table-cell office:value-type="float" office:value="0.0592749879695475">
                <text:p>0.0592749879695475</text:p>
              </table:table-cell>
              <table:table-cell office:value-type="float" office:value="0.0482653982006013">
                <text:p>0.04826539820060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9.4257794525474">
                <text:p>19.4257794525474</text:p>
              </table:table-cell>
              <table:table-cell office:value-type="float" office:value="0.0509709483012557">
                <text:p>0.0509709483012557</text:p>
              </table:table-cell>
              <table:table-cell office:value-type="float" office:value="0.00832062973640859">
                <text:p>0.008320629736408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9.887789754197">
                <text:p>19.887789754197</text:p>
              </table:table-cell>
              <table:table-cell office:value-type="float" office:value="0.0923012380488217">
                <text:p>0.0923012380488217</text:p>
              </table:table-cell>
              <table:table-cell office:value-type="float" office:value="0.0606814470142126">
                <text:p>0.06068144701421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1.8965920205228">
                <text:p>21.8965920205228</text:p>
              </table:table-cell>
              <table:table-cell office:value-type="float" office:value="0.0248977391049266">
                <text:p>0.0248977391049266</text:p>
              </table:table-cell>
              <table:table-cell office:value-type="float" office:value="0.0586533922236413">
                <text:p>0.05865339222364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0.1981798177585">
                <text:p>20.1981798177585</text:p>
              </table:table-cell>
              <table:table-cell office:value-type="float" office:value="0.0237687782384455">
                <text:p>0.0237687782384455</text:p>
              </table:table-cell>
              <table:table-cell office:value-type="float" office:value="0.0967049753293395">
                <text:p>0.09670497532933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9.7350891628303">
                <text:p>19.7350891628303</text:p>
              </table:table-cell>
              <table:table-cell office:value-type="float" office:value="0.00918261120095849">
                <text:p>0.00918261120095849</text:p>
              </table:table-cell>
              <table:table-cell office:value-type="float" office:value="0.0295095169916749">
                <text:p>0.02950951699167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1.393672761973">
                <text:p>21.393672761973</text:p>
              </table:table-cell>
              <table:table-cell office:value-type="float" office:value="0.0818151181563735">
                <text:p>0.0818151181563735</text:p>
              </table:table-cell>
              <table:table-cell office:value-type="float" office:value="0.0918539192061871">
                <text:p>0.09185391920618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1.6420167651959">
                <text:p>21.6420167651959</text:p>
              </table:table-cell>
              <table:table-cell office:value-type="float" office:value="0.00949005894362926">
                <text:p>0.00949005894362926</text:p>
              </table:table-cell>
              <table:table-cell office:value-type="float" office:value="0.0418426597490907">
                <text:p>0.04184265974909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0.5046500507742">
                <text:p>20.5046500507742</text:p>
              </table:table-cell>
              <table:table-cell office:value-type="float" office:value="0.0674944636411965">
                <text:p>0.0674944636411965</text:p>
              </table:table-cell>
              <table:table-cell office:value-type="float" office:value="0.00700718755833805">
                <text:p>0.007007187558338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1.2302576284856">
                <text:p>21.2302576284856</text:p>
              </table:table-cell>
              <table:table-cell office:value-type="float" office:value="0.0633021491579711">
                <text:p>0.0633021491579711</text:p>
              </table:table-cell>
              <table:table-cell office:value-type="float" office:value="0.0289830791763961">
                <text:p>0.02898307917639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0.4594040485099">
                <text:p>20.4594040485099</text:p>
              </table:table-cell>
              <table:table-cell office:value-type="float" office:value="0.0191053089685738">
                <text:p>0.0191053089685738</text:p>
              </table:table-cell>
              <table:table-cell office:value-type="float" office:value="0.0781130137853324">
                <text:p>0.07811301378533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9.6266295178793">
                <text:p>19.6266295178793</text:p>
              </table:table-cell>
              <table:table-cell office:value-type="float" office:value="0.0402381154708564">
                <text:p>0.0402381154708564</text:p>
              </table:table-cell>
              <table:table-cell office:value-type="float" office:value="0.0847511233761907">
                <text:p>0.08475112337619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0.199406221509">
                <text:p>20.199406221509</text:p>
              </table:table-cell>
              <table:table-cell office:value-type="float" office:value="0.0947021185886115">
                <text:p>0.0947021185886115</text:p>
              </table:table-cell>
              <table:table-cell office:value-type="float" office:value="0.03879120554775">
                <text:p>0.038791205547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9.3560693291947">
                <text:p>19.3560693291947</text:p>
              </table:table-cell>
              <table:table-cell office:value-type="float" office:value="0.0231879453640431">
                <text:p>0.0231879453640431</text:p>
              </table:table-cell>
              <table:table-cell office:value-type="float" office:value="0.0229319138452411">
                <text:p>0.02293191384524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9.99334749626">
                <text:p>19.99334749626</text:p>
              </table:table-cell>
              <table:table-cell office:value-type="float" office:value="0.099754419317469">
                <text:p>0.099754419317469</text:p>
              </table:table-cell>
              <table:table-cell office:value-type="float" office:value="0.00800228454172611">
                <text:p>0.008002284541726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0.8822522293776">
                <text:p>20.8822522293776</text:p>
              </table:table-cell>
              <table:table-cell office:value-type="float" office:value="0.0924493700731546">
                <text:p>0.0924493700731546</text:p>
              </table:table-cell>
              <table:table-cell office:value-type="float" office:value="0.0135477581992745">
                <text:p>0.01354775819927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9.598897236865">
                <text:p>19.598897236865</text:p>
              </table:table-cell>
              <table:table-cell office:value-type="float" office:value="0.0842447977047414">
                <text:p>0.0842447977047414</text:p>
              </table:table-cell>
              <table:table-cell office:value-type="float" office:value="0.0214799587149173">
                <text:p>0.02147995871491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1.47137059737">
                <text:p>21.47137059737</text:p>
              </table:table-cell>
              <table:table-cell office:value-type="float" office:value="0.0166420566849411">
                <text:p>0.0166420566849411</text:p>
              </table:table-cell>
              <table:table-cell office:value-type="float" office:value="0.0617752256803215">
                <text:p>0.06177522568032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0.4711596006528">
                <text:p>20.4711596006528</text:p>
              </table:table-cell>
              <table:table-cell office:value-type="float" office:value="0.0516389299649745">
                <text:p>0.0516389299649745</text:p>
              </table:table-cell>
              <table:table-cell office:value-type="float" office:value="0.0609397803898901">
                <text:p>0.06093978038989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0.9384616366588">
                <text:p>20.9384616366588</text:p>
              </table:table-cell>
              <table:table-cell office:value-type="float" office:value="0.0130758001934737">
                <text:p>0.0130758001934737</text:p>
              </table:table-cell>
              <table:table-cell office:value-type="float" office:value="0.0797961071599275">
                <text:p>0.07979610715992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0.6516814343631">
                <text:p>20.6516814343631</text:p>
              </table:table-cell>
              <table:table-cell office:value-type="float" office:value="0.0415608348324895">
                <text:p>0.0415608348324895</text:p>
              </table:table-cell>
              <table:table-cell office:value-type="float" office:value="0.0423480220139027">
                <text:p>0.04234802201390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0.3377284165472">
                <text:p>20.3377284165472</text:p>
              </table:table-cell>
              <table:table-cell office:value-type="float" office:value="0.0561286351643503">
                <text:p>0.0561286351643503</text:p>
              </table:table-cell>
              <table:table-cell office:value-type="float" office:value="0.0416369555518031">
                <text:p>0.04163695555180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9.2497888170183">
                <text:p>19.2497888170183</text:p>
              </table:table-cell>
              <table:table-cell office:value-type="float" office:value="0.000302602723240852">
                <text:p>0.000302602723240852</text:p>
              </table:table-cell>
              <table:table-cell office:value-type="float" office:value="0.0613764185924083">
                <text:p>0.06137641859240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1.4833737271838">
                <text:p>21.4833737271838</text:p>
              </table:table-cell>
              <table:table-cell office:value-type="float" office:value="0.09701047972776">
                <text:p>0.09701047972776</text:p>
              </table:table-cell>
              <table:table-cell office:value-type="float" office:value="0.0433616594411433">
                <text:p>0.04336165944114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1.053878526669">
                <text:p>21.053878526669</text:p>
              </table:table-cell>
              <table:table-cell office:value-type="float" office:value="0.0545129598584026">
                <text:p>0.0545129598584026</text:p>
              </table:table-cell>
              <table:table-cell office:value-type="float" office:value="0.0360627236310393">
                <text:p>0.03606272363103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1.0798586546443">
                <text:p>21.0798586546443</text:p>
              </table:table-cell>
              <table:table-cell office:value-type="float" office:value="0.0793324643280357">
                <text:p>0.0793324643280357</text:p>
              </table:table-cell>
              <table:table-cell office:value-type="float" office:value="0.080459849210456">
                <text:p>0.0804598492104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9.5090362960473">
                <text:p>19.5090362960473</text:p>
              </table:table-cell>
              <table:table-cell office:value-type="float" office:value="0.0721418806351721">
                <text:p>0.0721418806351721</text:p>
              </table:table-cell>
              <table:table-cell office:value-type="float" office:value="0.0708801291882992">
                <text:p>0.07088012918829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9.2497330424376">
                <text:p>19.2497330424376</text:p>
              </table:table-cell>
              <table:table-cell office:value-type="float" office:value="0.0620740254875273">
                <text:p>0.0620740254875273</text:p>
              </table:table-cell>
              <table:table-cell office:value-type="float" office:value="0.0192956570070237">
                <text:p>0.01929565700702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1.5212293118238">
                <text:p>21.5212293118238</text:p>
              </table:table-cell>
              <table:table-cell office:value-type="float" office:value="0.082660357048735">
                <text:p>0.082660357048735</text:p>
              </table:table-cell>
              <table:table-cell office:value-type="float" office:value="0.0675865867175162">
                <text:p>0.06758658671751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1.3749046009034">
                <text:p>21.3749046009034</text:p>
              </table:table-cell>
              <table:table-cell office:value-type="float" office:value="0.0674575644545257">
                <text:p>0.0674575644545257</text:p>
              </table:table-cell>
              <table:table-cell office:value-type="float" office:value="0.0111287595238537">
                <text:p>0.01112875952385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1.4636092148721">
                <text:p>21.4636092148721</text:p>
              </table:table-cell>
              <table:table-cell office:value-type="float" office:value="0.0668163959868252">
                <text:p>0.0668163959868252</text:p>
              </table:table-cell>
              <table:table-cell office:value-type="float" office:value="0.0881301216315478">
                <text:p>0.08813012163154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9.9213286740705">
                <text:p>19.9213286740705</text:p>
              </table:table-cell>
              <table:table-cell office:value-type="float" office:value="0.0419353450182825">
                <text:p>0.0419353450182825</text:p>
              </table:table-cell>
              <table:table-cell office:value-type="float" office:value="0.0158519849181175">
                <text:p>0.01585198491811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1.8006840534508">
                <text:p>21.8006840534508</text:p>
              </table:table-cell>
              <table:table-cell office:value-type="float" office:value="0.0184285127557814">
                <text:p>0.0184285127557814</text:p>
              </table:table-cell>
              <table:table-cell office:value-type="float" office:value="0.0194493893068284">
                <text:p>0.01944938930682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9.3513989690691">
                <text:p>19.3513989690691</text:p>
              </table:table-cell>
              <table:table-cell office:value-type="float" office:value="0.0591176340356469">
                <text:p>0.0591176340356469</text:p>
              </table:table-cell>
              <table:table-cell office:value-type="float" office:value="0.0488115686457604">
                <text:p>0.04881156864576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9.8179206945933">
                <text:p>19.8179206945933</text:p>
              </table:table-cell>
              <table:table-cell office:value-type="float" office:value="0.0668330841232091">
                <text:p>0.0668330841232091</text:p>
              </table:table-cell>
              <table:table-cell office:value-type="float" office:value="0.0745053771417588">
                <text:p>0.07450537714175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9.9988638712093">
                <text:p>19.9988638712093</text:p>
              </table:table-cell>
              <table:table-cell office:value-type="float" office:value="0.0421972909942269">
                <text:p>0.0421972909942269</text:p>
              </table:table-cell>
              <table:table-cell office:value-type="float" office:value="0.0161543646361679">
                <text:p>0.01615436463616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0.0864881318994">
                <text:p>20.0864881318994</text:p>
              </table:table-cell>
              <table:table-cell office:value-type="float" office:value="0.0683002452366054">
                <text:p>0.0683002452366054</text:p>
              </table:table-cell>
              <table:table-cell office:value-type="float" office:value="0.0783210856374353">
                <text:p>0.07832108563743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9.2115934579633">
                <text:p>19.2115934579633</text:p>
              </table:table-cell>
              <table:table-cell office:value-type="float" office:value="0.0486482023261488">
                <text:p>0.0486482023261488</text:p>
              </table:table-cell>
              <table:table-cell office:value-type="float" office:value="0.0663592963479459">
                <text:p>0.06635929634794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9.6408806364052">
                <text:p>19.6408806364052</text:p>
              </table:table-cell>
              <table:table-cell office:value-type="float" office:value="0.0516873499378562">
                <text:p>0.0516873499378562</text:p>
              </table:table-cell>
              <table:table-cell office:value-type="float" office:value="0.0579970243852586">
                <text:p>0.05799702438525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1.5911381826736">
                <text:p>21.5911381826736</text:p>
              </table:table-cell>
              <table:table-cell office:value-type="float" office:value="0.035794708924368">
                <text:p>0.035794708924368</text:p>
              </table:table-cell>
              <table:table-cell office:value-type="float" office:value="0.0853282731957734">
                <text:p>0.08532827319577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21.4418510864489">
                <text:p>21.4418510864489</text:p>
              </table:table-cell>
              <table:table-cell office:value-type="float" office:value="0.0119503514841199">
                <text:p>0.0119503514841199</text:p>
              </table:table-cell>
              <table:table-cell office:value-type="float" office:value="0.0953423755243421">
                <text:p>0.09534237552434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1.1002846849151">
                <text:p>21.1002846849151</text:p>
              </table:table-cell>
              <table:table-cell office:value-type="float" office:value="0.07079265890643">
                <text:p>0.07079265890643</text:p>
              </table:table-cell>
              <table:table-cell office:value-type="float" office:value="0.036110038170591">
                <text:p>0.0361100381705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9.2177677005529">
                <text:p>19.2177677005529</text:p>
              </table:table-cell>
              <table:table-cell office:value-type="float" office:value="0.0760328243952245">
                <text:p>0.0760328243952245</text:p>
              </table:table-cell>
              <table:table-cell office:value-type="float" office:value="0.070079396571964">
                <text:p>0.0700793965719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9.6412573079579">
                <text:p>19.6412573079579</text:p>
              </table:table-cell>
              <table:table-cell office:value-type="float" office:value="0.00665247007273138">
                <text:p>0.00665247007273138</text:p>
              </table:table-cell>
              <table:table-cell office:value-type="float" office:value="0.0341335811186582">
                <text:p>0.03413358111865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1.4563540155068">
                <text:p>21.4563540155068</text:p>
              </table:table-cell>
              <table:table-cell office:value-type="float" office:value="0.0939806042704731">
                <text:p>0.0939806042704731</text:p>
              </table:table-cell>
              <table:table-cell office:value-type="float" office:value="0.0590419520623982">
                <text:p>0.05904195206239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0.2111151968129">
                <text:p>20.2111151968129</text:p>
              </table:table-cell>
              <table:table-cell office:value-type="float" office:value="0.0757872437126935">
                <text:p>0.0757872437126935</text:p>
              </table:table-cell>
              <table:table-cell office:value-type="float" office:value="0.0780816811602563">
                <text:p>0.07808168116025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1.5235095373355">
                <text:p>21.5235095373355</text:p>
              </table:table-cell>
              <table:table-cell office:value-type="float" office:value="0.0991018401924521">
                <text:p>0.0991018401924521</text:p>
              </table:table-cell>
              <table:table-cell office:value-type="float" office:value="0.0476813393179327">
                <text:p>0.04768133931793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9.0552512523718">
                <text:p>19.0552512523718</text:p>
              </table:table-cell>
              <table:table-cell office:value-type="float" office:value="0.0782254019752145">
                <text:p>0.0782254019752145</text:p>
              </table:table-cell>
              <table:table-cell office:value-type="float" office:value="0.0805219107773155">
                <text:p>0.08052191077731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9.6824857941829">
                <text:p>19.6824857941829</text:p>
              </table:table-cell>
              <table:table-cell office:value-type="float" office:value="0.0924293004442006">
                <text:p>0.0924293004442006</text:p>
              </table:table-cell>
              <table:table-cell office:value-type="float" office:value="0.0398569068405777">
                <text:p>0.03985690684057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9.9946691393852">
                <text:p>19.9946691393852</text:p>
              </table:table-cell>
              <table:table-cell office:value-type="float" office:value="0.0507407701574266">
                <text:p>0.0507407701574266</text:p>
              </table:table-cell>
              <table:table-cell office:value-type="float" office:value="0.0086211197078228">
                <text:p>0.00862111970782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0.9937128890306">
                <text:p>20.9937128890306</text:p>
              </table:table-cell>
              <table:table-cell office:value-type="float" office:value="0.0913012021686882">
                <text:p>0.0913012021686882</text:p>
              </table:table-cell>
              <table:table-cell office:value-type="float" office:value="0.060318017937243">
                <text:p>0.0603180179372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1.334167228546">
                <text:p>21.334167228546</text:p>
              </table:table-cell>
              <table:table-cell office:value-type="float" office:value="0.0339901352766901">
                <text:p>0.0339901352766901</text:p>
              </table:table-cell>
              <table:table-cell office:value-type="float" office:value="0.0822049288544804">
                <text:p>0.08220492885448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1.3323975559324">
                <text:p>21.3323975559324</text:p>
              </table:table-cell>
              <table:table-cell office:value-type="float" office:value="0.00686940532177687">
                <text:p>0.00686940532177687</text:p>
              </table:table-cell>
              <table:table-cell office:value-type="float" office:value="0.0502580752596259">
                <text:p>0.05025807525962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1.2435017060488">
                <text:p>21.2435017060488</text:p>
              </table:table-cell>
              <table:table-cell office:value-type="float" office:value="0.0916038049384952">
                <text:p>0.0916038049384952</text:p>
              </table:table-cell>
              <table:table-cell office:value-type="float" office:value="0.0216944365296513">
                <text:p>0.02169443652965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0.8175409571268">
                <text:p>20.8175409571268</text:p>
              </table:table-cell>
              <table:table-cell office:value-type="float" office:value="0.0310006150044501">
                <text:p>0.0310006150044501</text:p>
              </table:table-cell>
              <table:table-cell office:value-type="float" office:value="0.0255665883421898">
                <text:p>0.02556658834218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0.3862760826014">
                <text:p>20.3862760826014</text:p>
              </table:table-cell>
              <table:table-cell office:value-type="float" office:value="0.0613823651801795">
                <text:p>0.0613823651801795</text:p>
              </table:table-cell>
              <table:table-cell office:value-type="float" office:value="0.0863207989372313">
                <text:p>0.08632079893723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0.3233603620902">
                <text:p>20.3233603620902</text:p>
              </table:table-cell>
              <table:table-cell office:value-type="float" office:value="0.0709362692665309">
                <text:p>0.0709362692665309</text:p>
              </table:table-cell>
              <table:table-cell office:value-type="float" office:value="0.0021542857401073">
                <text:p>0.00215428574010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1.326577253174">
                <text:p>21.326577253174</text:p>
              </table:table-cell>
              <table:table-cell office:value-type="float" office:value="0.00314249563962221">
                <text:p>0.00314249563962221</text:p>
              </table:table-cell>
              <table:table-cell office:value-type="float" office:value="0.096446717530489">
                <text:p>0.0964467175304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0.636009125039">
                <text:p>20.636009125039</text:p>
              </table:table-cell>
              <table:table-cell office:value-type="float" office:value="0.0234563906677067">
                <text:p>0.0234563906677067</text:p>
              </table:table-cell>
              <table:table-cell office:value-type="float" office:value="0.00561645594425499">
                <text:p>0.005616455944254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9.844589673914">
                <text:p>19.844589673914</text:p>
              </table:table-cell>
              <table:table-cell office:value-type="float" office:value="0.053596626361832">
                <text:p>0.053596626361832</text:p>
              </table:table-cell>
              <table:table-cell office:value-type="float" office:value="0.0697408725041896">
                <text:p>0.06974087250418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20.7014818540774">
                <text:p>20.7014818540774</text:p>
              </table:table-cell>
              <table:table-cell office:value-type="float" office:value="0.0706000600941479">
                <text:p>0.0706000600941479</text:p>
              </table:table-cell>
              <table:table-cell office:value-type="float" office:value="0.00757547710090876">
                <text:p>0.007575477100908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0.0996183399111">
                <text:p>20.0996183399111</text:p>
              </table:table-cell>
              <table:table-cell office:value-type="float" office:value="0.090272786654532">
                <text:p>0.090272786654532</text:p>
              </table:table-cell>
              <table:table-cell office:value-type="float" office:value="0.0937465775758028">
                <text:p>0.09374657757580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0.7659183479846">
                <text:p>20.7659183479846</text:p>
              </table:table-cell>
              <table:table-cell office:value-type="float" office:value="0.0955319713801146">
                <text:p>0.0955319713801146</text:p>
              </table:table-cell>
              <table:table-cell office:value-type="float" office:value="0.0855928574223071">
                <text:p>0.08559285742230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0.5021659089252">
                <text:p>20.5021659089252</text:p>
              </table:table-cell>
              <table:table-cell office:value-type="float" office:value="0.0890285728499293">
                <text:p>0.0890285728499293</text:p>
              </table:table-cell>
              <table:table-cell office:value-type="float" office:value="0.0270248664077371">
                <text:p>0.02702486640773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0.4510173089802">
                <text:p>20.4510173089802</text:p>
              </table:table-cell>
              <table:table-cell office:value-type="float" office:value="0.049390420736745">
                <text:p>0.049390420736745</text:p>
              </table:table-cell>
              <table:table-cell office:value-type="float" office:value="0.0425581462215632">
                <text:p>0.04255814622156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1.5838390425779">
                <text:p>21.5838390425779</text:p>
              </table:table-cell>
              <table:table-cell office:value-type="float" office:value="0.0623650555498898">
                <text:p>0.0623650555498898</text:p>
              </table:table-cell>
              <table:table-cell office:value-type="float" office:value="0.0600982346106321">
                <text:p>0.06009823461063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1.5010297801346">
                <text:p>21.5010297801346</text:p>
              </table:table-cell>
              <table:table-cell office:value-type="float" office:value="0.0312258638441563">
                <text:p>0.0312258638441563</text:p>
              </table:table-cell>
              <table:table-cell office:value-type="float" office:value="0.043179231043905">
                <text:p>0.0431792310439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1.5375054408796">
                <text:p>21.5375054408796</text:p>
              </table:table-cell>
              <table:table-cell office:value-type="float" office:value="0.0176906659733504">
                <text:p>0.0176906659733504</text:p>
              </table:table-cell>
              <table:table-cell office:value-type="float" office:value="0.0208792318589985">
                <text:p>0.02087923185899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1.7954325005412">
                <text:p>21.7954325005412</text:p>
              </table:table-cell>
              <table:table-cell office:value-type="float" office:value="0.0110132578760386">
                <text:p>0.0110132578760386</text:p>
              </table:table-cell>
              <table:table-cell office:value-type="float" office:value="0.026457530958578">
                <text:p>0.0264575309585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9.1419104179367">
                <text:p>19.1419104179367</text:p>
              </table:table-cell>
              <table:table-cell office:value-type="float" office:value="0.0829132138285786">
                <text:p>0.0829132138285786</text:p>
              </table:table-cell>
              <table:table-cell office:value-type="float" office:value="0.00117625542916358">
                <text:p>0.001176255429163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1.1286436235532">
                <text:p>21.1286436235532</text:p>
              </table:table-cell>
              <table:table-cell office:value-type="float" office:value="0.0534853748977184">
                <text:p>0.0534853748977184</text:p>
              </table:table-cell>
              <table:table-cell office:value-type="float" office:value="0.0062075050547719">
                <text:p>0.00620750505477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1.2372835869901">
                <text:p>21.2372835869901</text:p>
              </table:table-cell>
              <table:table-cell office:value-type="float" office:value="0.0229636093601584">
                <text:p>0.0229636093601584</text:p>
              </table:table-cell>
              <table:table-cell office:value-type="float" office:value="0.0217999065294862">
                <text:p>0.02179990652948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1.2421951028518">
                <text:p>21.2421951028518</text:p>
              </table:table-cell>
              <table:table-cell office:value-type="float" office:value="0.0537058727350086">
                <text:p>0.0537058727350086</text:p>
              </table:table-cell>
              <table:table-cell office:value-type="float" office:value="0.0372862936463207">
                <text:p>0.03728629364632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1.3464113255031">
                <text:p>21.3464113255031</text:p>
              </table:table-cell>
              <table:table-cell office:value-type="float" office:value="0.0295181992929429">
                <text:p>0.0295181992929429</text:p>
              </table:table-cell>
              <table:table-cell office:value-type="float" office:value="0.0762869016733021">
                <text:p>0.07628690167330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1.8785408963449">
                <text:p>21.8785408963449</text:p>
              </table:table-cell>
              <table:table-cell office:value-type="float" office:value="0.0296160794328898">
                <text:p>0.0296160794328898</text:p>
              </table:table-cell>
              <table:table-cell office:value-type="float" office:value="0.0559334876481444">
                <text:p>0.05593348764814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0.6985491183586">
                <text:p>20.6985491183586</text:p>
              </table:table-cell>
              <table:table-cell office:value-type="float" office:value="0.0476864770520479">
                <text:p>0.0476864770520479</text:p>
              </table:table-cell>
              <table:table-cell office:value-type="float" office:value="0.0963282457087189">
                <text:p>0.09632824570871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9.557526522316">
                <text:p>19.557526522316</text:p>
              </table:table-cell>
              <table:table-cell office:value-type="float" office:value="0.00530544305220246">
                <text:p>0.00530544305220246</text:p>
              </table:table-cell>
              <table:table-cell office:value-type="float" office:value="0.0543685828335583">
                <text:p>0.05436858283355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1.4020504336804">
                <text:p>21.4020504336804</text:p>
              </table:table-cell>
              <table:table-cell office:value-type="float" office:value="0.0287179196253419">
                <text:p>0.0287179196253419</text:p>
              </table:table-cell>
              <table:table-cell office:value-type="float" office:value="0.00361482696607709">
                <text:p>0.003614826966077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0.7538003707305">
                <text:p>20.7538003707305</text:p>
              </table:table-cell>
              <table:table-cell office:value-type="float" office:value="0.0259118790272623">
                <text:p>0.0259118790272623</text:p>
              </table:table-cell>
              <table:table-cell office:value-type="float" office:value="0.0768501564860344">
                <text:p>0.07685015648603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0.2400123178959">
                <text:p>20.2400123178959</text:p>
              </table:table-cell>
              <table:table-cell office:value-type="float" office:value="0.0977347434964031">
                <text:p>0.0977347434964031</text:p>
              </table:table-cell>
              <table:table-cell office:value-type="float" office:value="0.094225489674136">
                <text:p>0.0942254896741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9.3967195730656">
                <text:p>19.3967195730656</text:p>
              </table:table-cell>
              <table:table-cell office:value-type="float" office:value="0.0794586897827685">
                <text:p>0.0794586897827685</text:p>
              </table:table-cell>
              <table:table-cell office:value-type="float" office:value="0.0122359466738999">
                <text:p>0.01223594667389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9.747513261158">
                <text:p>19.747513261158</text:p>
              </table:table-cell>
              <table:table-cell office:value-type="float" office:value="0.0172130812425166">
                <text:p>0.0172130812425166</text:p>
              </table:table-cell>
              <table:table-cell office:value-type="float" office:value="0.0371681744232774">
                <text:p>0.03716817442327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9.5741795464419">
                <text:p>19.5741795464419</text:p>
              </table:table-cell>
              <table:table-cell office:value-type="float" office:value="0.0317248787730932">
                <text:p>0.0317248787730932</text:p>
              </table:table-cell>
              <table:table-cell office:value-type="float" office:value="0.0764304185286164">
                <text:p>0.07643041852861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1.729117128998">
                <text:p>21.729117128998</text:p>
              </table:table-cell>
              <table:table-cell office:value-type="float" office:value="0.0863280951045454">
                <text:p>0.0863280951045454</text:p>
              </table:table-cell>
              <table:table-cell office:value-type="float" office:value="0.0624940219335258">
                <text:p>0.06249402193352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21.9910149672069">
                <text:p>21.9910149672069</text:p>
              </table:table-cell>
              <table:table-cell office:value-type="float" office:value="0.0088168861810118">
                <text:p>0.0088168861810118</text:p>
              </table:table-cell>
              <table:table-cell office:value-type="float" office:value="0.0588626109529287">
                <text:p>0.05886261095292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21.3917205035686">
                <text:p>21.3917205035686</text:p>
              </table:table-cell>
              <table:table-cell office:value-type="float" office:value="0.0627254938241094">
                <text:p>0.0627254938241094</text:p>
              </table:table-cell>
              <table:table-cell office:value-type="float" office:value="0.00199700687080622">
                <text:p>0.001997006870806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0.1153932115994">
                <text:p>20.1153932115994</text:p>
              </table:table-cell>
              <table:table-cell office:value-type="float" office:value="0.047710460331291">
                <text:p>0.047710460331291</text:p>
              </table:table-cell>
              <table:table-cell office:value-type="float" office:value="0.0488148208707571">
                <text:p>0.04881482087075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0.314375329297">
                <text:p>20.314375329297</text:p>
              </table:table-cell>
              <table:table-cell office:value-type="float" office:value="0.0797531554475427">
                <text:p>0.0797531554475427</text:p>
              </table:table-cell>
              <table:table-cell office:value-type="float" office:value="0.061016896693036">
                <text:p>0.0610168966930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0.7182977567427">
                <text:p>20.7182977567427</text:p>
              </table:table-cell>
              <table:table-cell office:value-type="float" office:value="0.0658679894637316">
                <text:p>0.0658679894637316</text:p>
              </table:table-cell>
              <table:table-cell office:value-type="float" office:value="0.0984437244478613">
                <text:p>0.09844372444786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21.7514023380354">
                <text:p>21.7514023380354</text:p>
              </table:table-cell>
              <table:table-cell office:value-type="float" office:value="0.0711668509989977">
                <text:p>0.0711668509989977</text:p>
              </table:table-cell>
              <table:table-cell office:value-type="float" office:value="0.0544312768615782">
                <text:p>0.05443127686157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21.1589650032111">
                <text:p>21.1589650032111</text:p>
              </table:table-cell>
              <table:table-cell office:value-type="float" office:value="0.0333497818093747">
                <text:p>0.0333497818093747</text:p>
              </table:table-cell>
              <table:table-cell office:value-type="float" office:value="0.0307577691972256">
                <text:p>0.03075776919722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9.4197796122171">
                <text:p>19.4197796122171</text:p>
              </table:table-cell>
              <table:table-cell office:value-type="float" office:value="0.0364680496044457">
                <text:p>0.0364680496044457</text:p>
              </table:table-cell>
              <table:table-cell office:value-type="float" office:value="0.00601920154877007">
                <text:p>0.006019201548770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9.8510206779465">
                <text:p>19.8510206779465</text:p>
              </table:table-cell>
              <table:table-cell office:value-type="float" office:value="0.0614396377000958">
                <text:p>0.0614396377000958</text:p>
              </table:table-cell>
              <table:table-cell office:value-type="float" office:value="0.048177854437381">
                <text:p>0.0481778544373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9.9248833511956">
                <text:p>19.9248833511956</text:p>
              </table:table-cell>
              <table:table-cell office:value-type="float" office:value="0.0288817532360554">
                <text:p>0.0288817532360554</text:p>
              </table:table-cell>
              <table:table-cell office:value-type="float" office:value="0.0163506266660988">
                <text:p>0.01635062666609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20.9219455211423">
                <text:p>20.9219455211423</text:p>
              </table:table-cell>
              <table:table-cell office:value-type="float" office:value="0.025496622454375">
                <text:p>0.025496622454375</text:p>
              </table:table-cell>
              <table:table-cell office:value-type="float" office:value="0.0330440679565072">
                <text:p>0.03304406795650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1.3020379883237">
                <text:p>21.3020379883237</text:p>
              </table:table-cell>
              <table:table-cell office:value-type="float" office:value="0.0108300584368408">
                <text:p>0.0108300584368408</text:p>
              </table:table-cell>
              <table:table-cell office:value-type="float" office:value="0.0907360007055104">
                <text:p>0.09073600070551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9.5087223951705">
                <text:p>19.5087223951705</text:p>
              </table:table-cell>
              <table:table-cell office:value-type="float" office:value="0.0912468087859452">
                <text:p>0.0912468087859452</text:p>
              </table:table-cell>
              <table:table-cell office:value-type="float" office:value="0.0764488612767309">
                <text:p>0.076448861276730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0.4229753012769">
                <text:p>20.4229753012769</text:p>
              </table:table-cell>
              <table:table-cell office:value-type="float" office:value="0.0567224863450974">
                <text:p>0.0567224863450974</text:p>
              </table:table-cell>
              <table:table-cell office:value-type="float" office:value="0.0762232990004122">
                <text:p>0.07622329900041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0.8395434292033">
                <text:p>20.8395434292033</text:p>
              </table:table-cell>
              <table:table-cell office:value-type="float" office:value="0.0285207244101912">
                <text:p>0.0285207244101912</text:p>
              </table:table-cell>
              <table:table-cell office:value-type="float" office:value="0.0116152325645089">
                <text:p>0.01161523256450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9.3041548957117">
                <text:p>19.3041548957117</text:p>
              </table:table-cell>
              <table:table-cell office:value-type="float" office:value="0.00226006666198373">
                <text:p>0.00226006666198373</text:p>
              </table:table-cell>
              <table:table-cell office:value-type="float" office:value="0.00290639223530889">
                <text:p>0.0029063922353088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0.5648857192136">
                <text:p>20.5648857192136</text:p>
              </table:table-cell>
              <table:table-cell office:value-type="float" office:value="0.039635700173676">
                <text:p>0.039635700173676</text:p>
              </table:table-cell>
              <table:table-cell office:value-type="float" office:value="0.0773995544295758">
                <text:p>0.07739955442957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9.9681870541535">
                <text:p>19.9681870541535</text:p>
              </table:table-cell>
              <table:table-cell office:value-type="float" office:value="0.0820060993544757">
                <text:p>0.0820060993544757</text:p>
              </table:table-cell>
              <table:table-cell office:value-type="float" office:value="0.0178227376658469">
                <text:p>0.01782273766584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1.5414384840988">
                <text:p>21.5414384840988</text:p>
              </table:table-cell>
              <table:table-cell office:value-type="float" office:value="0.0252236760221422">
                <text:p>0.0252236760221422</text:p>
              </table:table-cell>
              <table:table-cell office:value-type="float" office:value="0.0247062987647951">
                <text:p>0.02470629876479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9.8070808234625">
                <text:p>19.8070808234625</text:p>
              </table:table-cell>
              <table:table-cell office:value-type="float" office:value="0.0933415729086846">
                <text:p>0.0933415729086846</text:p>
              </table:table-cell>
              <table:table-cell office:value-type="float" office:value="0.0146858480758965">
                <text:p>0.01468584807589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9.3145983796567">
                <text:p>19.3145983796567</text:p>
              </table:table-cell>
              <table:table-cell office:value-type="float" office:value="0.0115242986474186">
                <text:p>0.0115242986474186</text:p>
              </table:table-cell>
              <table:table-cell office:value-type="float" office:value="0.094109639339149">
                <text:p>0.0941096393391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1.4199793804437">
                <text:p>21.4199793804437</text:p>
              </table:table-cell>
              <table:table-cell office:value-type="float" office:value="0.054839755455032">
                <text:p>0.054839755455032</text:p>
              </table:table-cell>
              <table:table-cell office:value-type="float" office:value="0.0806397864129394">
                <text:p>0.08063978641293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21.5056299418211">
                <text:p>21.5056299418211</text:p>
              </table:table-cell>
              <table:table-cell office:value-type="float" office:value="0.0410280499607325">
                <text:p>0.0410280499607325</text:p>
              </table:table-cell>
              <table:table-cell office:value-type="float" office:value="0.0110140937846154">
                <text:p>0.01101409378461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9.8721249019727">
                <text:p>19.8721249019727</text:p>
              </table:table-cell>
              <table:table-cell office:value-type="float" office:value="0.0168297416996211">
                <text:p>0.0168297416996211</text:p>
              </table:table-cell>
              <table:table-cell office:value-type="float" office:value="0.0484782221727073">
                <text:p>0.04847822217270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0.8220298141241">
                <text:p>20.8220298141241</text:p>
              </table:table-cell>
              <table:table-cell office:value-type="float" office:value="0.08355767512694">
                <text:p>0.08355767512694</text:p>
              </table:table-cell>
              <table:table-cell office:value-type="float" office:value="0.0842546133790165">
                <text:p>0.08425461337901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0.2594303139485">
                <text:p>20.2594303139485</text:p>
              </table:table-cell>
              <table:table-cell office:value-type="float" office:value="0.0669399290345609">
                <text:p>0.0669399290345609</text:p>
              </table:table-cell>
              <table:table-cell office:value-type="float" office:value="0.0878642502706498">
                <text:p>0.08786425027064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1.1121372198686">
                <text:p>21.1121372198686</text:p>
              </table:table-cell>
              <table:table-cell office:value-type="float" office:value="0.0145644851960242">
                <text:p>0.0145644851960242</text:p>
              </table:table-cell>
              <table:table-cell office:value-type="float" office:value="0.0427037118468434">
                <text:p>0.04270371184684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1.2187493885867">
                <text:p>21.2187493885867</text:p>
              </table:table-cell>
              <table:table-cell office:value-type="float" office:value="0.0630163649097085">
                <text:p>0.0630163649097085</text:p>
              </table:table-cell>
              <table:table-cell office:value-type="float" office:value="0.0964905600529164">
                <text:p>0.09649056005291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1.0069435751066">
                <text:p>21.0069435751066</text:p>
              </table:table-cell>
              <table:table-cell office:value-type="float" office:value="0.0841530102770776">
                <text:p>0.0841530102770776</text:p>
              </table:table-cell>
              <table:table-cell office:value-type="float" office:value="0.0250324246939272">
                <text:p>0.02503242469392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1.6863167677075">
                <text:p>21.6863167677075</text:p>
              </table:table-cell>
              <table:table-cell office:value-type="float" office:value="0.0462893640156835">
                <text:p>0.0462893640156835</text:p>
              </table:table-cell>
              <table:table-cell office:value-type="float" office:value="0.0191341303754598">
                <text:p>0.01913413037545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0.9478665175848">
                <text:p>20.9478665175848</text:p>
              </table:table-cell>
              <table:table-cell office:value-type="float" office:value="0.04934446006082">
                <text:p>0.04934446006082</text:p>
              </table:table-cell>
              <table:table-cell office:value-type="float" office:value="0.0589845820330083">
                <text:p>0.05898458203300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0.9979585423134">
                <text:p>20.9979585423134</text:p>
              </table:table-cell>
              <table:table-cell office:value-type="float" office:value="0.0929698964580894">
                <text:p>0.0929698964580894</text:p>
              </table:table-cell>
              <table:table-cell office:value-type="float" office:value="0.0838950356468558">
                <text:p>0.08389503564685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21.0780372712761">
                <text:p>21.0780372712761</text:p>
              </table:table-cell>
              <table:table-cell office:value-type="float" office:value="0.00901485783979297">
                <text:p>0.00901485783979297</text:p>
              </table:table-cell>
              <table:table-cell office:value-type="float" office:value="0.0211311372928321">
                <text:p>0.02113113729283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9.0632597305812">
                <text:p>19.0632597305812</text:p>
              </table:table-cell>
              <table:table-cell office:value-type="float" office:value="0.0970549203921109">
                <text:p>0.0970549203921109</text:p>
              </table:table-cell>
              <table:table-cell office:value-type="float" office:value="0.00779940290376544">
                <text:p>0.007799402903765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9.3123338730074">
                <text:p>19.3123338730074</text:p>
              </table:table-cell>
              <table:table-cell office:value-type="float" office:value="0.072723051905632">
                <text:p>0.072723051905632</text:p>
              </table:table-cell>
              <table:table-cell office:value-type="float" office:value="0.0449119323864579">
                <text:p>0.044911932386457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9.7963350294158">
                <text:p>19.7963350294158</text:p>
              </table:table-cell>
              <table:table-cell office:value-type="float" office:value="0.0748828473035246">
                <text:p>0.0748828473035246</text:p>
              </table:table-cell>
              <table:table-cell office:value-type="float" office:value="0.0195748617406935">
                <text:p>0.01957486174069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1.8146620686166">
                <text:p>21.8146620686166</text:p>
              </table:table-cell>
              <table:table-cell office:value-type="float" office:value="0.0682217713911086">
                <text:p>0.0682217713911086</text:p>
              </table:table-cell>
              <table:table-cell office:value-type="float" office:value="0.0622306797653437">
                <text:p>0.06223067976534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1.4712988762185">
                <text:p>21.4712988762185</text:p>
              </table:table-cell>
              <table:table-cell office:value-type="float" office:value="0.00607283376157284">
                <text:p>0.00607283376157284</text:p>
              </table:table-cell>
              <table:table-cell office:value-type="float" office:value="0.0756697015836835">
                <text:p>0.07566970158368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0.2161146416329">
                <text:p>20.2161146416329</text:p>
              </table:table-cell>
              <table:table-cell office:value-type="float" office:value="0.0113508969079703">
                <text:p>0.0113508969079703</text:p>
              </table:table-cell>
              <table:table-cell office:value-type="float" office:value="0.0255940632894635">
                <text:p>0.02559406328946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9.6656827465631">
                <text:p>19.6656827465631</text:p>
              </table:table-cell>
              <table:table-cell office:value-type="float" office:value="0.0296614090912044">
                <text:p>0.0296614090912044</text:p>
              </table:table-cell>
              <table:table-cell office:value-type="float" office:value="0.0104085342492908">
                <text:p>0.010408534249290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9.3961822288111">
                <text:p>19.3961822288111</text:p>
              </table:table-cell>
              <table:table-cell office:value-type="float" office:value="0.0349545869976282">
                <text:p>0.0349545869976282</text:p>
              </table:table-cell>
              <table:table-cell office:value-type="float" office:value="0.0920203282497823">
                <text:p>0.092020328249782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9.1380601627752">
                <text:p>19.1380601627752</text:p>
              </table:table-cell>
              <table:table-cell office:value-type="float" office:value="0.0368475194089115">
                <text:p>0.0368475194089115</text:p>
              </table:table-cell>
              <table:table-cell office:value-type="float" office:value="0.0586381312459707">
                <text:p>0.058638131245970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1.9677207348868">
                <text:p>21.9677207348868</text:p>
              </table:table-cell>
              <table:table-cell office:value-type="float" office:value="0.0404914675280452">
                <text:p>0.0404914675280452</text:p>
              </table:table-cell>
              <table:table-cell office:value-type="float" office:value="0.0011445349548012">
                <text:p>0.00114453495480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9.9049046239816">
                <text:p>19.9049046239816</text:p>
              </table:table-cell>
              <table:table-cell office:value-type="float" office:value="0.0262013957835734">
                <text:p>0.0262013957835734</text:p>
              </table:table-cell>
              <table:table-cell office:value-type="float" office:value="0.0684691895265132">
                <text:p>0.06846918952651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0.5610354640521">
                <text:p>20.5610354640521</text:p>
              </table:table-cell>
              <table:table-cell office:value-type="float" office:value="0.0935700057540089">
                <text:p>0.0935700057540089</text:p>
              </table:table-cell>
              <table:table-cell office:value-type="float" office:value="0.034861430246383">
                <text:p>0.03486143024638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0.8072641654871">
                <text:p>20.8072641654871</text:p>
              </table:table-cell>
              <table:table-cell office:value-type="float" office:value="0.0690121919848025">
                <text:p>0.0690121919848025</text:p>
              </table:table-cell>
              <table:table-cell office:value-type="float" office:value="0.0127597675193101">
                <text:p>0.01275976751931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0.2090595196933">
                <text:p>20.2090595196933</text:p>
              </table:table-cell>
              <table:table-cell office:value-type="float" office:value="0.0284614624455571">
                <text:p>0.0284614624455571</text:p>
              </table:table-cell>
              <table:table-cell office:value-type="float" office:value="0.0713755818083882">
                <text:p>0.07137558180838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9.1259211846627">
                <text:p>19.1259211846627</text:p>
              </table:table-cell>
              <table:table-cell office:value-type="float" office:value="0.0332057059276849">
                <text:p>0.0332057059276849</text:p>
              </table:table-cell>
              <table:table-cell office:value-type="float" office:value="0.0122609846759588">
                <text:p>0.012260984675958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21.7754512196407">
                <text:p>21.7754512196407</text:p>
              </table:table-cell>
              <table:table-cell office:value-type="float" office:value="0.0510182913392782">
                <text:p>0.0510182913392782</text:p>
              </table:table-cell>
              <table:table-cell office:value-type="float" office:value="0.0305825051851571">
                <text:p>0.03058250518515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9.750498003792">
                <text:p>19.750498003792</text:p>
              </table:table-cell>
              <table:table-cell office:value-type="float" office:value="0.0536851384676993">
                <text:p>0.0536851384676993</text:p>
              </table:table-cell>
              <table:table-cell office:value-type="float" office:value="0.0960818805731833">
                <text:p>0.09608188057318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9.9330020081252">
                <text:p>19.9330020081252</text:p>
              </table:table-cell>
              <table:table-cell office:value-type="float" office:value="0.0265472788363695">
                <text:p>0.0265472788363695</text:p>
              </table:table-cell>
              <table:table-cell office:value-type="float" office:value="0.0269468327984214">
                <text:p>0.02694683279842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.0900495992973">
                <text:p>19.0900495992973</text:p>
              </table:table-cell>
              <table:table-cell office:value-type="float" office:value="0.0625425899866968">
                <text:p>0.0625425899866968</text:p>
              </table:table-cell>
              <table:table-cell office:value-type="float" office:value="0.0246921445243061">
                <text:p>0.02469214452430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9.1704773842357">
                <text:p>19.1704773842357</text:p>
              </table:table-cell>
              <table:table-cell office:value-type="float" office:value="0.00852489392273128">
                <text:p>0.00852489392273128</text:p>
              </table:table-cell>
              <table:table-cell office:value-type="float" office:value="0.0767216670326889">
                <text:p>0.076721667032688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.4386319499463">
                <text:p>19.4386319499463</text:p>
              </table:table-cell>
              <table:table-cell office:value-type="float" office:value="0.0675753288436681">
                <text:p>0.0675753288436681</text:p>
              </table:table-cell>
              <table:table-cell office:value-type="float" office:value="0.0379609265830368">
                <text:p>0.03796092658303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9.9621745012701">
                <text:p>19.9621745012701</text:p>
              </table:table-cell>
              <table:table-cell office:value-type="float" office:value="0.0793723317328841">
                <text:p>0.0793723317328841</text:p>
              </table:table-cell>
              <table:table-cell office:value-type="float" office:value="0.0731703666970134">
                <text:p>0.073170366697013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20.9925071997568">
                <text:p>20.9925071997568</text:p>
              </table:table-cell>
              <table:table-cell office:value-type="float" office:value="0.0920825690496713">
                <text:p>0.0920825690496713</text:p>
              </table:table-cell>
              <table:table-cell office:value-type="float" office:value="0.0609762804117054">
                <text:p>0.060976280411705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0.6980622638948">
                <text:p>20.6980622638948</text:p>
              </table:table-cell>
              <table:table-cell office:value-type="float" office:value="0.034515257878229">
                <text:p>0.034515257878229</text:p>
              </table:table-cell>
              <table:table-cell office:value-type="float" office:value="0.0258251769002527">
                <text:p>0.025825176900252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9.0743117225356">
                <text:p>19.0743117225356</text:p>
              </table:table-cell>
              <table:table-cell office:value-type="float" office:value="0.0939368169289082">
                <text:p>0.0939368169289082</text:p>
              </table:table-cell>
              <table:table-cell office:value-type="float" office:value="0.0158740785438567">
                <text:p>0.01587407854385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0.2112565883435">
                <text:p>20.2112565883435</text:p>
              </table:table-cell>
              <table:table-cell office:value-type="float" office:value="0.0550989340059459">
                <text:p>0.0550989340059459</text:p>
              </table:table-cell>
              <table:table-cell office:value-type="float" office:value="0.0574668405111879">
                <text:p>0.05746684051118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9.7050058390014">
                <text:p>19.7050058390014</text:p>
              </table:table-cell>
              <table:table-cell office:value-type="float" office:value="0.0186682681553066">
                <text:p>0.0186682681553066</text:p>
              </table:table-cell>
              <table:table-cell office:value-type="float" office:value="0.0508576015941799">
                <text:p>0.050857601594179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1.7606284902431">
                <text:p>21.7606284902431</text:p>
              </table:table-cell>
              <table:table-cell office:value-type="float" office:value="0.0402261809445918">
                <text:p>0.0402261809445918</text:p>
              </table:table-cell>
              <table:table-cell office:value-type="float" office:value="0.0350082089658827">
                <text:p>0.03500820896588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9.1591231059283">
                <text:p>19.1591231059283</text:p>
              </table:table-cell>
              <table:table-cell office:value-type="float" office:value="0.0044433940667659">
                <text:p>0.0044433940667659</text:p>
              </table:table-cell>
              <table:table-cell office:value-type="float" office:value="0.0164514225441962">
                <text:p>0.016451422544196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1.7029643827118">
                <text:p>21.7029643827118</text:p>
              </table:table-cell>
              <table:table-cell office:value-type="float" office:value="0.0116381646133959">
                <text:p>0.0116381646133959</text:p>
              </table:table-cell>
              <table:table-cell office:value-type="float" office:value="0.0347526372876018">
                <text:p>0.03475263728760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0.8386657615192">
                <text:p>20.8386657615192</text:p>
              </table:table-cell>
              <table:table-cell office:value-type="float" office:value="0.0492410387843847">
                <text:p>0.0492410387843847</text:p>
              </table:table-cell>
              <table:table-cell office:value-type="float" office:value="0.0561393462587148">
                <text:p>0.05613934625871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9.2223828365095">
                <text:p>19.2223828365095</text:p>
              </table:table-cell>
              <table:table-cell office:value-type="float" office:value="0.00149831445887685">
                <text:p>0.00149831445887685</text:p>
              </table:table-cell>
              <table:table-cell office:value-type="float" office:value="0.0242508254479617">
                <text:p>0.02425082544796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9.0152982557192">
                <text:p>19.0152982557192</text:p>
              </table:table-cell>
              <table:table-cell office:value-type="float" office:value="0.084361216519028">
                <text:p>0.084361216519028</text:p>
              </table:table-cell>
              <table:table-cell office:value-type="float" office:value="0.0796645696740597">
                <text:p>0.079664569674059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21.635000790935">
                <text:p>21.635000790935</text:p>
              </table:table-cell>
              <table:table-cell office:value-type="float" office:value="0.0241238861344755">
                <text:p>0.0241238861344755</text:p>
              </table:table-cell>
              <table:table-cell office:value-type="float" office:value="0.0757142079994082">
                <text:p>0.075714207999408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9.0370449051261">
                <text:p>19.0370449051261</text:p>
              </table:table-cell>
              <table:table-cell office:value-type="float" office:value="0.0697200858499855">
                <text:p>0.0697200858499855</text:p>
              </table:table-cell>
              <table:table-cell office:value-type="float" office:value="0.0864815052598715">
                <text:p>0.08648150525987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21.4865971319377">
                <text:p>21.4865971319377</text:p>
              </table:table-cell>
              <table:table-cell office:value-type="float" office:value="0.0904340502806008">
                <text:p>0.0904340502806008</text:p>
              </table:table-cell>
              <table:table-cell office:value-type="float" office:value="0.0553342712577432">
                <text:p>0.055334271257743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9.8511154325679">
                <text:p>19.8511154325679</text:p>
              </table:table-cell>
              <table:table-cell office:value-type="float" office:value="0.0354747830424458">
                <text:p>0.0354747830424458</text:p>
              </table:table-cell>
              <table:table-cell office:value-type="float" office:value="0.00130827128887177">
                <text:p>0.0013082712888717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9.7027276530862">
                <text:p>19.7027276530862</text:p>
              </table:table-cell>
              <table:table-cell office:value-type="float" office:value="0.099381494987756">
                <text:p>0.099381494987756</text:p>
              </table:table-cell>
              <table:table-cell office:value-type="float" office:value="0.0968900395091623">
                <text:p>0.096890039509162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.8827793607488">
                <text:p>21.8827793607488</text:p>
              </table:table-cell>
              <table:table-cell office:value-type="float" office:value="0.025388637278229">
                <text:p>0.025388637278229</text:p>
              </table:table-cell>
              <table:table-cell office:value-type="float" office:value="0.0473545995540917">
                <text:p>0.047354599554091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9.9891755953431">
                <text:p>19.9891755953431</text:p>
              </table:table-cell>
              <table:table-cell office:value-type="float" office:value="0.0723223024513572">
                <text:p>0.0723223024513572</text:p>
              </table:table-cell>
              <table:table-cell office:value-type="float" office:value="0.0599464025348425">
                <text:p>0.05994640253484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9.670448387973">
                <text:p>19.670448387973</text:p>
              </table:table-cell>
              <table:table-cell office:value-type="float" office:value="0.0398729625158012">
                <text:p>0.0398729625158012</text:p>
              </table:table-cell>
              <table:table-cell office:value-type="float" office:value="0.0980345744639635">
                <text:p>0.098034574463963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9.7876839847304">
                <text:p>19.7876839847304</text:p>
              </table:table-cell>
              <table:table-cell office:value-type="float" office:value="0.0515900330618024">
                <text:p>0.0515900330618024</text:p>
              </table:table-cell>
              <table:table-cell office:value-type="float" office:value="0.0158237890806049">
                <text:p>0.015823789080604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21.5502110607922">
                <text:p>21.5502110607922</text:p>
              </table:table-cell>
              <table:table-cell office:value-type="float" office:value="0.0658923082053661">
                <text:p>0.0658923082053661</text:p>
              </table:table-cell>
              <table:table-cell office:value-type="float" office:value="0.0948078327812254">
                <text:p>0.09480783278122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1.4777125534601">
                <text:p>21.4777125534601</text:p>
              </table:table-cell>
              <table:table-cell office:value-type="float" office:value="0.00888515450060368">
                <text:p>0.00888515450060368</text:p>
              </table:table-cell>
              <table:table-cell office:value-type="float" office:value="0.0107943419832736">
                <text:p>0.010794341983273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20.9967435058206">
                <text:p>20.9967435058206</text:p>
              </table:table-cell>
              <table:table-cell office:value-type="float" office:value="0.0800514955073595">
                <text:p>0.0800514955073595</text:p>
              </table:table-cell>
              <table:table-cell office:value-type="float" office:value="0.0871993708889931">
                <text:p>0.087199370888993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1.6761322454549">
                <text:p>21.6761322454549</text:p>
              </table:table-cell>
              <table:table-cell office:value-type="float" office:value="0.099098014133051">
                <text:p>0.099098014133051</text:p>
              </table:table-cell>
              <table:table-cell office:value-type="float" office:value="0.0070688174571842">
                <text:p>0.007068817457184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1.2531637731008">
                <text:p>21.2531637731008</text:p>
              </table:table-cell>
              <table:table-cell office:value-type="float" office:value="0.0599034458398819">
                <text:p>0.0599034458398819</text:p>
              </table:table-cell>
              <table:table-cell office:value-type="float" office:value="0.0413768472149968">
                <text:p>0.041376847214996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21.7472415096127">
                <text:p>21.7472415096127</text:p>
              </table:table-cell>
              <table:table-cell office:value-type="float" office:value="0.0337366339750588">
                <text:p>0.0337366339750588</text:p>
              </table:table-cell>
              <table:table-cell office:value-type="float" office:value="0.0832812515087426">
                <text:p>0.08328125150874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9.6091342535801">
                <text:p>19.6091342535801</text:p>
              </table:table-cell>
              <table:table-cell office:value-type="float" office:value="0.0256452930159867">
                <text:p>0.0256452930159867</text:p>
              </table:table-cell>
              <table:table-cell office:value-type="float" office:value="0.0340156502556056">
                <text:p>0.03401565025560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1.3432133723982">
                <text:p>21.3432133723982</text:p>
              </table:table-cell>
              <table:table-cell office:value-type="float" office:value="0.0224460358731449">
                <text:p>0.0224460358731449</text:p>
              </table:table-cell>
              <table:table-cell office:value-type="float" office:value="0.0660689917393029">
                <text:p>0.066068991739302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1.9177188952453">
                <text:p>21.9177188952453</text:p>
              </table:table-cell>
              <table:table-cell office:value-type="float" office:value="0.0422615279443562">
                <text:p>0.0422615279443562</text:p>
              </table:table-cell>
              <table:table-cell office:value-type="float" office:value="0.0600029185414314">
                <text:p>0.060002918541431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0.0477662035264">
                <text:p>20.0477662035264</text:p>
              </table:table-cell>
              <table:table-cell office:value-type="float" office:value="0.0932206218596548">
                <text:p>0.0932206218596548</text:p>
              </table:table-cell>
              <table:table-cell office:value-type="float" office:value="0.0719765768852085">
                <text:p>0.071976576885208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9.3053878750652">
                <text:p>19.3053878750652</text:p>
              </table:table-cell>
              <table:table-cell office:value-type="float" office:value="0.00181836760602891">
                <text:p>0.00181836760602891</text:p>
              </table:table-cell>
              <table:table-cell office:value-type="float" office:value="0.0392393584828824">
                <text:p>0.03923935848288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0.9102260950021">
                <text:p>20.9102260950021</text:p>
              </table:table-cell>
              <table:table-cell office:value-type="float" office:value="0.0343440969940275">
                <text:p>0.0343440969940275</text:p>
              </table:table-cell>
              <table:table-cell office:value-type="float" office:value="0.0209791989531368">
                <text:p>0.020979198953136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21.7458284688182">
                <text:p>21.7458284688182</text:p>
              </table:table-cell>
              <table:table-cell office:value-type="float" office:value="0.0277358797378838">
                <text:p>0.0277358797378838</text:p>
              </table:table-cell>
              <table:table-cell office:value-type="float" office:value="0.0978017537854612">
                <text:p>0.09780175378546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9.3796995976008">
                <text:p>19.3796995976008</text:p>
              </table:table-cell>
              <table:table-cell office:value-type="float" office:value="0.0957551845349371">
                <text:p>0.0957551845349371</text:p>
              </table:table-cell>
              <table:table-cell office:value-type="float" office:value="0.0551134370267391">
                <text:p>0.05511343702673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9.1214826833457">
                <text:p>19.1214826833457</text:p>
              </table:table-cell>
              <table:table-cell office:value-type="float" office:value="0.0894430309999734">
                <text:p>0.0894430309999734</text:p>
              </table:table-cell>
              <table:table-cell office:value-type="float" office:value="0.0784460394643247">
                <text:p>0.078446039464324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9.4508343078196">
                <text:p>19.4508343078196</text:p>
              </table:table-cell>
              <table:table-cell office:value-type="float" office:value="0.0464041478931904">
                <text:p>0.0464041478931904</text:p>
              </table:table-cell>
              <table:table-cell office:value-type="float" office:value="0.0486593553796411">
                <text:p>0.04865935537964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9.140328087844">
                <text:p>19.140328087844</text:p>
              </table:table-cell>
              <table:table-cell office:value-type="float" office:value="0.035981365526095">
                <text:p>0.035981365526095</text:p>
              </table:table-cell>
              <table:table-cell office:value-type="float" office:value="0.0901216459926218">
                <text:p>0.09012164599262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9.280605789274">
                <text:p>19.280605789274</text:p>
              </table:table-cell>
              <table:table-cell office:value-type="float" office:value="0.0938864250667393">
                <text:p>0.0938864250667393</text:p>
              </table:table-cell>
              <table:table-cell office:value-type="float" office:value="0.094897462008521">
                <text:p>0.0948974620085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9.1537986905314">
                <text:p>19.1537986905314</text:p>
              </table:table-cell>
              <table:table-cell office:value-type="float" office:value="0.0580423125065863">
                <text:p>0.0580423125065863</text:p>
              </table:table-cell>
              <table:table-cell office:value-type="float" office:value="0.0834119926672429">
                <text:p>0.083411992667242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0.9789938493632">
                <text:p>20.9789938493632</text:p>
              </table:table-cell>
              <table:table-cell office:value-type="float" office:value="0.0852224043104798">
                <text:p>0.0852224043104798</text:p>
              </table:table-cell>
              <table:table-cell office:value-type="float" office:value="0.0462609922513366">
                <text:p>0.046260992251336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9.5029886271805">
                <text:p>19.5029886271805</text:p>
              </table:table-cell>
              <table:table-cell office:value-type="float" office:value="0.0953847395256162">
                <text:p>0.0953847395256162</text:p>
              </table:table-cell>
              <table:table-cell office:value-type="float" office:value="0.0191482875030488">
                <text:p>0.019148287503048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9.1690969462506">
                <text:p>19.1690969462506</text:p>
              </table:table-cell>
              <table:table-cell office:value-type="float" office:value="0.0424035290256143">
                <text:p>0.0424035290256143</text:p>
              </table:table-cell>
              <table:table-cell office:value-type="float" office:value="0.0630765623413026">
                <text:p>0.063076562341302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0.6139946416952">
                <text:p>20.6139946416952</text:p>
              </table:table-cell>
              <table:table-cell office:value-type="float" office:value="0.00934629044495523">
                <text:p>0.00934629044495523</text:p>
              </table:table-cell>
              <table:table-cell office:value-type="float" office:value="0.0219752002507448">
                <text:p>0.021975200250744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9.5400335323066">
                <text:p>19.5400335323066</text:p>
              </table:table-cell>
              <table:table-cell office:value-type="float" office:value="0.0651048254221678">
                <text:p>0.0651048254221678</text:p>
              </table:table-cell>
              <table:table-cell office:value-type="float" office:value="0.00562979276292026">
                <text:p>0.0056297927629202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1.6556940795854">
                <text:p>21.6556940795854</text:p>
              </table:table-cell>
              <table:table-cell office:value-type="float" office:value="0.0328375793527812">
                <text:p>0.0328375793527812</text:p>
              </table:table-cell>
              <table:table-cell office:value-type="float" office:value="0.018410833645612">
                <text:p>0.0184108336456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1.4651100742631">
                <text:p>21.4651100742631</text:p>
              </table:table-cell>
              <table:table-cell office:value-type="float" office:value="0.0448210735339671">
                <text:p>0.0448210735339671</text:p>
              </table:table-cell>
              <table:table-cell office:value-type="float" office:value="0.0232834715396166">
                <text:p>0.023283471539616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0.2427611853927">
                <text:p>20.2427611853927</text:p>
              </table:table-cell>
              <table:table-cell office:value-type="float" office:value="0.0644863204099238">
                <text:p>0.0644863204099238</text:p>
              </table:table-cell>
              <table:table-cell office:value-type="float" office:value="0.00251983227208257">
                <text:p>0.0025198322720825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1.5384734403342">
                <text:p>21.5384734403342</text:p>
              </table:table-cell>
              <table:table-cell office:value-type="float" office:value="0.0582262166310102">
                <text:p>0.0582262166310102</text:p>
              </table:table-cell>
              <table:table-cell office:value-type="float" office:value="0.0657654331997037">
                <text:p>0.065765433199703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9.4542856710032">
                <text:p>19.4542856710032</text:p>
              </table:table-cell>
              <table:table-cell office:value-type="float" office:value="0.0171433759853244">
                <text:p>0.0171433759853244</text:p>
              </table:table-cell>
              <table:table-cell office:value-type="float" office:value="0.0832298740744591">
                <text:p>0.083229874074459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0.9132095747627">
                <text:p>20.9132095747627</text:p>
              </table:table-cell>
              <table:table-cell office:value-type="float" office:value="0.00435928292572498">
                <text:p>0.00435928292572498</text:p>
              </table:table-cell>
              <table:table-cell office:value-type="float" office:value="0.000554406736046076">
                <text:p>0.00055440673604607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9.3261574264616">
                <text:p>19.3261574264616</text:p>
              </table:table-cell>
              <table:table-cell office:value-type="float" office:value="0.00981624973937869">
                <text:p>0.00981624973937869</text:p>
              </table:table-cell>
              <table:table-cell office:value-type="float" office:value="0.0815892222803086">
                <text:p>0.08158922228030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9.0044967317954">
                <text:p>19.0044967317954</text:p>
              </table:table-cell>
              <table:table-cell office:value-type="float" office:value="0.0830356842372566">
                <text:p>0.0830356842372566</text:p>
              </table:table-cell>
              <table:table-cell office:value-type="float" office:value="0.0780377068556845">
                <text:p>0.078037706855684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0.3909221282229">
                <text:p>20.3909221282229</text:p>
              </table:table-cell>
              <table:table-cell office:value-type="float" office:value="0.0132444374728948">
                <text:p>0.0132444374728948</text:p>
              </table:table-cell>
              <table:table-cell office:value-type="float" office:value="0.0113487487193197">
                <text:p>0.011348748719319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1.3229009322822">
                <text:p>21.3229009322822</text:p>
              </table:table-cell>
              <table:table-cell office:value-type="float" office:value="0.0898677452467382">
                <text:p>0.0898677452467382</text:p>
              </table:table-cell>
              <table:table-cell office:value-type="float" office:value="0.0687885932158679">
                <text:p>0.068788593215867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1.6806289772503">
                <text:p>21.6806289772503</text:p>
              </table:table-cell>
              <table:table-cell office:value-type="float" office:value="0.0821336983703077">
                <text:p>0.0821336983703077</text:p>
              </table:table-cell>
              <table:table-cell office:value-type="float" office:value="0.0851065243594348">
                <text:p>0.085106524359434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9.6440859027207">
                <text:p>19.6440859027207</text:p>
              </table:table-cell>
              <table:table-cell office:value-type="float" office:value="0.0731478833127767">
                <text:p>0.0731478833127767</text:p>
              </table:table-cell>
              <table:table-cell office:value-type="float" office:value="0.0527255959343165">
                <text:p>0.05272559593431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1.0701424418949">
                <text:p>21.0701424418949</text:p>
              </table:table-cell>
              <table:table-cell office:value-type="float" office:value="0.0236043792683631">
                <text:p>0.0236043792683631</text:p>
              </table:table-cell>
              <table:table-cell office:value-type="float" office:value="0.0520698447246105">
                <text:p>0.052069844724610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9.2897632308304">
                <text:p>19.2897632308304</text:p>
              </table:table-cell>
              <table:table-cell office:value-type="float" office:value="0.00777899138629437">
                <text:p>0.00777899138629437</text:p>
              </table:table-cell>
              <table:table-cell office:value-type="float" office:value="0.0191221746150404">
                <text:p>0.01912217461504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1.9872992751189">
                <text:p>21.9872992751189</text:p>
              </table:table-cell>
              <table:table-cell office:value-type="float" office:value="0.0955939191859216">
                <text:p>0.0955939191859216</text:p>
              </table:table-cell>
              <table:table-cell office:value-type="float" office:value="0.0187945877201855">
                <text:p>0.018794587720185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0.9878613371402">
                <text:p>20.9878613371402</text:p>
              </table:table-cell>
              <table:table-cell office:value-type="float" office:value="0.0658659072127193">
                <text:p>0.0658659072127193</text:p>
              </table:table-cell>
              <table:table-cell office:value-type="float" office:value="0.0120727632660419">
                <text:p>0.012072763266041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20.3375294343568">
                <text:p>20.3375294343568</text:p>
              </table:table-cell>
              <table:table-cell office:value-type="float" office:value="0.000999613245949149">
                <text:p>0.000999613245949149</text:p>
              </table:table-cell>
              <table:table-cell office:value-type="float" office:value="0.0910987515002489">
                <text:p>0.091098751500248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9.2926871501841">
                <text:p>19.2926871501841</text:p>
              </table:table-cell>
              <table:table-cell office:value-type="float" office:value="0.0974122867919505">
                <text:p>0.0974122867919505</text:p>
              </table:table-cell>
              <table:table-cell office:value-type="float" office:value="0.0580339462030679">
                <text:p>0.058033946203067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9.8980874321423">
                <text:p>19.8980874321423</text:p>
              </table:table-cell>
              <table:table-cell office:value-type="float" office:value="0.000210004206746817">
                <text:p>0.000210004206746817</text:p>
              </table:table-cell>
              <table:table-cell office:value-type="float" office:value="0.0330519622191787">
                <text:p>0.033051962219178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20.0833579031751">
                <text:p>20.0833579031751</text:p>
              </table:table-cell>
              <table:table-cell office:value-type="float" office:value="0.028735492983833">
                <text:p>0.028735492983833</text:p>
              </table:table-cell>
              <table:table-cell office:value-type="float" office:value="0.0889005052857101">
                <text:p>0.088900505285710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9.6723867477849">
                <text:p>19.6723867477849</text:p>
              </table:table-cell>
              <table:table-cell office:value-type="float" office:value="0.0931674713734537">
                <text:p>0.0931674713734537</text:p>
              </table:table-cell>
              <table:table-cell office:value-type="float" office:value="0.013147383229807">
                <text:p>0.01314738322980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0.019570115488">
                <text:p>20.019570115488</text:p>
              </table:table-cell>
              <table:table-cell office:value-type="float" office:value="0.0896530352532864">
                <text:p>0.0896530352532864</text:p>
              </table:table-cell>
              <table:table-cell office:value-type="float" office:value="0.0114980017300695">
                <text:p>0.011498001730069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0.5341922123916">
                <text:p>20.5341922123916</text:p>
              </table:table-cell>
              <table:table-cell office:value-type="float" office:value="0.0751396408770233">
                <text:p>0.0751396408770233</text:p>
              </table:table-cell>
              <table:table-cell office:value-type="float" office:value="0.0375598607119173">
                <text:p>0.037559860711917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9.8127148356289">
                <text:p>19.8127148356289</text:p>
              </table:table-cell>
              <table:table-cell office:value-type="float" office:value="0.0291488368995488">
                <text:p>0.0291488368995488</text:p>
              </table:table-cell>
              <table:table-cell office:value-type="float" office:value="0.00326902926899493">
                <text:p>0.0032690292689949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20.300175906159">
                <text:p>20.300175906159</text:p>
              </table:table-cell>
              <table:table-cell office:value-type="float" office:value="0.0835394603200257">
                <text:p>0.0835394603200257</text:p>
              </table:table-cell>
              <table:table-cell office:value-type="float" office:value="0.00639546373859048">
                <text:p>0.0063954637385904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20.687990902923">
                <text:p>20.687990902923</text:p>
              </table:table-cell>
              <table:table-cell office:value-type="float" office:value="0.0331819533836097">
                <text:p>0.0331819533836097</text:p>
              </table:table-cell>
              <table:table-cell office:value-type="float" office:value="0.0209718533791602">
                <text:p>0.02097185337916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21.791708686389">
                <text:p>21.791708686389</text:p>
              </table:table-cell>
              <table:table-cell office:value-type="float" office:value="0.0143712412100285">
                <text:p>0.0143712412100285</text:p>
              </table:table-cell>
              <table:table-cell office:value-type="float" office:value="0.0495300215203315">
                <text:p>0.049530021520331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20.8031645333394">
                <text:p>20.8031645333394</text:p>
              </table:table-cell>
              <table:table-cell office:value-type="float" office:value="0.078924199892208">
                <text:p>0.078924199892208</text:p>
              </table:table-cell>
              <table:table-cell office:value-type="float" office:value="0.0255437512416393">
                <text:p>0.025543751241639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0.8570878505707">
                <text:p>20.8570878505707</text:p>
              </table:table-cell>
              <table:table-cell office:value-type="float" office:value="0.07558548245579">
                <text:p>0.07558548245579</text:p>
              </table:table-cell>
              <table:table-cell office:value-type="float" office:value="0.0840484157670289">
                <text:p>0.084048415767028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0.4057033280842">
                <text:p>20.4057033280842</text:p>
              </table:table-cell>
              <table:table-cell office:value-type="float" office:value="0.0237175317015499">
                <text:p>0.0237175317015499</text:p>
              </table:table-cell>
              <table:table-cell office:value-type="float" office:value="0.0715052218176425">
                <text:p>0.07150522181764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21.343198065646">
                <text:p>21.343198065646</text:p>
              </table:table-cell>
              <table:table-cell office:value-type="float" office:value="0.0440290253143758">
                <text:p>0.0440290253143758</text:p>
              </table:table-cell>
              <table:table-cell office:value-type="float" office:value="0.0311735440045595">
                <text:p>0.031173544004559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20.5127819301561">
                <text:p>20.5127819301561</text:p>
              </table:table-cell>
              <table:table-cell office:value-type="float" office:value="0.00842306180857122">
                <text:p>0.00842306180857122</text:p>
              </table:table-cell>
              <table:table-cell office:value-type="float" office:value="0.00245924941264093">
                <text:p>0.0024592494126409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9.8708134023473">
                <text:p>19.8708134023473</text:p>
              </table:table-cell>
              <table:table-cell office:value-type="float" office:value="0.068538605235517">
                <text:p>0.068538605235517</text:p>
              </table:table-cell>
              <table:table-cell office:value-type="float" office:value="0.094788693357259">
                <text:p>0.09478869335725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9.5859592524357">
                <text:p>19.5859592524357</text:p>
              </table:table-cell>
              <table:table-cell office:value-type="float" office:value="0.00851534572429955">
                <text:p>0.00851534572429955</text:p>
              </table:table-cell>
              <table:table-cell office:value-type="float" office:value="0.0336933762766421">
                <text:p>0.033693376276642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0.0512553704903">
                <text:p>20.0512553704903</text:p>
              </table:table-cell>
              <table:table-cell office:value-type="float" office:value="0.0666492784395814">
                <text:p>0.0666492784395814</text:p>
              </table:table-cell>
              <table:table-cell office:value-type="float" office:value="0.0682246826123446">
                <text:p>0.068224682612344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20.3250990733504">
                <text:p>20.3250990733504</text:p>
              </table:table-cell>
              <table:table-cell office:value-type="float" office:value="0.0856819812208414">
                <text:p>0.0856819812208414</text:p>
              </table:table-cell>
              <table:table-cell office:value-type="float" office:value="0.0780185674782842">
                <text:p>0.078018567478284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21.4991688271984">
                <text:p>21.4991688271984</text:p>
              </table:table-cell>
              <table:table-cell office:value-type="float" office:value="0.0128746286500245">
                <text:p>0.0128746286500245</text:p>
              </table:table-cell>
              <table:table-cell office:value-type="float" office:value="0.0342477830126882">
                <text:p>0.034247783012688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0.3774127969518">
                <text:p>20.3774127969518</text:p>
              </table:table-cell>
              <table:table-cell office:value-type="float" office:value="0.0764655281789601">
                <text:p>0.0764655281789601</text:p>
              </table:table-cell>
              <table:table-cell office:value-type="float" office:value="0.0498139048926532">
                <text:p>0.049813904892653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20.3295958051458">
                <text:p>20.3295958051458</text:p>
              </table:table-cell>
              <table:table-cell office:value-type="float" office:value="0.0687176654580981">
                <text:p>0.0687176654580981</text:p>
              </table:table-cell>
              <table:table-cell office:value-type="float" office:value="0.0560562743339688">
                <text:p>0.056056274333968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9.8900909554213">
                <text:p>19.8900909554213</text:p>
              </table:table-cell>
              <table:table-cell office:value-type="float" office:value="0.0261190661229193">
                <text:p>0.0261190661229193</text:p>
              </table:table-cell>
              <table:table-cell office:value-type="float" office:value="0.045596531778574">
                <text:p>0.04559653177857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9.700313729234">
                <text:p>19.700313729234</text:p>
              </table:table-cell>
              <table:table-cell office:value-type="float" office:value="0.0663332734722644">
                <text:p>0.0663332734722644</text:p>
              </table:table-cell>
              <table:table-cell office:value-type="float" office:value="0.0186024981085211">
                <text:p>0.018602498108521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20.0102247823961">
                <text:p>20.0102247823961</text:p>
              </table:table-cell>
              <table:table-cell office:value-type="float" office:value="0.0508513638749719">
                <text:p>0.0508513638749719</text:p>
              </table:table-cell>
              <table:table-cell office:value-type="float" office:value="0.0411627986934036">
                <text:p>0.041162798693403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0.534176858142">
                <text:p>20.534176858142</text:p>
              </table:table-cell>
              <table:table-cell office:value-type="float" office:value="0.0992669494822621">
                <text:p>0.0992669494822621</text:p>
              </table:table-cell>
              <table:table-cell office:value-type="float" office:value="0.0983221277128905">
                <text:p>0.098322127712890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21.7704561725259">
                <text:p>21.7704561725259</text:p>
              </table:table-cell>
              <table:table-cell office:value-type="float" office:value="0.0899376527406275">
                <text:p>0.0899376527406275</text:p>
              </table:table-cell>
              <table:table-cell office:value-type="float" office:value="0.0706723428331316">
                <text:p>0.07067234283313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20.2999880132265">
                <text:p>20.2999880132265</text:p>
              </table:table-cell>
              <table:table-cell office:value-type="float" office:value="0.0586303552612662">
                <text:p>0.0586303552612662</text:p>
              </table:table-cell>
              <table:table-cell office:value-type="float" office:value="0.0602849733550102">
                <text:p>0.060284973355010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20.5214761346579">
                <text:p>20.5214761346579</text:p>
              </table:table-cell>
              <table:table-cell office:value-type="float" office:value="0.0948608686681837">
                <text:p>0.0948608686681837</text:p>
              </table:table-cell>
              <table:table-cell office:value-type="float" office:value="0.017116715433076">
                <text:p>0.01711671543307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20.7583175096661">
                <text:p>20.7583175096661</text:p>
              </table:table-cell>
              <table:table-cell office:value-type="float" office:value="0.0558035599533469">
                <text:p>0.0558035599533469</text:p>
              </table:table-cell>
              <table:table-cell office:value-type="float" office:value="0.0827451060991734">
                <text:p>0.082745106099173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21.6375174489804">
                <text:p>21.6375174489804</text:p>
              </table:table-cell>
              <table:table-cell office:value-type="float" office:value="0.0596299685537815">
                <text:p>0.0596299685537815</text:p>
              </table:table-cell>
              <table:table-cell office:value-type="float" office:value="0.0513837248552591">
                <text:p>0.051383724855259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20.8141632848419">
                <text:p>20.8141632848419</text:p>
              </table:table-cell>
              <table:table-cell office:value-type="float" office:value="0.0922731555067003">
                <text:p>0.0922731555067003</text:p>
              </table:table-cell>
              <table:table-cell office:value-type="float" office:value="0.0751506616361439">
                <text:p>0.075150661636143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21.6564049432054">
                <text:p>21.6564049432054</text:p>
              </table:table-cell>
              <table:table-cell office:value-type="float" office:value="0.0560135641600937">
                <text:p>0.0560135641600937</text:p>
              </table:table-cell>
              <table:table-cell office:value-type="float" office:value="0.0157970683649182">
                <text:p>0.015797068364918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9.7208753521554">
                <text:p>19.7208753521554</text:p>
              </table:table-cell>
              <table:table-cell office:value-type="float" office:value="0.0883654615376145">
                <text:p>0.0883654615376145</text:p>
              </table:table-cell>
              <table:table-cell office:value-type="float" office:value="0.0402842301875353">
                <text:p>0.040284230187535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21.4865500340238">
                <text:p>21.4865500340238</text:p>
              </table:table-cell>
              <table:table-cell office:value-type="float" office:value="0.085440626880154">
                <text:p>0.085440626880154</text:p>
              </table:table-cell>
              <table:table-cell office:value-type="float" office:value="0.0882980449125171">
                <text:p>0.088298044912517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9.6759750586934">
                <text:p>19.6759750586934</text:p>
              </table:table-cell>
              <table:table-cell office:value-type="float" office:value="0.04566659941338">
                <text:p>0.04566659941338</text:p>
              </table:table-cell>
              <table:table-cell office:value-type="float" office:value="0.0272950700949877">
                <text:p>0.027295070094987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21.2550675645471">
                <text:p>21.2550675645471</text:p>
              </table:table-cell>
              <table:table-cell office:value-type="float" office:value="0.0635051024612039">
                <text:p>0.0635051024612039</text:p>
              </table:table-cell>
              <table:table-cell office:value-type="float" office:value="0.0778440908994526">
                <text:p>0.077844090899452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9.2992648696527">
                <text:p>19.2992648696527</text:p>
              </table:table-cell>
              <table:table-cell office:value-type="float" office:value="0.0145894637797028">
                <text:p>0.0145894637797028</text:p>
              </table:table-cell>
              <table:table-cell office:value-type="float" office:value="0.091567074181512">
                <text:p>0.09156707418151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20.9761509648524">
                <text:p>20.9761509648524</text:p>
              </table:table-cell>
              <table:table-cell office:value-type="float" office:value="0.0292060597799718">
                <text:p>0.0292060597799718</text:p>
              </table:table-cell>
              <table:table-cell office:value-type="float" office:value="0.0336905338335782">
                <text:p>0.033690533833578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19.9430584688671">
                <text:p>19.9430584688671</text:p>
              </table:table-cell>
              <table:table-cell office:value-type="float" office:value="0.0966870558448136">
                <text:p>0.0966870558448136</text:p>
              </table:table-cell>
              <table:table-cell office:value-type="float" office:value="0.0988159442786127">
                <text:p>0.098815944278612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19.0909735560417">
                <text:p>19.0909735560417</text:p>
              </table:table-cell>
              <table:table-cell office:value-type="float" office:value="0.0289607049897313">
                <text:p>0.0289607049897313</text:p>
              </table:table-cell>
              <table:table-cell office:value-type="float" office:value="0.0410970957018435">
                <text:p>0.041097095701843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9.7793154981919">
                <text:p>19.7793154981919</text:p>
              </table:table-cell>
              <table:table-cell office:value-type="float" office:value="0.00813025967217982">
                <text:p>0.00813025967217982</text:p>
              </table:table-cell>
              <table:table-cell office:value-type="float" office:value="0.0592342851217836">
                <text:p>0.059234285121783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21.8001463194378">
                <text:p>21.8001463194378</text:p>
              </table:table-cell>
              <table:table-cell office:value-type="float" office:value="0.0722725383006036">
                <text:p>0.0722725383006036</text:p>
              </table:table-cell>
              <table:table-cell office:value-type="float" office:value="0.0828643600456417">
                <text:p>0.082864360045641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20.4966768841259">
                <text:p>20.4966768841259</text:p>
              </table:table-cell>
              <table:table-cell office:value-type="float" office:value="0.0526782366912812">
                <text:p>0.0526782366912812</text:p>
              </table:table-cell>
              <table:table-cell office:value-type="float" office:value="0.012602317519486">
                <text:p>0.01260231751948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9.1225135652348">
                <text:p>19.1225135652348</text:p>
              </table:table-cell>
              <table:table-cell office:value-type="float" office:value="0.0521592849865556">
                <text:p>0.0521592849865556</text:p>
              </table:table-cell>
              <table:table-cell office:value-type="float" office:value="0.0904078291263431">
                <text:p>0.090407829126343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20.3129282495938">
                <text:p>20.3129282495938</text:p>
              </table:table-cell>
              <table:table-cell office:value-type="float" office:value="0.0806956001091749">
                <text:p>0.0806956001091749</text:p>
              </table:table-cell>
              <table:table-cell office:value-type="float" office:value="0.0853236094582826">
                <text:p>0.085323609458282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21.3674902878702">
                <text:p>21.3674902878702</text:p>
              </table:table-cell>
              <table:table-cell office:value-type="float" office:value="0.0212168419267982">
                <text:p>0.0212168419267982</text:p>
              </table:table-cell>
              <table:table-cell office:value-type="float" office:value="0.00739101092331111">
                <text:p>0.007391010923311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9.7084728176706">
                <text:p>19.7084728176706</text:p>
              </table:table-cell>
              <table:table-cell office:value-type="float" office:value="0.0606746307108551">
                <text:p>0.0606746307108551</text:p>
              </table:table-cell>
              <table:table-cell office:value-type="float" office:value="0.0241012054495513">
                <text:p>0.024101205449551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21.3641836200841">
                <text:p>21.3641836200841</text:p>
              </table:table-cell>
              <table:table-cell office:value-type="float" office:value="0.0473448785953224">
                <text:p>0.0473448785953224</text:p>
              </table:table-cell>
              <table:table-cell office:value-type="float" office:value="0.0535482920706272">
                <text:p>0.053548292070627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9.6925893612206">
                <text:p>19.6925893612206</text:p>
              </table:table-cell>
              <table:table-cell office:value-type="float" office:value="0.00689882319420576">
                <text:p>0.00689882319420576</text:p>
              </table:table-cell>
              <table:table-cell office:value-type="float" office:value="0.0854095784015954">
                <text:p>0.085409578401595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9.207641644869">
                <text:p>19.207641644869</text:p>
              </table:table-cell>
              <table:table-cell office:value-type="float" office:value="0.0735492593608797">
                <text:p>0.0735492593608797</text:p>
              </table:table-cell>
              <table:table-cell office:value-type="float" office:value="0.0583489884622395">
                <text:p>0.058348988462239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9.7415964184329">
                <text:p>19.7415964184329</text:p>
              </table:table-cell>
              <table:table-cell office:value-type="float" office:value="0.0238104067742825">
                <text:p>0.0238104067742825</text:p>
              </table:table-cell>
              <table:table-cell office:value-type="float" office:value="0.00336219700984657">
                <text:p>0.0033621970098465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21.0221851677634">
                <text:p>21.0221851677634</text:p>
              </table:table-cell>
              <table:table-cell office:value-type="float" office:value="0.0756164886523038">
                <text:p>0.0756164886523038</text:p>
              </table:table-cell>
              <table:table-cell office:value-type="float" office:value="0.0414658527355641">
                <text:p>0.041465852735564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20.0977326002903">
                <text:p>20.0977326002903</text:p>
              </table:table-cell>
              <table:table-cell office:value-type="float" office:value="0.0996683255303651">
                <text:p>0.0996683255303651</text:p>
              </table:table-cell>
              <table:table-cell office:value-type="float" office:value="0.00394552024081349">
                <text:p>0.0039455202408134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20.4419101476669">
                <text:p>20.4419101476669</text:p>
              </table:table-cell>
              <table:table-cell office:value-type="float" office:value="0.0901436802465469">
                <text:p>0.0901436802465469</text:p>
              </table:table-cell>
              <table:table-cell office:value-type="float" office:value="0.0219646951183677">
                <text:p>0.021964695118367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9.0324099501595">
                <text:p>19.0324099501595</text:p>
              </table:table-cell>
              <table:table-cell office:value-type="float" office:value="0.0264678525272757">
                <text:p>0.0264678525272757</text:p>
              </table:table-cell>
              <table:table-cell office:value-type="float" office:value="0.0826286514755338">
                <text:p>0.082628651475533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21.6319094598293">
                <text:p>21.6319094598293</text:p>
              </table:table-cell>
              <table:table-cell office:value-type="float" office:value="0.0989352750126272">
                <text:p>0.0989352750126272</text:p>
              </table:table-cell>
              <table:table-cell office:value-type="float" office:value="0.00226764800027013">
                <text:p>0.0022676480002701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20.2123663201928">
                <text:p>20.2123663201928</text:p>
              </table:table-cell>
              <table:table-cell office:value-type="float" office:value="0.0800813329871744">
                <text:p>0.0800813329871744</text:p>
              </table:table-cell>
              <table:table-cell office:value-type="float" office:value="0.0926370379980654">
                <text:p>0.092637037998065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20.332397964783">
                <text:p>20.332397964783</text:p>
              </table:table-cell>
              <table:table-cell office:value-type="float" office:value="0.085098207835108">
                <text:p>0.085098207835108</text:p>
              </table:table-cell>
              <table:table-cell office:value-type="float" office:value="0.042913624830544">
                <text:p>0.04291362483054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20.1533855944872">
                <text:p>20.1533855944872</text:p>
              </table:table-cell>
              <table:table-cell office:value-type="float" office:value="0.0937961436808109">
                <text:p>0.0937961436808109</text:p>
              </table:table-cell>
              <table:table-cell office:value-type="float" office:value="0.0193843634333462">
                <text:p>0.019384363433346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21.9706838312559">
                <text:p>21.9706838312559</text:p>
              </table:table-cell>
              <table:table-cell office:value-type="float" office:value="0.0358848929405212">
                <text:p>0.0358848929405212</text:p>
              </table:table-cell>
              <table:table-cell office:value-type="float" office:value="0.0753821440972388">
                <text:p>0.075382144097238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19.9699154137634">
                <text:p>19.9699154137634</text:p>
              </table:table-cell>
              <table:table-cell office:value-type="float" office:value="0.0447281763888896">
                <text:p>0.0447281763888896</text:p>
              </table:table-cell>
              <table:table-cell office:value-type="float" office:value="0.0942973496858031">
                <text:p>0.094297349685803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21.9675488793291">
                <text:p>21.9675488793291</text:p>
              </table:table-cell>
              <table:table-cell office:value-type="float" office:value="0.0860692991875112">
                <text:p>0.0860692991875112</text:p>
              </table:table-cell>
              <table:table-cell office:value-type="float" office:value="0.0945350251160562">
                <text:p>0.094535025116056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21.6270887744613">
                <text:p>21.6270887744613</text:p>
              </table:table-cell>
              <table:table-cell office:value-type="float" office:value="0.091898457147181">
                <text:p>0.091898457147181</text:p>
              </table:table-cell>
              <table:table-cell office:value-type="float" office:value="0.091179212462157">
                <text:p>0.09117921246215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20.6907907659188">
                <text:p>20.6907907659188</text:p>
              </table:table-cell>
              <table:table-cell office:value-type="float" office:value="0.033093637926504">
                <text:p>0.033093637926504</text:p>
              </table:table-cell>
              <table:table-cell office:value-type="float" office:value="0.0345815798733383">
                <text:p>0.034581579873338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21.4540989133529">
                <text:p>21.4540989133529</text:p>
              </table:table-cell>
              <table:table-cell office:value-type="float" office:value="0.0715099260676652">
                <text:p>0.0715099260676652</text:p>
              </table:table-cell>
              <table:table-cell office:value-type="float" office:value="0.0828330700285733">
                <text:p>0.08283307002857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9.3030638331547">
                <text:p>19.3030638331547</text:p>
              </table:table-cell>
              <table:table-cell office:value-type="float" office:value="0.0375650565605611">
                <text:p>0.0375650565605611</text:p>
              </table:table-cell>
              <table:table-cell office:value-type="float" office:value="0.0184742825571448">
                <text:p>0.018474282557144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9.9458583318628">
                <text:p>19.9458583318628</text:p>
              </table:table-cell>
              <table:table-cell office:value-type="float" office:value="0.096598740387708">
                <text:p>0.096598740387708</text:p>
              </table:table-cell>
              <table:table-cell office:value-type="float" office:value="0.0124256707727909">
                <text:p>0.012425670772790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21.7533637844026">
                <text:p>21.7533637844026</text:p>
              </table:table-cell>
              <table:table-cell office:value-type="float" office:value="0.086099389847368">
                <text:p>0.086099389847368</text:p>
              </table:table-cell>
              <table:table-cell office:value-type="float" office:value="0.0744001442100853">
                <text:p>0.074400144210085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21.2792147994041">
                <text:p>21.2792147994041</text:p>
              </table:table-cell>
              <table:table-cell office:value-type="float" office:value="0.0667711163405329">
                <text:p>0.0667711163405329</text:p>
              </table:table-cell>
              <table:table-cell office:value-type="float" office:value="0.0521648164372891">
                <text:p>0.052164816437289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20.8889168007299">
                <text:p>20.8889168007299</text:p>
              </table:table-cell>
              <table:table-cell office:value-type="float" office:value="0.0932857962790877">
                <text:p>0.0932857962790877</text:p>
              </table:table-cell>
              <table:table-cell office:value-type="float" office:value="0.0112416150979698">
                <text:p>0.011241615097969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21.8443373404443">
                <text:p>21.8443373404443</text:p>
              </table:table-cell>
              <table:table-cell office:value-type="float" office:value="0.0150600948836654">
                <text:p>0.0150600948836654</text:p>
              </table:table-cell>
              <table:table-cell office:value-type="float" office:value="0.0154972399119288">
                <text:p>0.015497239911928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9.058530297596">
                <text:p>19.058530297596</text:p>
              </table:table-cell>
              <table:table-cell office:value-type="float" office:value="0.0749013760127127">
                <text:p>0.0749013760127127</text:p>
              </table:table-cell>
              <table:table-cell office:value-type="float" office:value="0.0113991015590727">
                <text:p>0.011399101559072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20.6890631201677">
                <text:p>20.6890631201677</text:p>
              </table:table-cell>
              <table:table-cell office:value-type="float" office:value="0.0655583345796913">
                <text:p>0.0655583345796913</text:p>
              </table:table-cell>
              <table:table-cell office:value-type="float" office:value="0.0941059751436114">
                <text:p>0.094105975143611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20.3410142259672">
                <text:p>20.3410142259672</text:p>
              </table:table-cell>
              <table:table-cell office:value-type="float" office:value="0.0677383315749466">
                <text:p>0.0677383315749466</text:p>
              </table:table-cell>
              <table:table-cell office:value-type="float" office:value="0.0280995574779809">
                <text:p>0.028099557477980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9.1810438628308">
                <text:p>19.1810438628308</text:p>
              </table:table-cell>
              <table:table-cell office:value-type="float" office:value="0.0270606609992683">
                <text:p>0.0270606609992683</text:p>
              </table:table-cell>
              <table:table-cell office:value-type="float" office:value="0.00180693068541586">
                <text:p>0.0018069306854158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9.0019913697615">
                <text:p>19.0019913697615</text:p>
              </table:table-cell>
              <table:table-cell office:value-type="float" office:value="0.0462539347354323">
                <text:p>0.0462539347354323</text:p>
              </table:table-cell>
              <table:table-cell office:value-type="float" office:value="0.0794295846484601">
                <text:p>0.079429584648460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9.7085045138374">
                <text:p>19.7085045138374</text:p>
              </table:table-cell>
              <table:table-cell office:value-type="float" office:value="0.088955173548311">
                <text:p>0.088955173548311</text:p>
              </table:table-cell>
              <table:table-cell office:value-type="float" office:value="0.035490568401292">
                <text:p>0.03549056840129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9.8895166805014">
                <text:p>19.8895166805014</text:p>
              </table:table-cell>
              <table:table-cell office:value-type="float" office:value="0.0877352917101234">
                <text:p>0.0877352917101234</text:p>
              </table:table-cell>
              <table:table-cell office:value-type="float" office:value="0.0259081361349672">
                <text:p>0.025908136134967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21.3661749898456">
                <text:p>21.3661749898456</text:p>
              </table:table-cell>
              <table:table-cell office:value-type="float" office:value="0.0935988133307546">
                <text:p>0.0935988133307546</text:p>
              </table:table-cell>
              <table:table-cell office:value-type="float" office:value="0.0329778767190874">
                <text:p>0.032977876719087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20.401093875058">
                <text:p>20.401093875058</text:p>
              </table:table-cell>
              <table:table-cell office:value-type="float" office:value="0.0958539967425168">
                <text:p>0.0958539967425168</text:p>
              </table:table-cell>
              <table:table-cell office:value-type="float" office:value="0.0209001468028873">
                <text:p>0.020900146802887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20.0971583253704">
                <text:p>20.0971583253704</text:p>
              </table:table-cell>
              <table:table-cell office:value-type="float" office:value="0.0612845511175692">
                <text:p>0.0612845511175692</text:p>
              </table:table-cell>
              <table:table-cell office:value-type="float" office:value="0.0842571246437728">
                <text:p>0.084257124643772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9.1077714082785">
                <text:p>19.1077714082785</text:p>
              </table:table-cell>
              <table:table-cell office:value-type="float" office:value="0.0174092201050371">
                <text:p>0.0174092201050371</text:p>
              </table:table-cell>
              <table:table-cell office:value-type="float" office:value="0.0363400737289339">
                <text:p>0.036340073728933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19.4232790428214">
                <text:p>19.4232790428214</text:p>
              </table:table-cell>
              <table:table-cell office:value-type="float" office:value="0.0714704853948206">
                <text:p>0.0714704853948206</text:p>
              </table:table-cell>
              <table:table-cell office:value-type="float" office:value="0.0623659995384514">
                <text:p>0.062365999538451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21.1948909270577">
                <text:p>21.1948909270577</text:p>
              </table:table-cell>
              <table:table-cell office:value-type="float" office:value="0.0609528766479343">
                <text:p>0.0609528766479343</text:p>
              </table:table-cell>
              <table:table-cell office:value-type="float" office:value="0.0882026448845863">
                <text:p>0.088202644884586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20.5496815573424">
                <text:p>20.5496815573424</text:p>
              </table:table-cell>
              <table:table-cell office:value-type="float" office:value="0.00755290039815009">
                <text:p>0.00755290039815009</text:p>
              </table:table-cell>
              <table:table-cell office:value-type="float" office:value="0.0583047688938677">
                <text:p>0.058304768893867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9.4556889943779">
                <text:p>19.4556889943779</text:p>
              </table:table-cell>
              <table:table-cell office:value-type="float" office:value="0.0979383379686624">
                <text:p>0.0979383379686624</text:p>
              </table:table-cell>
              <table:table-cell office:value-type="float" office:value="0.0449946510139853">
                <text:p>0.044994651013985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20.826800386887">
                <text:p>20.826800386887</text:p>
              </table:table-cell>
              <table:table-cell office:value-type="float" office:value="0.0598881516605616">
                <text:p>0.0598881516605616</text:p>
              </table:table-cell>
              <table:table-cell office:value-type="float" office:value="0.0904702928848565">
                <text:p>0.090470292884856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21.7620478775352">
                <text:p>21.7620478775352</text:p>
              </table:table-cell>
              <table:table-cell office:value-type="float" office:value="0.0876342333853245">
                <text:p>0.0876342333853245</text:p>
              </table:table-cell>
              <table:table-cell office:value-type="float" office:value="0.0509418068919331">
                <text:p>0.050941806891933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20.7880869591609">
                <text:p>20.7880869591609</text:p>
              </table:table-cell>
              <table:table-cell office:value-type="float" office:value="0.0830365458037704">
                <text:p>0.0830365458037704</text:p>
              </table:table-cell>
              <table:table-cell office:value-type="float" office:value="0.0879082758445293">
                <text:p>0.087908275844529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21.9801859813742">
                <text:p>21.9801859813742</text:p>
              </table:table-cell>
              <table:table-cell office:value-type="float" office:value="0.0536842953413725">
                <text:p>0.0536842953413725</text:p>
              </table:table-cell>
              <table:table-cell office:value-type="float" office:value="0.00985465636476874">
                <text:p>0.0098546563647687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21.7327317087911">
                <text:p>21.7327317087911</text:p>
              </table:table-cell>
              <table:table-cell office:value-type="float" office:value="0.0235191263724118">
                <text:p>0.0235191263724118</text:p>
              </table:table-cell>
              <table:table-cell office:value-type="float" office:value="0.0263239509891719">
                <text:p>0.02632395098917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21.7580023729242">
                <text:p>21.7580023729242</text:p>
              </table:table-cell>
              <table:table-cell office:value-type="float" office:value="0.02776472219266">
                <text:p>0.02776472219266</text:p>
              </table:table-cell>
              <table:table-cell office:value-type="float" office:value="0.0822056255768985">
                <text:p>0.082205625576898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21.9477348607033">
                <text:p>21.9477348607033</text:p>
              </table:table-cell>
              <table:table-cell office:value-type="float" office:value="0.0397535945754498">
                <text:p>0.0397535945754498</text:p>
              </table:table-cell>
              <table:table-cell office:value-type="float" office:value="0.00438968148082495">
                <text:p>0.0043896814808249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21.3598204832524">
                <text:p>21.3598204832524</text:p>
              </table:table-cell>
              <table:table-cell office:value-type="float" office:value="0.0154175835195929">
                <text:p>0.0154175835195929</text:p>
              </table:table-cell>
              <table:table-cell office:value-type="float" office:value="0.017503163497895">
                <text:p>0.01750316349789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20.448793138843">
                <text:p>20.448793138843</text:p>
              </table:table-cell>
              <table:table-cell office:value-type="float" office:value="0.060858360119164">
                <text:p>0.060858360119164</text:p>
              </table:table-cell>
              <table:table-cell office:value-type="float" office:value="0.0167872054502368">
                <text:p>0.016787205450236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21.4018337754533">
                <text:p>21.4018337754533</text:p>
              </table:table-cell>
              <table:table-cell office:value-type="float" office:value="0.011263520643115">
                <text:p>0.011263520643115</text:p>
              </table:table-cell>
              <table:table-cell office:value-type="float" office:value="0.0872227515093982">
                <text:p>0.087222751509398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21.6628843178041">
                <text:p>21.6628843178041</text:p>
              </table:table-cell>
              <table:table-cell office:value-type="float" office:value="0.0529826400801539">
                <text:p>0.0529826400801539</text:p>
              </table:table-cell>
              <table:table-cell office:value-type="float" office:value="0.0359774460550398">
                <text:p>0.035977446055039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21.3946514707059">
                <text:p>21.3946514707059</text:p>
              </table:table-cell>
              <table:table-cell office:value-type="float" office:value="0.0574571005534381">
                <text:p>0.0574571005534381</text:p>
              </table:table-cell>
              <table:table-cell office:value-type="float" office:value="0.0292128762695938">
                <text:p>0.029212876269593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21.1551975598559">
                <text:p>21.1551975598559</text:p>
              </table:table-cell>
              <table:table-cell office:value-type="float" office:value="0.0973629105370492">
                <text:p>0.0973629105370492</text:p>
              </table:table-cell>
              <table:table-cell office:value-type="float" office:value="0.0616228957194835">
                <text:p>0.061622895719483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20.9420991172083">
                <text:p>20.9420991172083</text:p>
              </table:table-cell>
              <table:table-cell office:value-type="float" office:value="0.019753756467253">
                <text:p>0.019753756467253</text:p>
              </table:table-cell>
              <table:table-cell office:value-type="float" office:value="0.0881422624923289">
                <text:p>0.088142262492328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20.2835682714358">
                <text:p>20.2835682714358</text:p>
              </table:table-cell>
              <table:table-cell office:value-type="float" office:value="0.0507428968325257">
                <text:p>0.0507428968325257</text:p>
              </table:table-cell>
              <table:table-cell office:value-type="float" office:value="0.0404544913675636">
                <text:p>0.040454491367563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20.9995349003002">
                <text:p>20.9995349003002</text:p>
              </table:table-cell>
              <table:table-cell office:value-type="float" office:value="0.0124230054207146">
                <text:p>0.0124230054207146</text:p>
              </table:table-cell>
              <table:table-cell office:value-type="float" office:value="0.0771201356314123">
                <text:p>0.077120135631412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21.0006294148043">
                <text:p>21.0006294148043</text:p>
              </table:table-cell>
              <table:table-cell office:value-type="float" office:value="0.0946551324799657">
                <text:p>0.0946551324799657</text:p>
              </table:table-cell>
              <table:table-cell office:value-type="float" office:value="0.0995413640514016">
                <text:p>0.099541364051401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21.9726313916035">
                <text:p>21.9726313916035</text:p>
              </table:table-cell>
              <table:table-cell office:value-type="float" office:value="0.016301231412217">
                <text:p>0.016301231412217</text:p>
              </table:table-cell>
              <table:table-cell office:value-type="float" office:value="0.034560466511175">
                <text:p>0.03456046651117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19.3405491262674">
                <text:p>19.3405491262674</text:p>
              </table:table-cell>
              <table:table-cell office:value-type="float" office:value="0.0801613369956613">
                <text:p>0.0801613369956613</text:p>
              </table:table-cell>
              <table:table-cell office:value-type="float" office:value="0.00521969310939312">
                <text:p>0.0052196931093931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21.1816732790321">
                <text:p>21.1816732790321</text:p>
              </table:table-cell>
              <table:table-cell office:value-type="float" office:value="0.0217157935258001">
                <text:p>0.0217157935258001</text:p>
              </table:table-cell>
              <table:table-cell office:value-type="float" office:value="0.00134829478338361">
                <text:p>0.0013482947833836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21.974622761365">
                <text:p>21.974622761365</text:p>
              </table:table-cell>
              <table:table-cell office:value-type="float" office:value="0.0625551661476493">
                <text:p>0.0625551661476493</text:p>
              </table:table-cell>
              <table:table-cell office:value-type="float" office:value="0.0139900511596352">
                <text:p>0.013990051159635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20.0490536401048">
                <text:p>20.0490536401048</text:p>
              </table:table-cell>
              <table:table-cell office:value-type="float" office:value="0.0691165105439722">
                <text:p>0.0691165105439722</text:p>
              </table:table-cell>
              <table:table-cell office:value-type="float" office:value="0.0407102615106851">
                <text:p>0.040710261510685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9.0711899595335">
                <text:p>19.0711899595335</text:p>
              </table:table-cell>
              <table:table-cell office:value-type="float" office:value="0.00945108523592353">
                <text:p>0.00945108523592353</text:p>
              </table:table-cell>
              <table:table-cell office:value-type="float" office:value="0.0272564309183508">
                <text:p>0.027256430918350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21.3407977526076">
                <text:p>21.3407977526076</text:p>
              </table:table-cell>
              <table:table-cell office:value-type="float" office:value="0.0561539794784039">
                <text:p>0.0561539794784039</text:p>
              </table:table-cell>
              <table:table-cell office:value-type="float" office:value="0.0469679279252887">
                <text:p>0.046967927925288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21.4501475165598">
                <text:p>21.4501475165598</text:p>
              </table:table-cell>
              <table:table-cell office:value-type="float" office:value="0.064970507286489">
                <text:p>0.064970507286489</text:p>
              </table:table-cell>
              <table:table-cell office:value-type="float" office:value="0.0616104083135724">
                <text:p>0.061610408313572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20.1683482863009">
                <text:p>20.1683482863009</text:p>
              </table:table-cell>
              <table:table-cell office:value-type="float" office:value="0.0707356363534927">
                <text:p>0.0707356363534927</text:p>
              </table:table-cell>
              <table:table-cell office:value-type="float" office:value="0.0115135555621237">
                <text:p>0.011513555562123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21.4485691608861">
                <text:p>21.4485691608861</text:p>
              </table:table-cell>
              <table:table-cell office:value-type="float" office:value="0.0735631996300072">
                <text:p>0.0735631996300072</text:p>
              </table:table-cell>
              <table:table-cell office:value-type="float" office:value="0.0833080016542226">
                <text:p>0.083308001654222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21.8734265593812">
                <text:p>21.8734265593812</text:p>
              </table:table-cell>
              <table:table-cell office:value-type="float" office:value="0.0364409927278757">
                <text:p>0.0364409927278757</text:p>
              </table:table-cell>
              <table:table-cell office:value-type="float" office:value="0.02397640789859">
                <text:p>0.0239764078985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19.3632392133586">
                <text:p>19.3632392133586</text:p>
              </table:table-cell>
              <table:table-cell office:value-type="float" office:value="0.0316885130014271">
                <text:p>0.0316885130014271</text:p>
              </table:table-cell>
              <table:table-cell office:value-type="float" office:value="0.0997162004932761">
                <text:p>0.099716200493276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19.9982507182285">
                <text:p>19.9982507182285</text:p>
              </table:table-cell>
              <table:table-cell office:value-type="float" office:value="0.0811161000281572">
                <text:p>0.0811161000281572</text:p>
              </table:table-cell>
              <table:table-cell office:value-type="float" office:value="0.0416127705480903">
                <text:p>0.041612770548090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9.329115553759">
                <text:p>19.329115553759</text:p>
              </table:table-cell>
              <table:table-cell office:value-type="float" office:value="0.0343793306965381">
                <text:p>0.0343793306965381</text:p>
              </table:table-cell>
              <table:table-cell office:value-type="float" office:value="0.0689710589125752">
                <text:p>0.068971058912575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21.1900396002457">
                <text:p>21.1900396002457</text:p>
              </table:table-cell>
              <table:table-cell office:value-type="float" office:value="0.0915766646619886">
                <text:p>0.0915766646619886</text:p>
              </table:table-cell>
              <table:table-cell office:value-type="float" office:value="0.0901864933781326">
                <text:p>0.090186493378132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19.7602985971607">
                <text:p>19.7602985971607</text:p>
              </table:table-cell>
              <table:table-cell office:value-type="float" office:value="0.0687503334134817">
                <text:p>0.0687503334134817</text:p>
              </table:table-cell>
              <table:table-cell office:value-type="float" office:value="0.0925545774400234">
                <text:p>0.092554577440023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21.1172025129199">
                <text:p>21.1172025129199</text:p>
              </table:table-cell>
              <table:table-cell office:value-type="float" office:value="0.0174158765003085">
                <text:p>0.0174158765003085</text:p>
              </table:table-cell>
              <table:table-cell office:value-type="float" office:value="0.0568793348036706">
                <text:p>0.056879334803670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21.1702255816199">
                <text:p>21.1702255816199</text:p>
              </table:table-cell>
              <table:table-cell office:value-type="float" office:value="0.0452609600499272">
                <text:p>0.0452609600499272</text:p>
              </table:table-cell>
              <table:table-cell office:value-type="float" office:value="0.0000411497429013252">
                <text:p>0.000041149742901325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19.4930303059518">
                <text:p>19.4930303059518</text:p>
              </table:table-cell>
              <table:table-cell office:value-type="float" office:value="0.0922694597858936">
                <text:p>0.0922694597858936</text:p>
              </table:table-cell>
              <table:table-cell office:value-type="float" office:value="0.0188785284757614">
                <text:p>0.018878528475761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20.8752048858441">
                <text:p>20.8752048858441</text:p>
              </table:table-cell>
              <table:table-cell office:value-type="float" office:value="0.0451805986929685">
                <text:p>0.0451805986929685</text:p>
              </table:table-cell>
              <table:table-cell office:value-type="float" office:value="0.0390849603805691">
                <text:p>0.039084960380569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21.1179604423232">
                <text:p>21.1179604423232</text:p>
              </table:table-cell>
              <table:table-cell office:value-type="float" office:value="0.0850145546253771">
                <text:p>0.0850145546253771</text:p>
              </table:table-cell>
              <table:table-cell office:value-type="float" office:value="0.00443083122372627">
                <text:p>0.0044308312237262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21.8528507906012">
                <text:p>21.8528507906012</text:p>
              </table:table-cell>
              <table:table-cell office:value-type="float" office:value="0.00768704330548644">
                <text:p>0.00768704330548644</text:p>
              </table:table-cell>
              <table:table-cell office:value-type="float" office:value="0.0363816919736564">
                <text:p>0.036381691973656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19.3239980260842">
                <text:p>19.3239980260842</text:p>
              </table:table-cell>
              <table:table-cell office:value-type="float" office:value="0.00603895881213248">
                <text:p>0.00603895881213248</text:p>
              </table:table-cell>
              <table:table-cell office:value-type="float" office:value="0.0558721658308059">
                <text:p>0.055872165830805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20.5197942177765">
                <text:p>20.5197942177765</text:p>
              </table:table-cell>
              <table:table-cell office:value-type="float" office:value="0.0962780752684921">
                <text:p>0.0962780752684921</text:p>
              </table:table-cell>
              <table:table-cell office:value-type="float" office:value="0.0916535827331245">
                <text:p>0.091653582733124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21.5157351084054">
                <text:p>21.5157351084054</text:p>
              </table:table-cell>
              <table:table-cell office:value-type="float" office:value="0.0606696834322065">
                <text:p>0.0606696834322065</text:p>
              </table:table-cell>
              <table:table-cell office:value-type="float" office:value="0.0723591380286962">
                <text:p>0.072359138028696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21.71864949679">
                <text:p>21.71864949679</text:p>
              </table:table-cell>
              <table:table-cell office:value-type="float" office:value="0.0634960593655705">
                <text:p>0.0634960593655705</text:p>
              </table:table-cell>
              <table:table-cell office:value-type="float" office:value="0.0850850421003997">
                <text:p>0.085085042100399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19.6749917776324">
                <text:p>19.6749917776324</text:p>
              </table:table-cell>
              <table:table-cell office:value-type="float" office:value="0.0936409858055413">
                <text:p>0.0936409858055413</text:p>
              </table:table-cell>
              <table:table-cell office:value-type="float" office:value="0.053276478452608">
                <text:p>0.05327647845260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20.4578342256136">
                <text:p>20.4578342256136</text:p>
              </table:table-cell>
              <table:table-cell office:value-type="float" office:value="0.0804234398994595">
                <text:p>0.0804234398994595</text:p>
              </table:table-cell>
              <table:table-cell office:value-type="float" office:value="0.0605014005675912">
                <text:p>0.060501400567591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20.0022177696228">
                <text:p>20.0022177696228</text:p>
              </table:table-cell>
              <table:table-cell office:value-type="float" office:value="0.0142389561980963">
                <text:p>0.0142389561980963</text:p>
              </table:table-cell>
              <table:table-cell office:value-type="float" office:value="0.0255395334679633">
                <text:p>0.025539533467963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21.6745266793296">
                <text:p>21.6745266793296</text:p>
              </table:table-cell>
              <table:table-cell office:value-type="float" office:value="0.00606399122625589">
                <text:p>0.00606399122625589</text:p>
              </table:table-cell>
              <table:table-cell office:value-type="float" office:value="0.0303966141305864">
                <text:p>0.030396614130586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19.4584636404179">
                <text:p>19.4584636404179</text:p>
              </table:table-cell>
              <table:table-cell office:value-type="float" office:value="0.0750785723794252">
                <text:p>0.0750785723794252</text:p>
              </table:table-cell>
              <table:table-cell office:value-type="float" office:value="0.0600427646189928">
                <text:p>0.060042764618992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19.9748491612263">
                <text:p>19.9748491612263</text:p>
              </table:table-cell>
              <table:table-cell office:value-type="float" office:value="0.0305401876568794">
                <text:p>0.0305401876568794</text:p>
              </table:table-cell>
              <table:table-cell office:value-type="float" office:value="0.0601000000257045">
                <text:p>0.060100000025704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19.015075805597">
                <text:p>19.015075805597</text:p>
              </table:table-cell>
              <table:table-cell office:value-type="float" office:value="0.0862253282684833">
                <text:p>0.0862253282684833</text:p>
              </table:table-cell>
              <table:table-cell office:value-type="float" office:value="0.0356163072399795">
                <text:p>0.035616307239979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21.64013691945">
                <text:p>21.64013691945</text:p>
              </table:table-cell>
              <table:table-cell office:value-type="float" office:value="0.0967943659052253">
                <text:p>0.0967943659052253</text:p>
              </table:table-cell>
              <table:table-cell office:value-type="float" office:value="0.0613910594023764">
                <text:p>0.06139105940237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